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Ubuntu" svg:font-family="Ubuntu"/>
    <style:font-face style:name="Ubuntu Light" svg:font-family="'Ubuntu Light'"/>
    <style:font-face style:name="DejaVu Sans1" svg:font-family="'DejaVu 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Ubuntu Light1" svg:font-family="'Ubuntu Light'" style:font-adornments="Light"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3847in"/>
    </style:style>
    <style:style style:name="Table1.B" style:family="table-column">
      <style:table-column-properties style:column-width="1.2368in"/>
    </style:style>
    <style:style style:name="Table1.C" style:family="table-column">
      <style:table-column-properties style:column-width="1.5333in"/>
    </style:style>
    <style:style style:name="Table1.E" style:family="table-column">
      <style:table-column-properties style:column-width="1.3875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5646in"/>
    </style:style>
    <style:style style:name="Table2.B" style:family="table-column">
      <style:table-column-properties style:column-width="1.1194in"/>
    </style:style>
    <style:style style:name="Table2.C" style:family="table-column">
      <style:table-column-properties style:column-width="2.4694in"/>
    </style:style>
    <style:style style:name="Table2.D" style:family="table-column">
      <style:table-column-properties style:column-width="1.8451in"/>
    </style:style>
    <style:style style:name="Table2.E" style:family="table-column">
      <style:table-column-properties style:column-width="0.9285in"/>
    </style:style>
    <style:style style:name="Table2.A1" style:family="table-cell">
      <style:table-cell-properties style:vertical-align="middle" fo:padding="0.0201in" fo:border-left="0.05pt solid #000000" fo:border-right="none" fo:border-top="0.05pt solid #000000" fo:border-bottom="0.05pt solid #000000"/>
    </style:style>
    <style:style style:name="Table2.B1" style:family="table-cell">
      <style:table-cell-properties style:vertical-align="" fo:padding="0.0201in" fo:border-left="0.05pt solid #000000" fo:border-right="none" fo:border-top="0.05pt solid #000000" fo:border-bottom="0.05pt solid #000000"/>
    </style:style>
    <style:style style:name="Table2.E1" style:family="table-cell">
      <style:table-cell-properties style:vertical-align="middle" fo:padding="0.0201in" fo:border="0.05pt solid #000000"/>
    </style:style>
    <style:style style:name="Table2.A2" style:family="table-cell">
      <style:table-cell-properties style:vertical-align="middle" fo:padding="0.0201in" fo:border-left="0.05pt solid #000000" fo:border-right="none" fo:border-top="none" fo:border-bottom="0.05pt solid #000000"/>
    </style:style>
    <style:style style:name="Table2.B2" style:family="table-cell">
      <style:table-cell-properties style:vertical-align="" fo:padding="0.0201in" fo:border-left="0.05pt solid #000000" fo:border-right="none" fo:border-top="none" fo:border-bottom="0.05pt solid #000000"/>
    </style:style>
    <style:style style:name="Table2.E2" style:family="table-cell">
      <style:table-cell-properties style:vertical-align="middle" fo:padding="0.0201in" fo:border-left="0.05pt solid #000000" fo:border-right="0.05pt solid #000000" fo:border-top="none" fo:border-bottom="0.05pt solid #000000"/>
    </style:style>
    <style:style style:name="Table4" style:family="table">
      <style:table-properties style:width="6.5in" fo:margin-left="0in" table:align="left" style:writing-mode="lr-tb"/>
    </style:style>
    <style:style style:name="Table4.A" style:family="table-column">
      <style:table-column-properties style:column-width="3.25in"/>
    </style:style>
    <style:style style:name="Table4.A1" style:family="table-cell">
      <style:table-cell-properties style:vertical-align="top" fo:padding="0.0694in" fo:border="1pt solid #000000"/>
    </style:style>
    <style:style style:name="Table4.A6" style:family="table-cell">
      <style:table-cell-properties style:vertical-align="top" fo:padding="0.0694in" fo:border-left="1pt solid #000000" fo:border-right="1pt solid #000000" fo:border-top="none" fo:border-bottom="1pt solid #000000"/>
    </style:style>
    <style:style style:name="Table5" style:family="table">
      <style:table-properties style:width="6.9271in" fo:margin-left="0in" table:align="left"/>
    </style:style>
    <style:style style:name="Table5.A" style:family="table-column">
      <style:table-column-properties style:column-width="0.9986in"/>
    </style:style>
    <style:style style:name="Table5.B" style:family="table-column">
      <style:table-column-properties style:column-width="1.7708in"/>
    </style:style>
    <style:style style:name="Table5.C" style:family="table-column">
      <style:table-column-properties style:column-width="2.0396in"/>
    </style:style>
    <style:style style:name="Table5.D" style:family="table-column">
      <style:table-column-properties style:column-width="2.1181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style:vertical-align="middle"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none" fo:border-top="none" fo:border-bottom="0.05pt solid #000000"/>
    </style:style>
    <style:style style:name="Table5.D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none" fo:border-top="none" fo:border-bottom="0.05pt solid #000000"/>
    </style:style>
    <style:style style:name="Table5.D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none" fo:border-top="none" fo:border-bottom="0.05pt solid #000000"/>
    </style:style>
    <style:style style:name="Table5.C6" style:family="table-cell">
      <style:table-cell-properties fo:padding="0.0382in" fo:border-left="0.05pt solid #000000" fo:border-right="none" fo:border-top="none" fo:border-bottom="0.05pt solid #000000"/>
    </style:style>
    <style:style style:name="Table5.D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none" fo:border-top="none" fo:border-bottom="0.05pt solid #000000"/>
    </style:style>
    <style:style style:name="Table5.C7" style:family="table-cell">
      <style:table-cell-properties fo:padding="0.0382in" fo:border-left="0.05pt solid #000000" fo:border-right="none" fo:border-top="none" fo:border-bottom="0.05pt solid #000000"/>
    </style:style>
    <style:style style:name="Table5.D7" style:family="table-cell">
      <style:table-cell-properties fo:padding="0.0382in" fo:border-left="0.05pt solid #000000" fo:border-right="0.05pt solid #000000" fo:border-top="none" fo:border-bottom="0.05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left="0.05pt solid #000000" fo:border-right="none" fo:border-top="none" fo:border-bottom="0.05pt solid #000000"/>
    </style:style>
    <style:style style:name="Table5.C8" style:family="table-cell">
      <style:table-cell-properties fo:padding="0.0382in" fo:border-left="0.05pt solid #000000" fo:border-right="none" fo:border-top="none" fo:border-bottom="0.05pt solid #000000"/>
    </style:style>
    <style:style style:name="Table5.D8" style:family="table-cell">
      <style:table-cell-properties fo:padding="0.0382in" fo:border-left="0.05pt solid #000000" fo:border-right="0.05pt solid #000000" fo:border-top="none" fo:border-bottom="0.05pt solid #000000"/>
    </style:style>
    <style:style style:name="Table5.A9" style:family="table-cell">
      <style:table-cell-properties fo:padding="0.0382in" fo:border-left="0.05pt solid #000000" fo:border-right="none" fo:border-top="none" fo:border-bottom="0.05pt solid #000000"/>
    </style:style>
    <style:style style:name="Table5.B9" style:family="table-cell">
      <style:table-cell-properties fo:padding="0.0382in" fo:border-left="0.05pt solid #000000" fo:border-right="none" fo:border-top="none" fo:border-bottom="0.05pt solid #000000"/>
    </style:style>
    <style:style style:name="Table5.C9" style:family="table-cell">
      <style:table-cell-properties fo:padding="0.0382in" fo:border-left="0.05pt solid #000000" fo:border-right="none" fo:border-top="none" fo:border-bottom="0.05pt solid #000000"/>
    </style:style>
    <style:style style:name="Table5.D9"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paragraph-rsid="001a77f2"/>
    </style:style>
    <style:style style:name="P2" style:family="paragraph" style:parent-style-name="Text_20_body">
      <style:paragraph-properties fo:text-align="center" style:justify-single-word="false"/>
      <style:text-properties officeooo:paragraph-rsid="001a77f2"/>
    </style:style>
    <style:style style:name="P3" style:family="paragraph" style:parent-style-name="Text_20_body">
      <style:paragraph-properties fo:text-align="center" style:justify-single-word="false"/>
      <style:text-properties officeooo:rsid="001a77f2" officeooo:paragraph-rsid="001a77f2"/>
    </style:style>
    <style:style style:name="P4" style:family="paragraph" style:parent-style-name="Text_20_body">
      <style:paragraph-properties fo:text-align="center" style:justify-single-word="false"/>
      <style:text-properties officeooo:rsid="001a77f2" officeooo:paragraph-rsid="00269ae2"/>
    </style:style>
    <style:style style:name="P5" style:family="paragraph" style:parent-style-name="Text_20_body">
      <style:paragraph-properties fo:text-align="end" style:justify-single-word="false"/>
      <style:text-properties fo:font-weight="normal" officeooo:rsid="001c4e54" officeooo:paragraph-rsid="001b6fa4" style:font-weight-asian="normal" style:font-weight-complex="normal"/>
    </style:style>
    <style:style style:name="P6" style:family="paragraph" style:parent-style-name="Text_20_body">
      <style:paragraph-properties fo:text-align="justify" style:justify-single-word="false"/>
      <style:text-properties fo:font-weight="normal" officeooo:rsid="001ea565" officeooo:paragraph-rsid="001ea565" style:font-weight-asian="normal" style:font-weight-complex="normal"/>
    </style:style>
    <style:style style:name="P7" style:family="paragraph" style:parent-style-name="Text_20_body">
      <style:paragraph-properties fo:text-align="justify" style:justify-single-word="false"/>
      <style:text-properties fo:font-weight="normal" officeooo:rsid="007eba66" officeooo:paragraph-rsid="007eba66" style:font-weight-asian="normal" style:font-weight-complex="normal"/>
    </style:style>
    <style:style style:name="P8" style:family="paragraph" style:parent-style-name="Text_20_body">
      <style:paragraph-properties fo:text-align="justify" style:justify-single-word="false"/>
      <style:text-properties fo:font-weight="normal" officeooo:rsid="004b9414" officeooo:paragraph-rsid="004b9414" style:font-weight-asian="normal" style:font-weight-complex="normal"/>
    </style:style>
    <style:style style:name="P9" style:family="paragraph" style:parent-style-name="Text_20_body">
      <style:paragraph-properties fo:text-align="justify" style:justify-single-word="false"/>
      <style:text-properties style:font-name="Ubuntu Light1" fo:font-size="18pt" fo:font-weight="normal" officeooo:rsid="002299d5" officeooo:paragraph-rsid="002299d5" style:font-size-asian="18pt" style:font-weight-asian="normal" style:font-size-complex="18pt" style:font-weight-complex="normal"/>
    </style:style>
    <style:style style:name="P10" style:family="paragraph" style:parent-style-name="Text_20_body">
      <style:paragraph-properties fo:text-align="justify" style:justify-single-word="false"/>
      <style:text-properties style:font-name="Ubuntu Light1" fo:font-size="12pt" fo:font-weight="normal" officeooo:rsid="002299d5" officeooo:paragraph-rsid="002299d5" style:font-size-asian="10.5pt" style:font-weight-asian="normal" style:font-size-complex="12pt" style:font-weight-complex="normal"/>
    </style:style>
    <style:style style:name="P11" style:family="paragraph" style:parent-style-name="Text_20_body">
      <style:paragraph-properties fo:text-align="center" style:justify-single-word="false"/>
      <style:text-properties officeooo:rsid="001c4e54" officeooo:paragraph-rsid="001a77f2"/>
    </style:style>
    <style:style style:name="P12" style:family="paragraph" style:parent-style-name="Text_20_body">
      <style:paragraph-properties fo:text-align="justify" style:justify-single-word="false"/>
      <style:text-properties style:text-underline-style="solid" style:text-underline-width="auto" style:text-underline-color="font-color" fo:font-weight="normal" officeooo:rsid="004a95a3" officeooo:paragraph-rsid="004a95a3" style:font-weight-asian="normal" style:font-weight-complex="normal"/>
    </style:style>
    <style:style style:name="P13" style:family="paragraph" style:parent-style-name="Text_20_body">
      <style:paragraph-properties fo:text-align="justify" style:justify-single-word="false"/>
      <style:text-properties style:text-underline-style="solid" style:text-underline-width="auto" style:text-underline-color="font-color" fo:font-weight="normal" officeooo:rsid="004e2774" officeooo:paragraph-rsid="004e2774" style:font-weight-asian="normal" style:font-weight-complex="normal"/>
    </style:style>
    <style:style style:name="P14" style:family="paragraph" style:parent-style-name="Text_20_body">
      <style:paragraph-properties fo:text-align="justify" style:justify-single-word="false"/>
      <style:text-properties style:text-underline-style="solid" style:text-underline-width="auto" style:text-underline-color="font-color" fo:font-weight="normal" officeooo:rsid="008f28a8" officeooo:paragraph-rsid="008f28a8" style:font-weight-asian="normal" style:font-weight-complex="normal"/>
    </style:style>
    <style:style style:name="P15" style:family="paragraph" style:parent-style-name="Text_20_body">
      <style:paragraph-properties fo:text-align="justify" style:justify-single-word="false"/>
      <style:text-properties style:text-underline-style="solid" style:text-underline-width="auto" style:text-underline-color="font-color" fo:font-weight="normal" officeooo:rsid="00909ea6" officeooo:paragraph-rsid="00909ea6" style:font-weight-asian="normal" style:font-weight-complex="normal"/>
    </style:style>
    <style:style style:name="P16" style:family="paragraph" style:parent-style-name="Text_20_body">
      <style:paragraph-properties fo:text-align="justify" style:justify-single-word="false"/>
      <style:text-properties style:text-underline-style="solid" style:text-underline-width="auto" style:text-underline-color="font-color" fo:font-weight="normal" officeooo:rsid="00fbd146" officeooo:paragraph-rsid="00fbd146" style:font-weight-asian="normal" style:font-weight-complex="normal"/>
    </style:style>
    <style:style style:name="P17" style:family="paragraph" style:parent-style-name="Text_20_body">
      <style:text-properties style:text-underline-style="solid" style:text-underline-width="auto" style:text-underline-color="font-color" officeooo:rsid="00530480" officeooo:paragraph-rsid="00530480"/>
    </style:style>
    <style:style style:name="P18" style:family="paragraph" style:parent-style-name="Text_20_body">
      <style:text-properties style:text-underline-style="solid" style:text-underline-width="auto" style:text-underline-color="font-color" officeooo:rsid="0053e816" officeooo:paragraph-rsid="0053e816"/>
    </style:style>
    <style:style style:name="P19" style:family="paragraph" style:parent-style-name="Text_20_body">
      <style:text-properties style:text-underline-style="solid" style:text-underline-width="auto" style:text-underline-color="font-color" officeooo:rsid="005464c2" officeooo:paragraph-rsid="005464c2"/>
    </style:style>
    <style:style style:name="P20" style:family="paragraph" style:parent-style-name="Text_20_body">
      <style:text-properties style:text-underline-style="solid" style:text-underline-width="auto" style:text-underline-color="font-color" officeooo:rsid="0055de26" officeooo:paragraph-rsid="0055de26"/>
    </style:style>
    <style:style style:name="P21" style:family="paragraph" style:parent-style-name="Text_20_body">
      <style:text-properties style:text-underline-style="solid" style:text-underline-width="auto" style:text-underline-color="font-color" officeooo:rsid="0055e097" officeooo:paragraph-rsid="0055e097"/>
    </style:style>
    <style:style style:name="P22" style:family="paragraph" style:parent-style-name="Text_20_body">
      <style:text-properties style:text-underline-style="solid" style:text-underline-width="auto" style:text-underline-color="font-color" officeooo:rsid="00572c1a" officeooo:paragraph-rsid="00572c1a"/>
    </style:style>
    <style:style style:name="P23" style:family="paragraph" style:parent-style-name="Text_20_body">
      <style:text-properties style:text-underline-style="solid" style:text-underline-width="auto" style:text-underline-color="font-color" officeooo:rsid="00725723" officeooo:paragraph-rsid="00725723"/>
    </style:style>
    <style:style style:name="P24" style:family="paragraph" style:parent-style-name="Text_20_body">
      <style:text-properties style:text-underline-style="solid" style:text-underline-width="auto" style:text-underline-color="font-color" officeooo:rsid="00c9e619" officeooo:paragraph-rsid="00c9e619"/>
    </style:style>
    <style:style style:name="P25" style:family="paragraph" style:parent-style-name="Text_20_body">
      <style:text-properties style:text-underline-style="solid" style:text-underline-width="auto" style:text-underline-color="font-color" officeooo:rsid="00cc0549" officeooo:paragraph-rsid="00cc0549"/>
    </style:style>
    <style:style style:name="P26" style:family="paragraph" style:parent-style-name="Text_20_body">
      <style:text-properties style:text-underline-style="solid" style:text-underline-width="auto" style:text-underline-color="font-color" officeooo:rsid="0148beaf" officeooo:paragraph-rsid="0148beaf"/>
    </style:style>
    <style:style style:name="P27" style:family="paragraph" style:parent-style-name="Text_20_body">
      <style:text-properties style:text-underline-style="solid" style:text-underline-width="auto" style:text-underline-color="font-color" officeooo:rsid="0073e881" officeooo:paragraph-rsid="0073e881"/>
    </style:style>
    <style:style style:name="P28" style:family="paragraph" style:parent-style-name="Text_20_body">
      <style:text-properties style:text-underline-style="solid" style:text-underline-width="auto" style:text-underline-color="font-color" officeooo:rsid="00d6f14b" officeooo:paragraph-rsid="00d6f14b"/>
    </style:style>
    <style:style style:name="P29" style:family="paragraph" style:parent-style-name="Text_20_body">
      <style:text-properties style:text-underline-style="solid" style:text-underline-width="auto" style:text-underline-color="font-color" officeooo:rsid="00d89d6d" officeooo:paragraph-rsid="00d89d6d"/>
    </style:style>
    <style:style style:name="P30" style:family="paragraph" style:parent-style-name="Text_20_body">
      <style:text-properties style:text-underline-style="solid" style:text-underline-width="auto" style:text-underline-color="font-color" officeooo:rsid="00d91af9" officeooo:paragraph-rsid="00d91af9"/>
    </style:style>
    <style:style style:name="P31" style:family="paragraph" style:parent-style-name="Text_20_body">
      <style:text-properties style:text-underline-style="solid" style:text-underline-width="auto" style:text-underline-color="font-color" officeooo:rsid="0063fe2c" officeooo:paragraph-rsid="0063fe2c"/>
    </style:style>
    <style:style style:name="P32" style:family="paragraph" style:parent-style-name="Text_20_body">
      <style:text-properties style:text-underline-style="solid" style:text-underline-width="auto" style:text-underline-color="font-color" officeooo:rsid="006c496c" officeooo:paragraph-rsid="006c496c"/>
    </style:style>
    <style:style style:name="P33" style:family="paragraph" style:parent-style-name="Text_20_body">
      <style:text-properties style:text-underline-style="solid" style:text-underline-width="auto" style:text-underline-color="font-color" officeooo:rsid="006cf1bc" officeooo:paragraph-rsid="006cf1bc"/>
    </style:style>
    <style:style style:name="P34" style:family="paragraph" style:parent-style-name="Text_20_body">
      <style:text-properties style:text-underline-style="solid" style:text-underline-width="auto" style:text-underline-color="font-color" officeooo:rsid="006dcd0a" officeooo:paragraph-rsid="006dcd0a"/>
    </style:style>
    <style:style style:name="P35" style:family="paragraph" style:parent-style-name="Text_20_body">
      <style:text-properties style:text-underline-style="solid" style:text-underline-width="auto" style:text-underline-color="font-color" officeooo:rsid="006e5aa5" officeooo:paragraph-rsid="006e5aa5"/>
    </style:style>
    <style:style style:name="P36" style:family="paragraph" style:parent-style-name="Text_20_body">
      <style:text-properties style:text-underline-style="solid" style:text-underline-width="auto" style:text-underline-color="font-color" officeooo:rsid="00dc0189" officeooo:paragraph-rsid="00dc0189"/>
    </style:style>
    <style:style style:name="P37" style:family="paragraph" style:parent-style-name="Text_20_body">
      <style:text-properties style:text-underline-style="solid" style:text-underline-width="auto" style:text-underline-color="font-color" officeooo:rsid="00dced08" officeooo:paragraph-rsid="00dced08"/>
    </style:style>
    <style:style style:name="P38" style:family="paragraph" style:parent-style-name="Text_20_body">
      <style:text-properties style:text-underline-style="solid" style:text-underline-width="auto" style:text-underline-color="font-color" officeooo:rsid="00e10a84" officeooo:paragraph-rsid="00e10a84"/>
    </style:style>
    <style:style style:name="P39" style:family="paragraph" style:parent-style-name="Text_20_body">
      <style:text-properties style:text-underline-style="solid" style:text-underline-width="auto" style:text-underline-color="font-color" officeooo:rsid="00e137c7" officeooo:paragraph-rsid="00e137c7"/>
    </style:style>
    <style:style style:name="P40" style:family="paragraph" style:parent-style-name="Text_20_body">
      <style:text-properties officeooo:rsid="00297866" officeooo:paragraph-rsid="00297866"/>
    </style:style>
    <style:style style:name="P41" style:family="paragraph" style:parent-style-name="Text_20_body">
      <style:text-properties style:text-underline-style="none" officeooo:rsid="0055e097" officeooo:paragraph-rsid="0055e097"/>
    </style:style>
    <style:style style:name="P42" style:family="paragraph" style:parent-style-name="Text_20_body">
      <style:text-properties style:text-underline-style="none" officeooo:rsid="00572c1a" officeooo:paragraph-rsid="00572c1a"/>
    </style:style>
    <style:style style:name="P43" style:family="paragraph" style:parent-style-name="Text_20_body">
      <style:text-properties style:text-underline-style="none" officeooo:rsid="006428c7" officeooo:paragraph-rsid="006428c7"/>
    </style:style>
    <style:style style:name="P44" style:family="paragraph" style:parent-style-name="Text_20_body">
      <style:text-properties officeooo:paragraph-rsid="0055de26"/>
    </style:style>
    <style:style style:name="P45" style:family="paragraph" style:parent-style-name="Text_20_body">
      <style:text-properties officeooo:rsid="005f5689" officeooo:paragraph-rsid="005f5689"/>
    </style:style>
    <style:style style:name="P46" style:family="paragraph" style:parent-style-name="Text_20_body">
      <style:text-properties officeooo:rsid="005f5689" officeooo:paragraph-rsid="00d33dd0"/>
    </style:style>
    <style:style style:name="P47" style:family="paragraph" style:parent-style-name="Text_20_body">
      <style:text-properties officeooo:rsid="0062d2b1" officeooo:paragraph-rsid="0062d2b1"/>
    </style:style>
    <style:style style:name="P48" style:family="paragraph" style:parent-style-name="Text_20_body">
      <style:text-properties officeooo:rsid="0063fe2c" officeooo:paragraph-rsid="0063fe2c"/>
    </style:style>
    <style:style style:name="P49" style:family="paragraph" style:parent-style-name="Text_20_body">
      <style:text-properties officeooo:rsid="006cf1bc" officeooo:paragraph-rsid="006cf1bc"/>
    </style:style>
    <style:style style:name="P50" style:family="paragraph" style:parent-style-name="Text_20_body">
      <style:text-properties officeooo:rsid="006dcd0a" officeooo:paragraph-rsid="006dcd0a"/>
    </style:style>
    <style:style style:name="P51" style:family="paragraph" style:parent-style-name="Text_20_body">
      <style:text-properties officeooo:rsid="006e5aa5" officeooo:paragraph-rsid="006e5aa5"/>
    </style:style>
    <style:style style:name="P52" style:family="paragraph" style:parent-style-name="Text_20_body">
      <style:text-properties officeooo:rsid="006e7c43" officeooo:paragraph-rsid="006e7c43"/>
    </style:style>
    <style:style style:name="P53" style:family="paragraph" style:parent-style-name="Text_20_body">
      <style:text-properties officeooo:paragraph-rsid="00705d49"/>
    </style:style>
    <style:style style:name="P54" style:family="paragraph" style:parent-style-name="Text_20_body">
      <style:text-properties officeooo:rsid="00725723" officeooo:paragraph-rsid="00725723"/>
    </style:style>
    <style:style style:name="P55" style:family="paragraph" style:parent-style-name="Text_20_body">
      <style:text-properties officeooo:rsid="0073e881" officeooo:paragraph-rsid="0073e881"/>
    </style:style>
    <style:style style:name="P56" style:family="paragraph" style:parent-style-name="Text_20_body">
      <style:text-properties officeooo:rsid="00740cf1" officeooo:paragraph-rsid="00740cf1"/>
    </style:style>
    <style:style style:name="P57" style:family="paragraph" style:parent-style-name="Text_20_body">
      <style:text-properties officeooo:rsid="0075bbf5" officeooo:paragraph-rsid="0075bbf5"/>
    </style:style>
    <style:style style:name="P58" style:family="paragraph" style:parent-style-name="Text_20_body">
      <style:text-properties officeooo:rsid="0064e0c4" officeooo:paragraph-rsid="0064e0c4"/>
    </style:style>
    <style:style style:name="P59" style:family="paragraph" style:parent-style-name="Text_20_body">
      <style:text-properties officeooo:rsid="00afe1bb" officeooo:paragraph-rsid="00afe1bb"/>
    </style:style>
    <style:style style:name="P60" style:family="paragraph" style:parent-style-name="Text_20_body">
      <style:text-properties officeooo:rsid="00b60ad0" officeooo:paragraph-rsid="00b60ad0"/>
    </style:style>
    <style:style style:name="P61" style:family="paragraph" style:parent-style-name="Text_20_body">
      <style:text-properties officeooo:rsid="00b66ca3" officeooo:paragraph-rsid="00b66ca3"/>
    </style:style>
    <style:style style:name="P62" style:family="paragraph" style:parent-style-name="Text_20_body">
      <style:text-properties officeooo:rsid="00b92299" officeooo:paragraph-rsid="00b92299"/>
    </style:style>
    <style:style style:name="P63" style:family="paragraph" style:parent-style-name="Text_20_body">
      <style:text-properties fo:font-weight="bold" style:font-weight-asian="bold" style:font-weight-complex="bold"/>
    </style:style>
    <style:style style:name="P64" style:family="paragraph" style:parent-style-name="Text_20_body">
      <style:text-properties fo:font-weight="bold" officeooo:rsid="00b654fa" style:font-weight-asian="bold" style:font-weight-complex="bold"/>
    </style:style>
    <style:style style:name="P65" style:family="paragraph" style:parent-style-name="Text_20_body">
      <style:text-properties officeooo:rsid="00c4e134" officeooo:paragraph-rsid="00c4e134"/>
    </style:style>
    <style:style style:name="P66" style:family="paragraph" style:parent-style-name="Text_20_body">
      <style:text-properties officeooo:rsid="00c89675" officeooo:paragraph-rsid="00c89675"/>
    </style:style>
    <style:style style:name="P67" style:family="paragraph" style:parent-style-name="Text_20_body">
      <style:text-properties officeooo:rsid="002b82dd" officeooo:paragraph-rsid="002b82dd"/>
    </style:style>
    <style:style style:name="P68" style:family="paragraph" style:parent-style-name="Text_20_body">
      <style:text-properties officeooo:rsid="00c9e619" officeooo:paragraph-rsid="00c9e619"/>
    </style:style>
    <style:style style:name="P69" style:family="paragraph" style:parent-style-name="Text_20_body">
      <style:text-properties officeooo:rsid="00cdf8f5" officeooo:paragraph-rsid="00cdf8f5"/>
    </style:style>
    <style:style style:name="P70" style:family="paragraph" style:parent-style-name="Text_20_body">
      <style:text-properties officeooo:rsid="00cfa394" officeooo:paragraph-rsid="00cfa394"/>
    </style:style>
    <style:style style:name="P71" style:family="paragraph" style:parent-style-name="Text_20_body">
      <style:text-properties officeooo:rsid="00d4588d" officeooo:paragraph-rsid="00d4588d"/>
    </style:style>
    <style:style style:name="P72" style:family="paragraph" style:parent-style-name="Text_20_body">
      <style:text-properties officeooo:rsid="00d5d207" officeooo:paragraph-rsid="00d5d207"/>
    </style:style>
    <style:style style:name="P73" style:family="paragraph" style:parent-style-name="Text_20_body">
      <style:text-properties officeooo:rsid="00d6f14b" officeooo:paragraph-rsid="00d6f14b"/>
    </style:style>
    <style:style style:name="P74" style:family="paragraph" style:parent-style-name="Text_20_body">
      <style:text-properties officeooo:rsid="00d89d6d" officeooo:paragraph-rsid="00d89d6d"/>
    </style:style>
    <style:style style:name="P75" style:family="paragraph" style:parent-style-name="Text_20_body">
      <style:text-properties officeooo:rsid="00d91af9" officeooo:paragraph-rsid="00d91af9"/>
    </style:style>
    <style:style style:name="P76" style:family="paragraph" style:parent-style-name="Text_20_body">
      <style:text-properties officeooo:rsid="00dc0189" officeooo:paragraph-rsid="00dc0189"/>
    </style:style>
    <style:style style:name="P77" style:family="paragraph" style:parent-style-name="Text_20_body">
      <style:text-properties officeooo:rsid="00dced08" officeooo:paragraph-rsid="00dced08"/>
    </style:style>
    <style:style style:name="P78" style:family="paragraph" style:parent-style-name="Text_20_body">
      <style:text-properties officeooo:rsid="00de4c79" officeooo:paragraph-rsid="00de4c79"/>
    </style:style>
    <style:style style:name="P79" style:family="paragraph" style:parent-style-name="Text_20_body">
      <style:text-properties officeooo:rsid="00dfd404" officeooo:paragraph-rsid="00dfd404"/>
    </style:style>
    <style:style style:name="P80" style:family="paragraph" style:parent-style-name="Text_20_body">
      <style:text-properties officeooo:rsid="00e10a84" officeooo:paragraph-rsid="00e10a84"/>
    </style:style>
    <style:style style:name="P81" style:family="paragraph" style:parent-style-name="Text_20_body">
      <style:text-properties officeooo:rsid="00e137c7" officeooo:paragraph-rsid="00e137c7"/>
    </style:style>
    <style:style style:name="P82" style:family="paragraph" style:parent-style-name="Text_20_body">
      <style:text-properties officeooo:rsid="00e6cc50" officeooo:paragraph-rsid="00e6cc50"/>
    </style:style>
    <style:style style:name="P83" style:family="paragraph" style:parent-style-name="Text_20_body">
      <style:text-properties officeooo:rsid="00e77097" officeooo:paragraph-rsid="00e77097"/>
    </style:style>
    <style:style style:name="P84" style:family="paragraph" style:parent-style-name="Text_20_body">
      <style:text-properties fo:color="#586e75" officeooo:paragraph-rsid="00740cf1"/>
    </style:style>
    <style:style style:name="P85" style:family="paragraph" style:parent-style-name="Text_20_body">
      <style:text-properties officeooo:paragraph-rsid="011ef8d7"/>
    </style:style>
    <style:style style:name="P86" style:family="paragraph" style:parent-style-name="Text_20_body">
      <style:text-properties officeooo:paragraph-rsid="012cbfb5"/>
    </style:style>
    <style:style style:name="P87" style:family="paragraph" style:parent-style-name="Text_20_body">
      <style:text-properties officeooo:rsid="012fe734" officeooo:paragraph-rsid="012fe734"/>
    </style:style>
    <style:style style:name="P88" style:family="paragraph" style:parent-style-name="Text_20_body">
      <style:text-properties officeooo:paragraph-rsid="006e7c43"/>
    </style:style>
    <style:style style:name="P89" style:family="paragraph" style:parent-style-name="Text_20_body">
      <style:paragraph-properties fo:text-align="justify" style:justify-single-word="false" fo:break-before="page"/>
      <style:text-properties style:font-name="Ubuntu Light1" fo:font-size="18pt" fo:font-weight="normal" officeooo:rsid="002299d5" officeooo:paragraph-rsid="002299d5" style:font-size-asian="18pt" style:font-weight-asian="normal" style:font-size-complex="18pt" style:font-weight-complex="normal"/>
    </style:style>
    <style:style style:name="P90" style:family="paragraph" style:parent-style-name="Title">
      <style:text-properties style:font-name="Ubuntu Light1" officeooo:rsid="001a77f2" officeooo:paragraph-rsid="001a77f2"/>
    </style:style>
    <style:style style:name="P91" style:family="paragraph" style:parent-style-name="Preformatted_20_Text">
      <style:paragraph-properties fo:text-align="justify" style:justify-single-word="false"/>
      <style:text-properties fo:font-weight="normal" officeooo:rsid="001ea565" officeooo:paragraph-rsid="001ea565" style:font-weight-asian="normal" style:font-weight-complex="normal"/>
    </style:style>
    <style:style style:name="P92" style:family="paragraph" style:parent-style-name="Preformatted_20_Text">
      <style:text-properties officeooo:rsid="00297866" officeooo:paragraph-rsid="00297866"/>
    </style:style>
    <style:style style:name="P93" style:family="paragraph" style:parent-style-name="Preformatted_20_Text">
      <style:text-properties style:text-underline-style="none" officeooo:rsid="005464c2" officeooo:paragraph-rsid="005464c2"/>
    </style:style>
    <style:style style:name="P94" style:family="paragraph" style:parent-style-name="Preformatted_20_Text">
      <style:text-properties style:text-underline-style="none" officeooo:rsid="0055de26" officeooo:paragraph-rsid="0055de26"/>
    </style:style>
    <style:style style:name="P95" style:family="paragraph" style:parent-style-name="Preformatted_20_Text">
      <style:text-properties style:text-underline-style="none" officeooo:rsid="0055e097" officeooo:paragraph-rsid="0055e097"/>
    </style:style>
    <style:style style:name="P96" style:family="paragraph" style:parent-style-name="Preformatted_20_Text">
      <style:text-properties style:text-underline-style="none" officeooo:rsid="00572c1a" officeooo:paragraph-rsid="00572c1a"/>
    </style:style>
    <style:style style:name="P97" style:family="paragraph" style:parent-style-name="Preformatted_20_Text">
      <style:paragraph-properties fo:text-align="justify" style:justify-single-word="false"/>
      <style:text-properties style:text-underline-style="none" fo:font-weight="normal" officeooo:rsid="008d6733" officeooo:paragraph-rsid="008d6733" style:font-weight-asian="normal" style:font-weight-complex="normal"/>
    </style:style>
    <style:style style:name="P98" style:family="paragraph" style:parent-style-name="Preformatted_20_Text">
      <style:paragraph-properties fo:text-align="justify" style:justify-single-word="false"/>
      <style:text-properties style:text-underline-style="none" fo:font-weight="normal" officeooo:rsid="008f28a8" officeooo:paragraph-rsid="008f28a8" style:font-weight-asian="normal" style:font-weight-complex="normal"/>
    </style:style>
    <style:style style:name="P99" style:family="paragraph" style:parent-style-name="Preformatted_20_Text">
      <style:paragraph-properties fo:text-align="justify" style:justify-single-word="false"/>
      <style:text-properties style:text-underline-style="none" fo:font-weight="normal" officeooo:rsid="00909ea6" officeooo:paragraph-rsid="00909ea6" style:font-weight-asian="normal" style:font-weight-complex="normal"/>
    </style:style>
    <style:style style:name="P100" style:family="paragraph" style:parent-style-name="Preformatted_20_Text">
      <style:text-properties officeooo:rsid="0063fe2c" officeooo:paragraph-rsid="0063fe2c"/>
    </style:style>
    <style:style style:name="P101" style:family="paragraph" style:parent-style-name="Preformatted_20_Text">
      <style:text-properties officeooo:rsid="006c496c" officeooo:paragraph-rsid="006c496c"/>
    </style:style>
    <style:style style:name="P102" style:family="paragraph" style:parent-style-name="Preformatted_20_Text">
      <style:text-properties officeooo:rsid="006cf1bc" officeooo:paragraph-rsid="006cf1bc"/>
    </style:style>
    <style:style style:name="P103" style:family="paragraph" style:parent-style-name="Preformatted_20_Text">
      <style:text-properties officeooo:rsid="006dcd0a" officeooo:paragraph-rsid="006dcd0a"/>
    </style:style>
    <style:style style:name="P104" style:family="paragraph" style:parent-style-name="Preformatted_20_Text">
      <style:text-properties officeooo:rsid="006e5aa5" officeooo:paragraph-rsid="006e5aa5"/>
    </style:style>
    <style:style style:name="P105" style:family="paragraph" style:parent-style-name="Preformatted_20_Text">
      <style:text-properties officeooo:rsid="00705d49" officeooo:paragraph-rsid="00705d49"/>
    </style:style>
    <style:style style:name="P106" style:family="paragraph" style:parent-style-name="Preformatted_20_Text">
      <style:text-properties officeooo:rsid="00725723" officeooo:paragraph-rsid="00725723"/>
    </style:style>
    <style:style style:name="P107" style:family="paragraph" style:parent-style-name="Preformatted_20_Text">
      <style:text-properties officeooo:rsid="0073e881" officeooo:paragraph-rsid="0073e881"/>
    </style:style>
    <style:style style:name="P108" style:family="paragraph" style:parent-style-name="Preformatted_20_Text">
      <style:text-properties officeooo:rsid="00c9e619" officeooo:paragraph-rsid="00c9e619"/>
    </style:style>
    <style:style style:name="P109" style:family="paragraph" style:parent-style-name="Preformatted_20_Text">
      <style:text-properties officeooo:rsid="00cc0549" officeooo:paragraph-rsid="00cc0549"/>
    </style:style>
    <style:style style:name="P110" style:family="paragraph" style:parent-style-name="Preformatted_20_Text">
      <style:text-properties officeooo:rsid="00cdf8f5" officeooo:paragraph-rsid="00cdf8f5"/>
    </style:style>
    <style:style style:name="P111" style:family="paragraph" style:parent-style-name="Preformatted_20_Text">
      <style:text-properties officeooo:rsid="00d6f14b" officeooo:paragraph-rsid="00d6f14b"/>
    </style:style>
    <style:style style:name="P112" style:family="paragraph" style:parent-style-name="Preformatted_20_Text">
      <style:text-properties officeooo:rsid="00d89d6d" officeooo:paragraph-rsid="00d89d6d"/>
    </style:style>
    <style:style style:name="P113" style:family="paragraph" style:parent-style-name="Preformatted_20_Text">
      <style:text-properties officeooo:rsid="00d91af9" officeooo:paragraph-rsid="00d91af9"/>
    </style:style>
    <style:style style:name="P114" style:family="paragraph" style:parent-style-name="Preformatted_20_Text">
      <style:text-properties officeooo:rsid="00dc0189" officeooo:paragraph-rsid="00dc0189"/>
    </style:style>
    <style:style style:name="P115" style:family="paragraph" style:parent-style-name="Preformatted_20_Text">
      <style:text-properties officeooo:rsid="00dced08" officeooo:paragraph-rsid="00dced08"/>
    </style:style>
    <style:style style:name="P116" style:family="paragraph" style:parent-style-name="Preformatted_20_Text">
      <style:text-properties officeooo:rsid="00e10a84" officeooo:paragraph-rsid="00e10a84"/>
    </style:style>
    <style:style style:name="P117" style:family="paragraph" style:parent-style-name="Preformatted_20_Text">
      <style:text-properties officeooo:rsid="00e137c7" officeooo:paragraph-rsid="00e137c7"/>
    </style:style>
    <style:style style:name="P118" style:family="paragraph" style:parent-style-name="Preformatted_20_Text">
      <style:text-properties fo:color="#2aa198" officeooo:paragraph-rsid="006e7c43"/>
    </style:style>
    <style:style style:name="P119" style:family="paragraph" style:parent-style-name="Preformatted_20_Text">
      <style:paragraph-properties fo:margin-left="0in" fo:margin-right="0in" fo:margin-top="0in" fo:margin-bottom="0.1965in" style:contextual-spacing="false" fo:text-indent="0in" style:auto-text-indent="false"/>
    </style:style>
    <style:style style:name="P120" style:family="paragraph" style:parent-style-name="Preformatted_20_Text">
      <style:paragraph-properties fo:margin-left="0in" fo:margin-right="0in" fo:margin-top="0in" fo:margin-bottom="0.1965in" style:contextual-spacing="false" fo:text-indent="0in" style:auto-text-indent="false"/>
      <style:text-properties fo:color="#586e75"/>
    </style:style>
    <style:style style:name="P121" style:family="paragraph" style:parent-style-name="Preformatted_20_Text">
      <style:paragraph-properties fo:margin-left="0in" fo:margin-right="0in" fo:margin-top="0in" fo:margin-bottom="0.1965in" style:contextual-spacing="false" fo:text-indent="0in" style:auto-text-indent="false"/>
      <style:text-properties officeooo:paragraph-rsid="008d6733"/>
    </style:style>
    <style:style style:name="P122" style:family="paragraph" style:parent-style-name="Preformatted_20_Text">
      <style:paragraph-properties fo:margin-left="0in" fo:margin-right="0in" fo:margin-top="0in" fo:margin-bottom="0in" style:contextual-spacing="false" fo:text-indent="0in" style:auto-text-indent="false"/>
    </style:style>
    <style:style style:name="P123" style:family="paragraph" style:parent-style-name="Preformatted_20_Text">
      <style:paragraph-properties fo:margin-left="0in" fo:margin-right="0in" fo:margin-top="0in" fo:margin-bottom="0in" style:contextual-spacing="false" fo:text-indent="0in" style:auto-text-indent="false"/>
      <style:text-properties fo:color="#586e75"/>
    </style:style>
    <style:style style:name="P124" style:family="paragraph" style:parent-style-name="Preformatted_20_Text">
      <style:paragraph-properties fo:margin-left="0in" fo:margin-right="0in" fo:margin-top="0in" fo:margin-bottom="0in" style:contextual-spacing="false" fo:text-indent="0in" style:auto-text-indent="false"/>
      <style:text-properties fo:color="#c0c0c0"/>
    </style:style>
    <style:style style:name="P125" style:family="paragraph" style:parent-style-name="Preformatted_20_Text">
      <style:paragraph-properties fo:margin-left="0in" fo:margin-right="0in" fo:margin-top="0in" fo:margin-bottom="0in" style:contextual-spacing="false" fo:text-indent="0in" style:auto-text-indent="false"/>
      <style:text-properties fo:color="#93a1a1"/>
    </style:style>
    <style:style style:name="P126" style:family="paragraph" style:parent-style-name="Preformatted_20_Text">
      <style:paragraph-properties fo:margin-left="0in" fo:margin-right="0in" fo:margin-top="0in" fo:margin-bottom="0in" style:contextual-spacing="false" fo:text-indent="0in" style:auto-text-indent="false"/>
      <style:text-properties officeooo:paragraph-rsid="0080c144"/>
    </style:style>
    <style:style style:name="P127" style:family="paragraph" style:parent-style-name="Preformatted_20_Text">
      <style:paragraph-properties fo:margin-left="0in" fo:margin-right="0in" fo:margin-top="0in" fo:margin-bottom="0in" style:contextual-spacing="false" fo:text-indent="0in" style:auto-text-indent="false"/>
      <style:text-properties fo:color="#000000"/>
    </style:style>
    <style:style style:name="P128" style:family="paragraph" style:parent-style-name="Standard">
      <style:paragraph-properties fo:margin-left="0in" fo:margin-right="0in" fo:margin-top="0in" fo:margin-bottom="0in" style:contextual-spacing="false" fo:line-height="100%" fo:text-align="justify" style:justify-single-word="false" fo:text-indent="0in" style:auto-text-indent="false" fo:break-before="auto" fo:break-after="auto" style:writing-mode="lr-tb"/>
      <style:text-properties fo:language="id" fo:country="ID" officeooo:paragraph-rsid="011ef8d7"/>
    </style:style>
    <style:style style:name="P129" style:family="paragraph" style:parent-style-name="Standard">
      <style:paragraph-properties fo:margin-left="0in" fo:margin-right="0in" fo:margin-top="0in" fo:margin-bottom="0in" style:contextual-spacing="false" fo:line-height="100%" fo:text-align="justify" style:justify-single-word="false" fo:text-indent="0in" style:auto-text-indent="false" fo:break-before="auto" fo:break-after="auto" style:writing-mode="lr-tb"/>
      <style:text-properties fo:color="#000000" style:text-line-through-style="none" style:text-line-through-type="none" style:font-name="Ubuntu" fo:language="id" fo:country="ID" fo:font-style="normal" style:text-underline-style="none" fo:font-weight="normal" officeooo:paragraph-rsid="011ef8d7" style:font-name-asian="Ubuntu" style:font-style-asian="normal" style:font-weight-asian="normal" style:font-name-complex="Ubuntu" style:font-style-complex="normal" style:font-weight-complex="normal"/>
    </style:style>
    <style:style style:name="P130" style:family="paragraph" style:parent-style-name="Table_20_Contents">
      <style:text-properties officeooo:rsid="0064e0c4" officeooo:paragraph-rsid="0064e0c4"/>
    </style:style>
    <style:style style:name="P131" style:family="paragraph" style:parent-style-name="Table_20_Contents">
      <style:text-properties officeooo:rsid="00673fff" officeooo:paragraph-rsid="00673fff"/>
    </style:style>
    <style:style style:name="P132" style:family="paragraph" style:parent-style-name="Table_20_Contents">
      <style:text-properties officeooo:rsid="0068b537" officeooo:paragraph-rsid="0068b537"/>
    </style:style>
    <style:style style:name="P133" style:family="paragraph" style:parent-style-name="Table_20_Contents">
      <style:text-properties officeooo:rsid="00714e15" officeooo:paragraph-rsid="00714e15"/>
    </style:style>
    <style:style style:name="P134" style:family="paragraph" style:parent-style-name="Table_20_Contents">
      <style:text-properties officeooo:paragraph-rsid="00a9b26c"/>
    </style:style>
    <style:style style:name="P135" style:family="paragraph" style:parent-style-name="Table_20_Contents">
      <style:text-properties officeooo:paragraph-rsid="00aa25fa"/>
    </style:style>
    <style:style style:name="P136" style:family="paragraph" style:parent-style-name="Table_20_Contents">
      <style:text-properties officeooo:rsid="00d1ded2" officeooo:paragraph-rsid="00d1ded2"/>
    </style:style>
    <style:style style:name="P137" style:family="paragraph" style:parent-style-name="Table_20_Contents">
      <style:text-properties officeooo:rsid="00fa0065" officeooo:paragraph-rsid="00fa0065"/>
    </style:style>
    <style:style style:name="P138" style:family="paragraph" style:parent-style-name="Table_20_Contents">
      <style:text-properties officeooo:rsid="00fdc915" officeooo:paragraph-rsid="00fdc915"/>
    </style:style>
    <style:style style:name="P139" style:family="paragraph" style:parent-style-name="Table_20_Contents">
      <style:text-properties officeooo:rsid="00feeb29" officeooo:paragraph-rsid="00feeb29"/>
    </style:style>
    <style:style style:name="P140" style:family="paragraph" style:parent-style-name="Table_20_Contents">
      <style:text-properties officeooo:rsid="00fffacb" officeooo:paragraph-rsid="00fffacb"/>
    </style:style>
    <style:style style:name="P141" style:family="paragraph" style:parent-style-name="Table_20_Contents">
      <style:text-properties officeooo:rsid="01008ec3" officeooo:paragraph-rsid="01008ec3"/>
    </style:style>
    <style:style style:name="P142" style:family="paragraph" style:parent-style-name="Table_20_Contents">
      <style:text-properties officeooo:rsid="0101293c" officeooo:paragraph-rsid="0101293c"/>
    </style:style>
    <style:style style:name="P143" style:family="paragraph" style:parent-style-name="Table_20_Contents">
      <style:text-properties officeooo:rsid="0105ea2b" officeooo:paragraph-rsid="0105ea2b"/>
    </style:style>
    <style:style style:name="P144" style:family="paragraph" style:parent-style-name="Table_20_Contents">
      <style:text-properties officeooo:rsid="01066ad5" officeooo:paragraph-rsid="01066ad5"/>
    </style:style>
    <style:style style:name="P145" style:family="paragraph" style:parent-style-name="Table_20_Contents">
      <style:text-properties officeooo:rsid="0108fb9e" officeooo:paragraph-rsid="0108fb9e"/>
    </style:style>
    <style:style style:name="P146" style:family="paragraph" style:parent-style-name="Table_20_Contents">
      <style:text-properties officeooo:rsid="010bb826" officeooo:paragraph-rsid="010bb826"/>
    </style:style>
    <style:style style:name="P147" style:family="paragraph" style:parent-style-name="Table_20_Contents">
      <style:text-properties officeooo:rsid="010c7d2f" officeooo:paragraph-rsid="010c7d2f"/>
    </style:style>
    <style:style style:name="P148" style:family="paragraph" style:parent-style-name="Table_20_Contents">
      <style:text-properties officeooo:rsid="010d0d78" officeooo:paragraph-rsid="010d0d78"/>
    </style:style>
    <style:style style:name="P149" style:family="paragraph" style:parent-style-name="Table_20_Contents">
      <style:text-properties officeooo:rsid="012d403b" officeooo:paragraph-rsid="012d403b"/>
    </style:style>
    <style:style style:name="P150" style:family="paragraph" style:parent-style-name="Table_20_Contents">
      <style:paragraph-properties fo:text-align="center" style:justify-single-word="false"/>
      <style:text-properties officeooo:rsid="012d403b" officeooo:paragraph-rsid="012d403b"/>
    </style:style>
    <style:style style:name="P151" style:family="paragraph" style:parent-style-name="Table_20_Heading">
      <style:text-properties officeooo:rsid="00a817c7" officeooo:paragraph-rsid="00a817c7"/>
    </style:style>
    <style:style style:name="P152" style:family="paragraph" style:parent-style-name="Standard">
      <style:text-properties officeooo:paragraph-rsid="011ef8d7"/>
    </style:style>
    <style:style style:name="P153" style:family="paragraph" style:parent-style-name="Standard">
      <style:paragraph-properties fo:text-align="justify" style:justify-single-word="false"/>
      <style:text-properties fo:color="#000000" style:font-name="Courier New" fo:language="id" fo:country="ID" style:font-name-asian="Courier New" style:font-name-complex="Courier New"/>
    </style:style>
    <style:style style:name="P154" style:family="paragraph" style:parent-style-name="Standard">
      <style:paragraph-properties fo:text-align="justify" style:justify-single-word="false"/>
      <style:text-properties fo:color="#000000" style:font-name="Courier New" fo:language="en" fo:country="GB" style:font-name-asian="Courier New" style:font-name-complex="Courier New"/>
    </style:style>
    <style:style style:name="P155" style:family="paragraph" style:parent-style-name="Contents_20_1">
      <style:paragraph-properties>
        <style:tab-stops>
          <style:tab-stop style:position="6.9252in" style:type="right" style:leader-style="dotted" style:leader-text="."/>
        </style:tab-stops>
      </style:paragraph-properties>
    </style:style>
    <style:style style:name="P156" style:family="paragraph" style:parent-style-name="Text_20_body" style:list-style-name="L1">
      <style:paragraph-properties fo:text-align="justify" style:justify-single-word="false"/>
      <style:text-properties fo:font-weight="normal" officeooo:rsid="0083312e" officeooo:paragraph-rsid="0083312e" style:font-weight-asian="normal" style:font-weight-complex="normal"/>
    </style:style>
    <style:style style:name="P157" style:family="paragraph" style:parent-style-name="Text_20_body" style:list-style-name="L2">
      <style:paragraph-properties fo:text-align="justify" style:justify-single-word="false"/>
      <style:text-properties style:text-underline-style="none" fo:font-weight="normal" officeooo:rsid="0092dc64" officeooo:paragraph-rsid="0092dc64" style:font-weight-asian="normal" style:font-weight-complex="normal"/>
    </style:style>
    <style:style style:name="P158" style:family="paragraph" style:parent-style-name="Text_20_body" style:list-style-name="L2">
      <style:paragraph-properties fo:text-align="justify" style:justify-single-word="false"/>
      <style:text-properties style:text-underline-style="none" fo:font-weight="normal" officeooo:rsid="009badfc" officeooo:paragraph-rsid="009badfc" style:font-weight-asian="normal" style:font-weight-complex="normal"/>
    </style:style>
    <style:style style:name="P159" style:family="paragraph" style:parent-style-name="Text_20_body" style:list-style-name="L2">
      <style:paragraph-properties fo:text-align="justify" style:justify-single-word="false"/>
      <style:text-properties style:text-underline-style="none" fo:font-weight="normal" officeooo:rsid="009c73f3" officeooo:paragraph-rsid="009c73f3" style:font-weight-asian="normal" style:font-weight-complex="normal"/>
    </style:style>
    <style:style style:name="P160" style:family="paragraph" style:parent-style-name="Text_20_body" style:list-style-name="L4">
      <style:text-properties style:text-underline-style="none" officeooo:rsid="006428c7" officeooo:paragraph-rsid="006428c7"/>
    </style:style>
    <style:style style:name="P161" style:family="paragraph" style:parent-style-name="Text_20_body" style:list-style-name="L4">
      <style:text-properties style:text-underline-style="none" officeooo:rsid="00a34712" officeooo:paragraph-rsid="00a34712"/>
    </style:style>
    <style:style style:name="P162" style:family="paragraph" style:parent-style-name="Text_20_body" style:list-style-name="L3">
      <style:text-properties officeooo:rsid="00bd5f4e" officeooo:paragraph-rsid="00bd5f4e"/>
    </style:style>
    <style:style style:name="P163" style:family="paragraph" style:parent-style-name="Text_20_body" style:list-style-name="L5">
      <style:text-properties officeooo:rsid="006129ed" officeooo:paragraph-rsid="006129ed"/>
    </style:style>
    <style:style style:name="P164" style:family="paragraph" style:parent-style-name="Text_20_body" style:list-style-name="L5">
      <style:text-properties officeooo:rsid="0062d2b1" officeooo:paragraph-rsid="0062d2b1"/>
    </style:style>
    <style:style style:name="P165" style:family="paragraph" style:parent-style-name="Text_20_body" style:list-style-name="L6">
      <style:text-properties officeooo:rsid="00a4ab58" officeooo:paragraph-rsid="00a4ab58"/>
    </style:style>
    <style:style style:name="P166" style:family="paragraph" style:parent-style-name="Text_20_body" style:list-style-name="L6">
      <style:text-properties officeooo:rsid="011beb24" officeooo:paragraph-rsid="011beb24"/>
    </style:style>
    <style:style style:name="P167" style:family="paragraph" style:parent-style-name="Text_20_body" style:list-style-name="L7">
      <style:text-properties officeooo:rsid="00c89675" officeooo:paragraph-rsid="00c89675"/>
    </style:style>
    <style:style style:name="P168" style:family="paragraph" style:parent-style-name="Text_20_body" style:list-style-name="L8">
      <style:text-properties officeooo:rsid="00cfa394" officeooo:paragraph-rsid="00cfa394"/>
    </style:style>
    <style:style style:name="P169" style:family="paragraph" style:parent-style-name="Text_20_body" style:list-style-name="L8">
      <style:text-properties officeooo:rsid="00d0cf65" officeooo:paragraph-rsid="00d0cf65"/>
    </style:style>
    <style:style style:name="P170" style:family="paragraph" style:parent-style-name="Text_20_body" style:list-style-name="L10">
      <style:text-properties officeooo:rsid="00d0cf65" officeooo:paragraph-rsid="01462c8b"/>
    </style:style>
    <style:style style:name="P171" style:family="paragraph" style:parent-style-name="Text_20_body" style:list-style-name="L8">
      <style:text-properties officeooo:rsid="014787e6" officeooo:paragraph-rsid="014787e6"/>
    </style:style>
    <style:style style:name="P172" style:family="paragraph" style:parent-style-name="Text_20_body" style:list-style-name="L9">
      <style:text-properties officeooo:rsid="00705d49" officeooo:paragraph-rsid="00705d49"/>
    </style:style>
    <style:style style:name="P173" style:family="paragraph" style:parent-style-name="Text_20_body" style:list-style-name="L10">
      <style:text-properties officeooo:rsid="0075bbf5" officeooo:paragraph-rsid="0075bbf5"/>
    </style:style>
    <style:style style:name="P174" style:family="paragraph" style:parent-style-name="Text_20_body" style:list-style-name="L10">
      <style:text-properties officeooo:rsid="007727a7" officeooo:paragraph-rsid="007727a7"/>
    </style:style>
    <style:style style:name="P175" style:family="paragraph" style:parent-style-name="Text_20_body" style:list-style-name="L10">
      <style:text-properties officeooo:rsid="00788e86" officeooo:paragraph-rsid="00788e86"/>
    </style:style>
    <style:style style:name="P176" style:family="paragraph" style:parent-style-name="Text_20_body" style:list-style-name="L11">
      <style:text-properties officeooo:rsid="00d4588d" officeooo:paragraph-rsid="00d4588d"/>
    </style:style>
    <style:style style:name="P177" style:family="paragraph" style:parent-style-name="Text_20_body" style:list-style-name="L11">
      <style:text-properties officeooo:rsid="00d5d207" officeooo:paragraph-rsid="00d5d207"/>
    </style:style>
    <style:style style:name="P178" style:family="paragraph" style:parent-style-name="Text_20_body" style:list-style-name="L12">
      <style:text-properties officeooo:rsid="00da387f" officeooo:paragraph-rsid="00da387f"/>
    </style:style>
    <style:style style:name="P179" style:family="paragraph" style:parent-style-name="Text_20_body" style:list-style-name="L13">
      <style:text-properties officeooo:rsid="00dc0189" officeooo:paragraph-rsid="00dc0189"/>
    </style:style>
    <style:style style:name="P180" style:family="paragraph" style:parent-style-name="Text_20_body" style:list-style-name="L14">
      <style:text-properties officeooo:rsid="00df368c" officeooo:paragraph-rsid="00df368c"/>
    </style:style>
    <style:style style:name="P181" style:family="paragraph" style:parent-style-name="Text_20_body" style:list-style-name="L15">
      <style:text-properties officeooo:rsid="00dfd404" officeooo:paragraph-rsid="00dfd404"/>
    </style:style>
    <style:style style:name="P182" style:family="paragraph" style:parent-style-name="Text_20_body" style:list-style-name="L16">
      <style:text-properties officeooo:rsid="00e137c7" officeooo:paragraph-rsid="00e137c7"/>
    </style:style>
    <style:style style:name="P183" style:family="paragraph" style:parent-style-name="Text_20_body" style:list-style-name="L17">
      <style:text-properties officeooo:rsid="00ae3a69" officeooo:paragraph-rsid="00ae3a69"/>
    </style:style>
    <style:style style:name="P184" style:family="paragraph" style:parent-style-name="Text_20_body">
      <style:text-properties officeooo:rsid="00ae3a69" officeooo:paragraph-rsid="00ae3a69"/>
    </style:style>
    <style:style style:name="P185" style:family="paragraph" style:parent-style-name="Text_20_body" style:list-style-name="L18">
      <style:text-properties officeooo:rsid="00e1e4c8" officeooo:paragraph-rsid="00e1e4c8"/>
    </style:style>
    <style:style style:name="P186" style:family="paragraph" style:parent-style-name="Text_20_body" style:list-style-name="L18">
      <style:text-properties officeooo:rsid="00e1f2e2" officeooo:paragraph-rsid="00e1f2e2"/>
    </style:style>
    <style:style style:name="P187" style:family="paragraph" style:parent-style-name="Text_20_body" style:list-style-name="L18">
      <style:text-properties officeooo:rsid="00e52338" officeooo:paragraph-rsid="00e52338"/>
    </style:style>
    <style:style style:name="P188" style:family="paragraph" style:parent-style-name="Text_20_body" style:list-style-name="L18">
      <style:text-properties officeooo:rsid="00e6cc50" officeooo:paragraph-rsid="00e6cc50"/>
    </style:style>
    <style:style style:name="P189" style:family="paragraph" style:parent-style-name="Text_20_body" style:list-style-name="L18">
      <style:text-properties officeooo:rsid="00e8ef4a" officeooo:paragraph-rsid="00e8ef4a"/>
    </style:style>
    <style:style style:name="P190" style:family="paragraph" style:parent-style-name="Text_20_body" style:list-style-name="L19">
      <style:text-properties officeooo:rsid="00e77097" officeooo:paragraph-rsid="00e77097"/>
    </style:style>
    <style:style style:name="P191" style:family="paragraph" style:parent-style-name="Text_20_body">
      <style:text-properties style:text-underline-style="solid" style:text-underline-width="auto" style:text-underline-color="font-color" officeooo:rsid="00cdf8f5" officeooo:paragraph-rsid="00cdf8f5"/>
    </style:style>
    <style:style style:name="P192" style:family="paragraph" style:parent-style-name="Text_20_body" style:list-style-name="L2">
      <style:paragraph-properties fo:text-align="justify" style:justify-single-word="false" style:writing-mode="lr-tb"/>
      <style:text-properties style:text-underline-style="none" fo:font-weight="normal" officeooo:rsid="009fcfd6" officeooo:paragraph-rsid="009fcfd6" style:font-weight-asian="normal" style:font-weight-complex="normal"/>
    </style:style>
    <style:style style:name="P193" style:family="paragraph" style:parent-style-name="Heading_20_1">
      <style:text-properties officeooo:paragraph-rsid="00f3da8c"/>
    </style:style>
    <style:style style:name="P194" style:family="paragraph" style:parent-style-name="Heading_20_1">
      <style:paragraph-properties fo:break-before="page"/>
    </style:style>
    <style:style style:name="P195" style:family="paragraph" style:parent-style-name="Heading_20_1">
      <style:paragraph-properties fo:break-before="page"/>
      <style:text-properties officeooo:rsid="00b654fa" officeooo:paragraph-rsid="00baf660"/>
    </style:style>
    <style:style style:name="P196" style:family="paragraph" style:parent-style-name="Heading_20_1">
      <style:paragraph-properties fo:break-before="page"/>
      <style:text-properties officeooo:paragraph-rsid="00283a0b"/>
    </style:style>
    <style:style style:name="P197" style:family="paragraph" style:parent-style-name="Heading_20_1">
      <style:paragraph-properties fo:break-before="page"/>
      <style:text-properties officeooo:rsid="002b82dd" officeooo:paragraph-rsid="002b82dd"/>
    </style:style>
    <style:style style:name="P198" style:family="paragraph" style:parent-style-name="Heading_20_1">
      <style:paragraph-properties fo:break-before="page"/>
      <style:text-properties officeooo:paragraph-rsid="0044e221"/>
    </style:style>
    <style:style style:name="P199" style:family="paragraph" style:parent-style-name="Heading_20_1" style:list-style-name="">
      <style:paragraph-properties fo:break-before="page"/>
      <style:text-properties officeooo:paragraph-rsid="00379701"/>
    </style:style>
    <style:style style:name="P200" style:family="paragraph" style:parent-style-name="Heading_20_1">
      <style:paragraph-properties fo:break-before="page"/>
      <style:text-properties officeooo:rsid="012cbfb5" officeooo:paragraph-rsid="012cbfb5"/>
    </style:style>
    <style:style style:name="P201" style:family="paragraph" style:parent-style-name="Preformatted_20_Text">
      <style:text-properties officeooo:rsid="00297866" officeooo:paragraph-rsid="014e9777"/>
    </style:style>
    <style:style style:name="P202" style:family="paragraph" style:parent-style-name="Preformatted_20_Text">
      <style:paragraph-properties fo:margin-left="0in" fo:margin-right="0in" fo:margin-top="0in" fo:margin-bottom="0.1965in" style:contextual-spacing="false" fo:text-indent="0in" style:auto-text-indent="false"/>
      <style:text-properties officeooo:rsid="00297866" officeooo:paragraph-rsid="014e9777"/>
    </style:style>
    <style:style style:name="T1" style:family="text">
      <style:text-properties officeooo:rsid="001b6fa4"/>
    </style:style>
    <style:style style:name="T2" style:family="text">
      <style:text-properties officeooo:rsid="0027266b"/>
    </style:style>
    <style:style style:name="T3" style:family="text">
      <style:text-properties officeooo:rsid="003302a8"/>
    </style:style>
    <style:style style:name="T4" style:family="text">
      <style:text-properties officeooo:rsid="0034d514"/>
    </style:style>
    <style:style style:name="T5" style:family="text">
      <style:text-properties officeooo:rsid="00353cda"/>
    </style:style>
    <style:style style:name="T6" style:family="text">
      <style:text-properties officeooo:rsid="0046bb54"/>
    </style:style>
    <style:style style:name="T7" style:family="text">
      <style:text-properties officeooo:rsid="0048db5a"/>
    </style:style>
    <style:style style:name="T8" style:family="text">
      <style:text-properties fo:color="#6c71c4"/>
    </style:style>
    <style:style style:name="T9" style:family="text">
      <style:text-properties fo:color="#6c71c4" style:text-underline-style="none" fo:font-weight="normal" officeooo:rsid="004e2774" style:font-weight-asian="normal" style:font-weight-complex="normal"/>
    </style:style>
    <style:style style:name="T10" style:family="text">
      <style:text-properties fo:color="#6c71c4" officeooo:rsid="013b1633"/>
    </style:style>
    <style:style style:name="T11" style:family="text">
      <style:text-properties fo:color="#c0c0c0"/>
    </style:style>
    <style:style style:name="T12" style:family="text">
      <style:text-properties fo:color="#c0c0c0" style:text-underline-style="none" fo:font-weight="normal" officeooo:rsid="004e2774" style:font-weight-asian="normal" style:font-weight-complex="normal"/>
    </style:style>
    <style:style style:name="T13" style:family="text">
      <style:text-properties fo:color="#c0c0c0" officeooo:rsid="00ce3005"/>
    </style:style>
    <style:style style:name="T14" style:family="text">
      <style:text-properties fo:color="#2aa198"/>
    </style:style>
    <style:style style:name="T15" style:family="text">
      <style:text-properties fo:color="#2aa198" officeooo:rsid="007eba66"/>
    </style:style>
    <style:style style:name="T16" style:family="text">
      <style:text-properties fo:color="#2aa198" officeooo:rsid="007fbe54"/>
    </style:style>
    <style:style style:name="T17" style:family="text">
      <style:text-properties fo:color="#2aa198" officeooo:rsid="008134b1"/>
    </style:style>
    <style:style style:name="T18" style:family="text">
      <style:text-properties fo:color="#2aa198" fo:font-style="normal" style:font-style-asian="normal" style:font-style-complex="normal"/>
    </style:style>
    <style:style style:name="T19" style:family="text">
      <style:text-properties fo:color="#2aa198" style:text-underline-style="none" fo:font-weight="normal" officeooo:rsid="004e2774" style:font-weight-asian="normal" style:font-weight-complex="normal"/>
    </style:style>
    <style:style style:name="T20" style:family="text">
      <style:text-properties fo:color="#2aa198" style:text-underline-style="none" fo:font-weight="normal" officeooo:rsid="00871fc5" style:font-weight-asian="normal" style:font-weight-complex="normal"/>
    </style:style>
    <style:style style:name="T21" style:family="text">
      <style:text-properties fo:color="#2aa198" officeooo:rsid="00995f0b"/>
    </style:style>
    <style:style style:name="T22" style:family="text">
      <style:text-properties fo:color="#2aa198" officeooo:rsid="00999f9a"/>
    </style:style>
    <style:style style:name="T23" style:family="text">
      <style:text-properties fo:color="#2aa198" officeooo:rsid="00a28bc4"/>
    </style:style>
    <style:style style:name="T24" style:family="text">
      <style:text-properties fo:color="#586e75"/>
    </style:style>
    <style:style style:name="T25" style:family="text">
      <style:text-properties fo:color="#586e75" fo:font-weight="bold"/>
    </style:style>
    <style:style style:name="T26" style:family="text">
      <style:text-properties fo:color="#586e75" officeooo:rsid="010dd73f"/>
    </style:style>
    <style:style style:name="T27" style:family="text">
      <style:text-properties fo:color="#586e75" officeooo:rsid="0116c159"/>
    </style:style>
    <style:style style:name="T28" style:family="text">
      <style:text-properties fo:color="#586e75" officeooo:rsid="013321c1"/>
    </style:style>
    <style:style style:name="T29" style:family="text">
      <style:text-properties fo:color="#000000"/>
    </style:style>
    <style:style style:name="T30" style:family="text">
      <style:text-properties fo:color="#000000" officeooo:rsid="009a6da2"/>
    </style:style>
    <style:style style:name="T31" style:family="text">
      <style:text-properties fo:color="#000000" style:text-line-through-style="none" style:text-line-through-type="none" style:font-name="Courier New1" fo:font-style="normal" style:text-underline-style="none" fo:font-weight="normal" style:font-name-asian="Courier New1" style:font-style-asian="normal" style:font-weight-asian="normal" style:font-name-complex="Courier New1" style:font-style-complex="normal" style:font-weight-complex="normal"/>
    </style:style>
    <style:style style:name="T32" style:family="text">
      <style:text-properties fo:color="#000000" style:text-line-through-style="none" style:text-line-through-type="none" style:font-name="Courier New1" fo:font-style="normal" style:text-underline-style="none" fo:font-weight="normal" officeooo:rsid="0067730a" style:font-name-asian="Courier New1" style:font-style-asian="normal" style:font-weight-asian="normal" style:font-name-complex="Courier New1" style:font-style-complex="normal" style:font-weight-complex="normal"/>
    </style:style>
    <style:style style:name="T33" style:family="text">
      <style:text-properties fo:color="#000000" style:text-line-through-style="none" style:text-line-through-type="none" style:font-name="Ubuntu" fo:font-style="normal" style:text-underline-style="none" fo:font-weight="normal" style:font-name-asian="Ubuntu" style:font-style-asian="normal" style:font-weight-asian="normal" style:font-name-complex="Ubuntu" style:font-style-complex="normal" style:font-weight-complex="normal"/>
    </style:style>
    <style:style style:name="T34" style:family="text">
      <style:text-properties officeooo:rsid="004b806e"/>
    </style:style>
    <style:style style:name="T35" style:family="text">
      <style:text-properties officeooo:rsid="004f8912"/>
    </style:style>
    <style:style style:name="T36" style:family="text">
      <style:text-properties fo:color="#93a1a1"/>
    </style:style>
    <style:style style:name="T37" style:family="text">
      <style:text-properties style:text-underline-style="none" officeooo:rsid="0055de26"/>
    </style:style>
    <style:style style:name="T38" style:family="text">
      <style:text-properties officeooo:rsid="00572c1a"/>
    </style:style>
    <style:style style:name="T39" style:family="text">
      <style:text-properties officeooo:rsid="00589a26"/>
    </style:style>
    <style:style style:name="T40" style:family="text">
      <style:text-properties officeooo:rsid="0059598d"/>
    </style:style>
    <style:style style:name="T41" style:family="text">
      <style:text-properties officeooo:rsid="005a7376"/>
    </style:style>
    <style:style style:name="T42" style:family="text">
      <style:text-properties officeooo:rsid="005c485a"/>
    </style:style>
    <style:style style:name="T43" style:family="text">
      <style:text-properties officeooo:rsid="005e0f18"/>
    </style:style>
    <style:style style:name="T44" style:family="text">
      <style:text-properties officeooo:rsid="0068d111"/>
    </style:style>
    <style:style style:name="T45" style:family="text">
      <style:text-properties officeooo:rsid="006a8332"/>
    </style:style>
    <style:style style:name="T46" style:family="text">
      <style:text-properties officeooo:rsid="00725723"/>
    </style:style>
    <style:style style:name="T47" style:family="text">
      <style:text-properties officeooo:rsid="0088cc39"/>
    </style:style>
    <style:style style:name="T48" style:family="text">
      <style:text-properties style:text-underline-style="solid" style:text-underline-width="auto" style:text-underline-color="font-color"/>
    </style:style>
    <style:style style:name="T49" style:family="text">
      <style:text-properties style:text-underline-style="solid" style:text-underline-width="auto" style:text-underline-color="font-color" officeooo:rsid="004f8912"/>
    </style:style>
    <style:style style:name="T50" style:family="text">
      <style:text-properties style:text-underline-style="solid" style:text-underline-width="auto" style:text-underline-color="font-color" officeooo:rsid="013fb8af"/>
    </style:style>
    <style:style style:name="T51" style:family="text">
      <style:text-properties style:text-underline-style="solid" style:text-underline-width="auto" style:text-underline-color="font-color" officeooo:rsid="006e7c43"/>
    </style:style>
    <style:style style:name="T52" style:family="text">
      <style:text-properties style:text-underline-style="solid" style:text-underline-width="auto" style:text-underline-color="font-color" officeooo:rsid="0148beaf"/>
    </style:style>
    <style:style style:name="T53" style:family="text">
      <style:text-properties officeooo:rsid="00b60ad0"/>
    </style:style>
    <style:style style:name="T54" style:family="text">
      <style:text-properties officeooo:rsid="00b717a1"/>
    </style:style>
    <style:style style:name="T55" style:family="text">
      <style:text-properties fo:font-weight="bold" style:font-weight-asian="bold" style:font-weight-complex="bold"/>
    </style:style>
    <style:style style:name="T56" style:family="text">
      <style:text-properties officeooo:rsid="00baccb3"/>
    </style:style>
    <style:style style:name="T57" style:family="text">
      <style:text-properties officeooo:rsid="00baf660"/>
    </style:style>
    <style:style style:name="T58" style:family="text">
      <style:text-properties officeooo:rsid="00bc7edb"/>
    </style:style>
    <style:style style:name="T59" style:family="text">
      <style:text-properties fo:font-style="italic" officeooo:rsid="00b717a1" style:font-style-asian="italic" style:font-style-complex="italic"/>
    </style:style>
    <style:style style:name="T60" style:family="text">
      <style:text-properties officeooo:rsid="00c1ea42"/>
    </style:style>
    <style:style style:name="T61" style:family="text">
      <style:text-properties officeooo:rsid="00c650e1"/>
    </style:style>
    <style:style style:name="T62" style:family="text">
      <style:text-properties officeooo:rsid="00cb994a"/>
    </style:style>
    <style:style style:name="T63" style:family="text">
      <style:text-properties officeooo:rsid="00cc0549"/>
    </style:style>
    <style:style style:name="T64" style:family="text">
      <style:text-properties officeooo:rsid="00d89d6d"/>
    </style:style>
    <style:style style:name="T65" style:family="text">
      <style:text-properties officeooo:rsid="00de3091"/>
    </style:style>
    <style:style style:name="T66" style:family="text">
      <style:text-properties officeooo:rsid="00e137c7"/>
    </style:style>
    <style:style style:name="T67" style:family="text">
      <style:text-properties fo:color="#b58900"/>
    </style:style>
    <style:style style:name="T68" style:family="text">
      <style:text-properties fo:color="#800000"/>
    </style:style>
    <style:style style:name="T69" style:family="text">
      <style:text-properties officeooo:rsid="00e2db94"/>
    </style:style>
    <style:style style:name="T70" style:family="text">
      <style:text-properties officeooo:rsid="00e41a3f"/>
    </style:style>
    <style:style style:name="T71" style:family="text">
      <style:text-properties officeooo:rsid="00e90997"/>
    </style:style>
    <style:style style:name="T72" style:family="text">
      <style:text-properties officeooo:rsid="00283a0b"/>
    </style:style>
    <style:style style:name="T73" style:family="text">
      <style:text-properties officeooo:rsid="0044e221"/>
    </style:style>
    <style:style style:name="T74" style:family="text">
      <style:text-properties officeooo:rsid="00f3da8c"/>
    </style:style>
    <style:style style:name="T75" style:family="text">
      <style:text-properties officeooo:rsid="00379701"/>
    </style:style>
    <style:style style:name="T76" style:family="text">
      <style:text-properties officeooo:rsid="00372253"/>
    </style:style>
    <style:style style:name="T77" style:family="text">
      <style:text-properties officeooo:rsid="00feeb29"/>
    </style:style>
    <style:style style:name="T78" style:family="text">
      <style:text-properties officeooo:rsid="01031317"/>
    </style:style>
    <style:style style:name="T79" style:family="text">
      <style:text-properties officeooo:rsid="010a4867"/>
    </style:style>
    <style:style style:name="T80" style:family="text">
      <style:text-properties officeooo:rsid="01171a98"/>
    </style:style>
    <style:style style:name="T81" style:family="text">
      <style:text-properties fo:color="#000080"/>
    </style:style>
    <style:style style:name="T82" style:family="text">
      <style:text-properties fo:color="#008000"/>
    </style:style>
    <style:style style:name="T83" style:family="text">
      <style:text-properties fo:color="#808000"/>
    </style:style>
    <style:style style:name="T84" style:family="text">
      <style:text-properties officeooo:rsid="011c2f5c"/>
    </style:style>
    <style:style style:name="T85" style:family="text">
      <style:text-properties officeooo:rsid="011da160"/>
    </style:style>
    <style:style style:name="T86" style:family="text">
      <style:text-properties officeooo:rsid="011ef8d7"/>
    </style:style>
    <style:style style:name="T87" style:family="text">
      <style:text-properties officeooo:rsid="01228bf7"/>
    </style:style>
    <style:style style:name="T88" style:family="text">
      <style:text-properties officeooo:rsid="012439bc"/>
    </style:style>
    <style:style style:name="T89" style:family="text">
      <style:text-properties officeooo:rsid="012496ff"/>
    </style:style>
    <style:style style:name="T90" style:family="text">
      <style:text-properties officeooo:rsid="0124cdea"/>
    </style:style>
    <style:style style:name="T91" style:family="text">
      <style:text-properties officeooo:rsid="0126157f"/>
    </style:style>
    <style:style style:name="T92" style:family="text">
      <style:text-properties officeooo:rsid="013d55c6"/>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Pemrograman Komputer </text:p>
      <text:p text:style-name="P90">dengan <text:span text:style-name="T2">Bahasa C</text:span></text:p>
      <text:p text:style-name="P1"/>
      <text:p text:style-name="P3">versi <text:span text:style-name="T1">1.0</text:span> <text:span text:style-name="T1">(</text:span><text:span text:style-name="T1"><text:date style:data-style-name="N37" text:date-value="2016-02-16T17:42:56.673553744" text:fixed="true">02/16/16</text:date></text:span><text:span text:style-name="T1">)</text:span></text:p>
      <text:p text:style-name="Text_20_body"/>
      <text:p text:style-name="P1"/>
      <text:p text:style-name="P2"/>
      <text:p text:style-name="P2"/>
      <text:p text:style-name="P2"/>
      <text:p text:style-name="P11">Bagus Tris Atmaja</text:p>
      <text:p text:style-name="P4"><text:span text:style-name="T61">Email: </text:span><text:a xlink:type="simple" xlink:href="mailto:bagus@ep.its.id"><text:span text:style-name="T61">bagus@ep.its.ac.id</text:span></text:a><text:span text:style-name="T61"> </text:span></text:p>
      <text:p text:style-name="P3"/>
      <text:p text:style-name="P3"/>
      <text:p text:style-name="P3"/>
      <text:p text:style-name="P3"/>
      <text:p text:style-name="P3"/>
      <text:p text:style-name="P3"/>
      <text:p text:style-name="P3"/>
      <text:p text:style-name="Subtitle"><text:bookmark-start text:name="__RefHeading__228_350459392"/>Jurusan Teknik Fisika<text:bookmark-end text:name="__RefHeading__228_350459392"/></text:p>
      <text:p text:style-name="Subtitle"><text:bookmark-start text:name="__RefHeading__230_350459392"/>Fakultas Teknologi Industri<text:bookmark-end text:name="__RefHeading__230_350459392"/></text:p>
      <text:p text:style-name="Subtitle"><text:bookmark-start text:name="__RefHeading__232_350459392"/>Institut Teknologi Sepuluh Nopember<text:bookmark-end text:name="__RefHeading__232_350459392"/></text:p>
      <text:p text:style-name="Subtitle"/>
      <text:p text:style-name="Subtitle">2 <text:s/>0 <text:s/>1 <text:s/><text:span text:style-name="T60">6</text:span></text:p>
      <text:p text:style-name="P5"/>
      <text:p text:style-name="P8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5"><text:a xlink:type="simple" xlink:href="#__RefHeading__6212_1939934697" text:style-name="Index_20_Link" text:visited-style-name="Index_20_Link">Pelaksanaan Praktikum<text:tab/>3</text:a></text:p>
          <text:p text:style-name="P155"><text:a xlink:type="simple" xlink:href="#__RefHeading__6368_1704778645" text:style-name="Index_20_Link" text:visited-style-name="Index_20_Link">Modul 0: Hello World, Library, Header<text:tab/>4</text:a></text:p>
          <text:p text:style-name="P155"><text:a xlink:type="simple" xlink:href="#__RefHeading__6370_1704778645" text:style-name="Index_20_Link" text:visited-style-name="Index_20_Link">Modul 1: Variabel, Data Type, Input/Ouput<text:tab/>6</text:a></text:p>
          <text:p text:style-name="P155"><text:a xlink:type="simple" xlink:href="#__RefHeading__6372_1704778645" text:style-name="Index_20_Link" text:visited-style-name="Index_20_Link">Modul 2: If, if-else, for, while, do-while<text:tab/>10</text:a></text:p>
          <text:p text:style-name="P155"><text:a xlink:type="simple" xlink:href="#__RefHeading__6374_1704778645" text:style-name="Index_20_Link" text:visited-style-name="Index_20_Link">Modul 3: Logika dan Aplikasi<text:tab/>14</text:a></text:p>
          <text:p text:style-name="P155"><text:a xlink:type="simple" xlink:href="#__RefHeading__6376_1704778645" text:style-name="Index_20_Link" text:visited-style-name="Index_20_Link">Modul 4: Fungsi, Fungsi Mengembalikan Nilai/Tidak<text:tab/>17</text:a></text:p>
          <text:p text:style-name="P155"><text:a xlink:type="simple" xlink:href="#__RefHeading__6378_1704778645" text:style-name="Index_20_Link" text:visited-style-name="Index_20_Link">Modul 5: Rekursif, Pass by Value, Pass by Reference<text:tab/>20</text:a></text:p>
          <text:p text:style-name="P155"><text:a xlink:type="simple" xlink:href="#__RefHeading__6380_1704778645" text:style-name="Index_20_Link" text:visited-style-name="Index_20_Link">Modul 6: Pointer, Array<text:tab/>22</text:a></text:p>
          <text:p text:style-name="P155"><text:a xlink:type="simple" xlink:href="#__RefHeading__6382_1704778645" text:style-name="Index_20_Link" text:visited-style-name="Index_20_Link">Modul 7: Struct, Linked List<text:tab/>24</text:a></text:p>
          <text:p text:style-name="P155"><text:a xlink:type="simple" xlink:href="#__RefHeading__6384_1704778645" text:style-name="Index_20_Link" text:visited-style-name="Index_20_Link">Modul 8: Final Project<text:tab/>26</text:a></text:p>
          <text:p text:style-name="P155"><text:a xlink:type="simple" xlink:href="#__RefHeading__6386_1704778645" text:style-name="Index_20_Link" text:visited-style-name="Index_20_Link">A. List source code<text:tab/>27</text:a></text:p>
          <text:p text:style-name="P155"><text:a xlink:type="simple" xlink:href="#__RefHeading__6388_1704778645" text:style-name="Index_20_Link" text:visited-style-name="Index_20_Link">B. C Reference &gt; C Operator Precedence<text:tab/>28</text:a></text:p>
          <text:p text:style-name="P155"><text:a xlink:type="simple" xlink:href="#__RefHeading__15060_1508905440" text:style-name="Index_20_Link" text:visited-style-name="Index_20_Link">C. Format Karakter dan Rangkaian Keluar (printf)<text:tab/>29</text:a></text:p>
          <text:p text:style-name="P155"><text:a xlink:type="simple" xlink:href="#__RefHeading__10423_1285145106" text:style-name="Index_20_Link" text:visited-style-name="Index_20_Link">D. Format Lembar Kendali Log book<text:tab/>30</text:a></text:p>
        </text:index-body>
      </text:table-of-content>
      <text:p text:style-name="P9"/>
      <text:p text:style-name="P10"/>
      <text:h text:style-name="P195" text:outline-level="1"><text:bookmark-start text:name="__RefHeading__6212_1939934697"/>Pelaksanaan Praktikum<text:bookmark-end text:name="__RefHeading__6212_1939934697"/></text:h>
      <text:p text:style-name="Text_20_body"/>
      <text:p text:style-name="P64">Praktikum</text:p>
      <text:p text:style-name="P61">Kegiatan praktikum dilaksanakan terjadwal selama 8 kali pertemuan komunal di kelas dengan waktu asistensi fleksibel menyesuaikan dengan jadwal asisten. Praktikan dan asisten wajib datang tepat waktu dengan membawa peralatan dan tugas praktikum.</text:p>
      <text:p text:style-name="P63">Tugas Praktikum</text:p>
      <text:p text:style-name="P61">Tugas praktikum ditulis tangan sebagai syarat mengikuti praktikum. Praktikan yang tidak mengerjakan TP tidak diperkenankan mengikuti praktikum kecuali kebijakan khusus dari Dosen dan asisten praktikum. <text:span text:style-name="T71">Asisten berhak memberi tugas khusus diluar tugas praktikum.</text:span></text:p>
      <text:p text:style-name="P63">Log Book Praktikum</text:p>
      <text:p text:style-name="P61">Setiap praktikan wajib memiliki log book praktikum <text:span text:style-name="T54">bebas berupa bukut tulis yang berisi catatan selama melaksanakan kegiatan praktikum maupun kuliah. Log book ini akan disusun sebagai laporan akhir bersama laporan final project. Log book wajib memuat lembar kendali yang berisi: Praktikum ke-1, Materi Praktikum, dan tanda tangan asisten. <text:s/></text:span><text:span text:style-name="T59">Tidak ada laporan resmi tiap praktikum.</text:span></text:p>
      <text:p text:style-name="P63">Compiler</text:p>
      <text:p text:style-name="Text_20_body">Praktikum ini mendukung compiler <text:span text:style-name="T55">GCC</text:span> (Versi 4.8 keatas) sebagai compiler utama dengan compiler lain sebagai pendukung adalah <text:span text:style-name="T55">clang, Turbo C</text:span> dan <text:span text:style-name="T55">Borland C.</text:span></text:p>
      <text:p text:style-name="P63">IDE / <text:span text:style-name="T53">Editor / OS</text:span></text:p>
      <text:p text:style-name="Text_20_body">IDE yang digunakan secara oficial ada<text:span text:style-name="T55"> Code::Blocks</text:span> <text:span text:style-name="T57">(Windows OS &amp; Unix)</text:span>, <text:span text:style-name="T55">CS50 Appliance </text:span>dan editor-compiler bawaan Ubuntu/Linux.</text:p>
      <text:p text:style-name="P63">Library dan Header</text:p>
      <text:p text:style-name="P65">Praktikum ini menggunakan library standar C (ANSI/ISO) serta library cs50 (cs50.h) dari Harvard University.</text:p>
      <text:p text:style-name="P63">Final Project <text:span text:style-name="T58">dan Laporan Akhir</text:span></text:p>
      <text:p text:style-name="P62">Setiap kelompok wajib memb<text:span text:style-name="T56">uat laporan final project dan tiap praktikan wajib membuat laporan akhir yang berisi resume praktikum selama satu semester.</text:span></text:p>
      <text:p text:style-name="P60"/>
      <text:h text:style-name="P194" text:outline-level="1"><text:bookmark-start text:name="__RefHeading__6368_1704778645"/>Modul <text:span text:style-name="T7">0: Hello World, Library, Header</text:span><text:bookmark-end text:name="__RefHeading__6368_1704778645"/></text:h>
      <text:p text:style-name="P7">Tujuan :</text:p>
      <text:list xml:id="list2855952078437027411" text:style-name="L1">
        <text:list-item>
          <text:p text:style-name="P156">Mahasiswa mampu membuat program hello world dalam bahasa C</text:p>
        </text:list-item>
        <text:list-item>
          <text:p text:style-name="P156">Mahasiswa mengenali library, header dan penggunaannya dalam baha<text:span text:style-name="T47">sa</text:span> C</text:p>
          <text:p text:style-name="P156"/>
        </text:list-item>
      </text:list>
      <text:p text:style-name="P12"><text:span text:style-name="T34">Percobaan 1: </text:span>hello0.c</text:p>
      <text:p text:style-name="P91"><text:span text:style-name="T8">#include</text:span><text:span text:style-name="T11"> </text:span><text:span text:style-name="T14">&lt;stdio.h&gt;</text:span></text:p>
      <text:p text:style-name="P122"><text:span text:style-name="T25">int</text:span><text:span text:style-name="T11"> </text:span><text:span text:style-name="T29">main</text:span><text:span text:style-name="T24">(</text:span><text:span text:style-name="T25">void</text:span><text:span text:style-name="T24">)</text:span></text:p>
      <text:p text:style-name="P123">{</text:p>
      <text:p text:style-name="P122"><text:span text:style-name="T11"><text:s text:c="4"/></text:span>printf<text:span text:style-name="T24">(</text:span><text:span text:style-name="T14">"hello,</text:span><text:span text:style-name="T11"> </text:span><text:span text:style-name="T14">world\n"</text:span><text:span text:style-name="T24">);</text:span></text:p>
      <text:p text:style-name="P123">}</text:p>
      <text:p text:style-name="P6"/>
      <text:p text:style-name="P8"><text:span text:style-name="T48">P</text:span><text:span text:style-name="T49">ercobaan </text:span><text:span text:style-name="T48">2: hell</text:span><text:span text:style-name="T50">o</text:span><text:span text:style-name="T48">1.c</text:span></text:p>
      <text:p text:style-name="P119"><text:span text:style-name="T8">#include</text:span><text:span text:style-name="T11"> </text:span><text:span text:style-name="T14">&lt;stdio.h&gt;</text:span></text:p>
      <text:p text:style-name="P122"><text:span text:style-name="T25">int</text:span><text:span text:style-name="T11"> </text:span><text:span text:style-name="T29">main</text:span><text:span text:style-name="T24">(</text:span><text:span text:style-name="T25">void</text:span><text:span text:style-name="T24">)</text:span></text:p>
      <text:p text:style-name="P123">{</text:p>
      <text:p text:style-name="P122"><text:span text:style-name="T11"><text:s text:c="4"/></text:span><text:span text:style-name="T25">char</text:span><text:span text:style-name="T11"> </text:span>name<text:span text:style-name="T24">[]</text:span><text:span text:style-name="T11"> </text:span><text:span text:style-name="T24">=</text:span><text:span text:style-name="T11"> </text:span><text:span text:style-name="T14">"Bagus</text:span><text:span text:style-name="T11"> </text:span><text:span text:style-name="T14">Tris</text:span><text:span text:style-name="T11"> </text:span><text:span text:style-name="T14">Atmaja"</text:span><text:span text:style-name="T24">;</text:span></text:p>
      <text:p text:style-name="P122"><text:span text:style-name="T11"><text:s text:c="4"/></text:span>printf<text:span text:style-name="T24">(</text:span><text:span text:style-name="T14">"hello,</text:span><text:span text:style-name="T11"> </text:span><text:span text:style-name="T14">%s\n"</text:span><text:span text:style-name="T24">,</text:span><text:span text:style-name="T11"> </text:span><text:span text:style-name="T29">name</text:span><text:span text:style-name="T24">);</text:span></text:p>
      <text:p text:style-name="P120">}</text:p>
      <text:p text:style-name="P14">Percobaan 3: hello2.c</text:p>
      <text:p text:style-name="P98"><text:span text:style-name="T8">#include</text:span><text:span text:style-name="T11"> </text:span><text:span text:style-name="T14">&lt;stdio.h&gt;</text:span></text:p>
      <text:p text:style-name="P122"><text:span text:style-name="T25">int</text:span><text:span text:style-name="T11"> </text:span><text:span text:style-name="T29">main</text:span><text:span text:style-name="T24">(</text:span><text:span text:style-name="T25">void</text:span><text:span text:style-name="T24">)</text:span></text:p>
      <text:p text:style-name="P123">{</text:p>
      <text:p text:style-name="P122"><text:span text:style-name="T11"><text:s text:c="4"/></text:span><text:span text:style-name="T25">char</text:span><text:span text:style-name="T11"> </text:span><text:span text:style-name="T29">nama</text:span><text:span text:style-name="T24">[</text:span><text:span text:style-name="T14">5</text:span><text:span text:style-name="T24">];</text:span><text:span text:style-name="T11"> <text:s text:c="3"/></text:span></text:p>
      <text:p text:style-name="P122"><text:span text:style-name="T11"><text:s text:c="4"/></text:span>printf<text:span text:style-name="T24">(</text:span><text:span text:style-name="T14">"Masukkan</text:span><text:span text:style-name="T11"> </text:span><text:span text:style-name="T14">nama</text:span><text:span text:style-name="T11"> </text:span><text:span text:style-name="T14">anda:</text:span><text:span text:style-name="T11"> </text:span><text:span text:style-name="T14">"</text:span><text:span text:style-name="T24">);</text:span></text:p>
      <text:p text:style-name="P122"><text:span text:style-name="T11"><text:s text:c="4"/></text:span>scanf<text:span text:style-name="T24">(</text:span><text:span text:style-name="T14">"%s"</text:span><text:span text:style-name="T24">,</text:span><text:span text:style-name="T11"> </text:span><text:span text:style-name="T29">nama</text:span><text:span text:style-name="T24">);</text:span></text:p>
      <text:p text:style-name="P122"><text:span text:style-name="T11"><text:s text:c="4"/></text:span>printf<text:span text:style-name="T24">(</text:span><text:span text:style-name="T14">"hello,</text:span><text:span text:style-name="T11"> </text:span><text:span text:style-name="T14">%s\n"</text:span><text:span text:style-name="T24">,</text:span><text:span text:style-name="T11"> </text:span><text:span text:style-name="T29">nama</text:span><text:span text:style-name="T24">);</text:span></text:p>
      <text:p text:style-name="P120">}</text:p>
      <text:p text:style-name="P13">P<text:span text:style-name="T35">ercobaan 4: hello3.c</text:span></text:p>
      <text:p text:style-name="P97"><text:span text:style-name="T8">#include</text:span><text:span text:style-name="T11"> </text:span><text:span text:style-name="T14">&lt;stdio.h&gt;</text:span></text:p>
      <text:p text:style-name="P121"><text:span text:style-name="T9">#include</text:span><text:span text:style-name="T12"> </text:span><text:span text:style-name="T19">”</text:span><text:span text:style-name="T20">c</text:span><text:span text:style-name="T19">s50.h”</text:span></text:p>
      <text:p text:style-name="P122"><text:span text:style-name="T25">int</text:span><text:span text:style-name="T11"> </text:span><text:span text:style-name="T29">main</text:span><text:span text:style-name="T24">(</text:span><text:span text:style-name="T25">void</text:span><text:span text:style-name="T24">)</text:span></text:p>
      <text:p text:style-name="P123">{</text:p>
      <text:p text:style-name="P122"><text:span text:style-name="T11"><text:s text:c="4"/></text:span>printf<text:span text:style-name="T24">(</text:span><text:span text:style-name="T14">"</text:span><text:span text:style-name="T21">Nama</text:span><text:span text:style-name="T14">:</text:span><text:span text:style-name="T11"> </text:span><text:span text:style-name="T14">"</text:span><text:span text:style-name="T24">);</text:span></text:p>
      <text:p text:style-name="P122"><text:span text:style-name="T11"><text:s text:c="4"/></text:span>string<text:span text:style-name="T11"> </text:span><text:span text:style-name="T29">nam</text:span><text:span text:style-name="T30">a</text:span><text:span text:style-name="T11"> </text:span><text:span text:style-name="T24">=</text:span><text:span text:style-name="T11"> </text:span>GetString<text:span text:style-name="T24">();</text:span></text:p>
      <text:p text:style-name="P122"><text:span text:style-name="T11"><text:s text:c="4"/></text:span>printf<text:span text:style-name="T24">(</text:span><text:span text:style-name="T14">"</text:span><text:span text:style-name="T22">H</text:span><text:span text:style-name="T14">ello,</text:span><text:span text:style-name="T11"> </text:span><text:span text:style-name="T14">%s\n"</text:span><text:span text:style-name="T24">,</text:span><text:span text:style-name="T11"> </text:span><text:span text:style-name="T29">nam</text:span><text:span text:style-name="T30">a</text:span><text:span text:style-name="T24">);</text:span></text:p>
      <text:p text:style-name="P123">}</text:p>
      <text:p text:style-name="P15"/>
      <text:p text:style-name="P15"/>
      <text:p text:style-name="P15"/>
      <text:p text:style-name="P16"><text:soft-page-break/>Percobaan 5: hello.cpp</text:p>
      <text:p text:style-name="P99"><text:span text:style-name="T10">#</text:span><text:span text:style-name="T8">include</text:span><text:span text:style-name="T11"> </text:span><text:span text:style-name="T14">&lt;iostream&gt;</text:span><text:span text:style-name="T11"> <text:s text:c="11"/><text:tab/></text:span><text:span text:style-name="T36">//</text:span><text:span text:style-name="T11"> </text:span><text:span text:style-name="T36">in</text:span><text:span text:style-name="T11"> </text:span><text:span text:style-name="T36">windows</text:span><text:span text:style-name="T11"> </text:span><text:span text:style-name="T36">&lt;iostream.h&gt;</text:span></text:p>
      <text:p text:style-name="P119"><text:span text:style-name="T25">using</text:span><text:span text:style-name="T11"> </text:span><text:span text:style-name="T25">namespace</text:span><text:span text:style-name="T11"> </text:span>std<text:span text:style-name="T24">;<text:tab/><text:tab/><text:tab/>// </text:span><text:span text:style-name="T26">only </text:span><text:span text:style-name="T27">for</text:span><text:span text:style-name="T26"> </text:span><text:span text:style-name="T28">GCC compiler</text:span></text:p>
      <text:p text:style-name="P122"><text:span text:style-name="T25">int</text:span><text:span text:style-name="T11"> </text:span><text:span text:style-name="T29">main</text:span><text:span text:style-name="T24">()</text:span><text:span text:style-name="T11"> </text:span><text:span text:style-name="T24">{</text:span></text:p>
      <text:p text:style-name="P122"><text:span text:style-name="T11"><text:s text:c="6"/></text:span>cout<text:span text:style-name="T11"> </text:span><text:span text:style-name="T24">&lt;&lt;</text:span><text:span text:style-name="T11"> </text:span><text:span text:style-name="T14">"Hello</text:span><text:span text:style-name="T11"> </text:span><text:span text:style-name="T14">World!"</text:span><text:span text:style-name="T24">;</text:span></text:p>
      <text:p text:style-name="P122"><text:span text:style-name="T11"><text:s text:c="6"/></text:span>cout<text:span text:style-name="T11"> </text:span><text:span text:style-name="T24">&lt;&lt;</text:span><text:span text:style-name="T11"> </text:span>endl<text:span text:style-name="T24">;</text:span><text:span text:style-name="T11"> <text:s text:c="2"/></text:span></text:p>
      <text:p text:style-name="P122"><text:span text:style-name="T11"><text:s text:c="6"/></text:span><text:span text:style-name="T25">return</text:span><text:span text:style-name="T11"> </text:span><text:span text:style-name="T14">0</text:span><text:span text:style-name="T24">;</text:span></text:p>
      <text:p text:style-name="P123">}</text:p>
      <text:p text:style-name="P15"/>
      <text:p text:style-name="P15">Tugas Praktikum:</text:p>
      <text:list xml:id="list8916468689038647840" text:style-name="L2">
        <text:list-item>
          <text:p text:style-name="P157">Jelaskan yang dimaksud dengan library dan header file dalam bahasa C.</text:p>
        </text:list-item>
        <text:list-item>
          <text:p text:style-name="P157">Jelaskan dan apa fungsi:</text:p>
          <text:list>
            <text:list-item>
              <text:p text:style-name="P157">#include</text:p>
            </text:list-item>
            <text:list-item>
              <text:p text:style-name="P157">printf</text:p>
            </text:list-item>
          </text:list>
        </text:list-item>
        <text:list-item>
          <text:p text:style-name="P158">Beri comments tiap baris pada percobaan terakhir dan jelaskan secara singkat dalam 1-2 paragraf</text:p>
        </text:list-item>
        <text:list-item>
          <text:p text:style-name="P159">Apa yang anda ketahui tentang:</text:p>
          <text:list>
            <text:list-item>
              <text:p text:style-name="P159">Variabel</text:p>
            </text:list-item>
            <text:list-item>
              <text:p text:style-name="P159">Tipe data</text:p>
            </text:list-item>
            <text:list-item>
              <text:p text:style-name="P159">Input/Output</text:p>
            </text:list-item>
          </text:list>
        </text:list-item>
        <text:list-item>
          <text:p text:style-name="P192">Sebutkan dan jelaskan macam-macam tipe data dalam bahasa C</text:p>
        </text:list-item>
      </text:list>
      <text:h text:style-name="P196" text:outline-level="1"><text:bookmark-start text:name="__RefHeading__6370_1704778645"/><text:span text:style-name="T72">Modul 1: </text:span>Variabel, Data Type, Input/Ouput<text:bookmark-end text:name="__RefHeading__6370_1704778645"/></text:h>
      <text:p text:style-name="Text_20_body">Tujuan :</text:p>
      <text:list xml:id="list4929477265258679057" text:style-name="L3">
        <text:list-item>
          <text:p text:style-name="P162">Mahasiswa memahami dan mengenali variabel <text:span text:style-name="T80">&amp; </text:span>beberapa tipe data.</text:p>
        </text:list-item>
        <text:list-item>
          <text:p text:style-name="P162">Mahasiswa mampu mendemokan program yang mengambil input dari user (scanf/GetInt) dan mencetak outputnya</text:p>
          <text:p text:style-name="P162"/>
        </text:list-item>
      </text:list>
      <text:p text:style-name="P17">Percobaan 1: imprecision.c</text:p>
      <text:p text:style-name="P92"><text:span text:style-name="T8">#include</text:span><text:span text:style-name="T11"> </text:span><text:span text:style-name="T14">&lt;stdio.h&gt;</text:span></text:p>
      <text:p text:style-name="P122"><text:span text:style-name="T25">int</text:span><text:span text:style-name="T11"> </text:span><text:span text:style-name="T29">main</text:span><text:span text:style-name="T24">(</text:span><text:span text:style-name="T25">void</text:span><text:span text:style-name="T24">)</text:span></text:p>
      <text:p text:style-name="P123">{</text:p>
      <text:p text:style-name="P122"><text:span text:style-name="T11"><text:s text:c="4"/></text:span>printf<text:span text:style-name="T24">(</text:span><text:span text:style-name="T14">"%.29f\n"</text:span><text:span text:style-name="T24">,</text:span><text:span text:style-name="T11"> </text:span><text:span text:style-name="T14">1.0</text:span><text:span text:style-name="T11"> </text:span><text:span text:style-name="T24">/</text:span><text:span text:style-name="T11"> </text:span><text:span text:style-name="T14">10.0</text:span><text:span text:style-name="T24">);</text:span></text:p>
      <text:p text:style-name="P123">}</text:p>
      <text:p text:style-name="P40"/>
      <text:p text:style-name="P18">Percobaan 2: adder.c</text:p>
      <text:p text:style-name="P201"><text:span text:style-name="T8">#include</text:span><text:span text:style-name="T11"> </text:span><text:span text:style-name="T14">&lt;stdio.h&gt;</text:span></text:p>
      <text:p text:style-name="P202"><text:span text:style-name="T8">#include</text:span><text:span text:style-name="T11"> </text:span><text:span text:style-name="T15">"</text:span><text:span text:style-name="T16">c</text:span><text:span text:style-name="T14">s50.h</text:span><text:span text:style-name="T15">"</text:span></text:p>
      <text:p text:style-name="P126"><text:span text:style-name="T25">int</text:span><text:span text:style-name="T11"> </text:span><text:span text:style-name="T29">main</text:span><text:span text:style-name="T24">(</text:span><text:span text:style-name="T25">void</text:span><text:span text:style-name="T24">)</text:span></text:p>
      <text:p text:style-name="P123">{</text:p>
      <text:p text:style-name="P122"><text:span text:style-name="T11"><text:s text:c="4"/></text:span><text:span text:style-name="T36">//</text:span><text:span text:style-name="T11"> </text:span><text:span text:style-name="T36">ask</text:span><text:span text:style-name="T11"> </text:span><text:span text:style-name="T36">user</text:span><text:span text:style-name="T11"> </text:span><text:span text:style-name="T36">for</text:span><text:span text:style-name="T11"> </text:span><text:span text:style-name="T36">input</text:span><text:span text:style-name="T11"> </text:span></text:p>
      <text:p text:style-name="P122"><text:span text:style-name="T11"><text:s text:c="4"/></text:span>printf<text:span text:style-name="T24">(</text:span><text:span text:style-name="T14">"Give</text:span><text:span text:style-name="T11"> </text:span><text:span text:style-name="T14">me</text:span><text:span text:style-name="T11"> </text:span><text:span text:style-name="T14">an</text:span><text:span text:style-name="T11"> </text:span><text:span text:style-name="T14">integer:</text:span><text:span text:style-name="T11"> </text:span><text:span text:style-name="T14">"</text:span><text:span text:style-name="T24">);</text:span></text:p>
      <text:p text:style-name="P122"><text:span text:style-name="T11"><text:s text:c="4"/></text:span><text:span text:style-name="T25">int</text:span><text:span text:style-name="T11"> </text:span><text:span text:style-name="T29">x</text:span><text:span text:style-name="T11"> </text:span><text:span text:style-name="T24">=</text:span><text:span text:style-name="T11"> </text:span>GetInt<text:span text:style-name="T24">();</text:span></text:p>
      <text:p text:style-name="P122"><text:span text:style-name="T11"><text:s text:c="4"/></text:span>printf<text:span text:style-name="T24">(</text:span><text:span text:style-name="T14">"Give</text:span><text:span text:style-name="T11"> </text:span><text:span text:style-name="T14">me</text:span><text:span text:style-name="T11"> </text:span><text:span text:style-name="T14">another</text:span><text:span text:style-name="T11"> </text:span><text:span text:style-name="T14">integer:</text:span><text:span text:style-name="T11"> </text:span><text:span text:style-name="T14">"</text:span><text:span text:style-name="T24">);</text:span></text:p>
      <text:p text:style-name="P119"><text:span text:style-name="T11"><text:s text:c="4"/></text:span><text:span text:style-name="T25">int</text:span><text:span text:style-name="T11"> </text:span><text:span text:style-name="T29">y</text:span><text:span text:style-name="T11"> </text:span><text:span text:style-name="T24">=</text:span><text:span text:style-name="T11"> </text:span>GetInt<text:span text:style-name="T24">();</text:span></text:p>
      <text:p text:style-name="P122"><text:span text:style-name="T11"><text:s text:c="4"/></text:span><text:span text:style-name="T36">//</text:span><text:span text:style-name="T11"> </text:span><text:span text:style-name="T36">do</text:span><text:span text:style-name="T11"> </text:span><text:span text:style-name="T36">the</text:span><text:span text:style-name="T11"> </text:span><text:span text:style-name="T36">math</text:span></text:p>
      <text:p text:style-name="P122"><text:span text:style-name="T11"><text:s text:c="4"/></text:span>printf<text:span text:style-name="T24">(</text:span><text:span text:style-name="T14">"The</text:span><text:span text:style-name="T11"> </text:span><text:span text:style-name="T14">sum</text:span><text:span text:style-name="T11"> </text:span><text:span text:style-name="T14">of</text:span><text:span text:style-name="T11"> </text:span><text:span text:style-name="T14">%i</text:span><text:span text:style-name="T11"> </text:span><text:span text:style-name="T14">and</text:span><text:span text:style-name="T11"> </text:span><text:span text:style-name="T14">%i</text:span><text:span text:style-name="T11"> </text:span><text:span text:style-name="T14">is</text:span><text:span text:style-name="T11"> </text:span><text:span text:style-name="T14">%i!\n"</text:span><text:span text:style-name="T24">,</text:span><text:span text:style-name="T11"> </text:span><text:span text:style-name="T29">x</text:span><text:span text:style-name="T24">,</text:span><text:span text:style-name="T11"> </text:span><text:span text:style-name="T29">y</text:span><text:span text:style-name="T24">,</text:span><text:span text:style-name="T11"> </text:span><text:span text:style-name="T29">x</text:span><text:span text:style-name="T11"> </text:span><text:span text:style-name="T24">+</text:span><text:span text:style-name="T11"> </text:span><text:span text:style-name="T29">y</text:span><text:span text:style-name="T24">);</text:span></text:p>
      <text:p text:style-name="P123">}</text:p>
      <text:p text:style-name="P40"/>
      <text:p text:style-name="P19"><text:span text:style-name="T38">Percobaan3: </text:span>f2c.c</text:p>
      <text:p text:style-name="P93"><text:span text:style-name="T8">#include</text:span><text:span text:style-name="T11"> </text:span><text:span text:style-name="T18">”</text:span><text:span text:style-name="T17">c</text:span><text:span text:style-name="T14">s50.h”</text:span></text:p>
      <text:p text:style-name="P119"><text:span text:style-name="T8">#include</text:span><text:span text:style-name="T11"> </text:span><text:span text:style-name="T14">&lt;stdio.h&gt;</text:span></text:p>
      <text:p text:style-name="P122"><text:span text:style-name="T25">int</text:span><text:span text:style-name="T11"> </text:span><text:span text:style-name="T29">main</text:span><text:span text:style-name="T24">(</text:span><text:span text:style-name="T25">void</text:span><text:span text:style-name="T24">)</text:span></text:p>
      <text:p text:style-name="P123">{</text:p>
      <text:p text:style-name="P122"><text:span text:style-name="T11"><text:s text:c="4"/></text:span><text:span text:style-name="T36">//</text:span><text:span text:style-name="T11"> </text:span><text:span text:style-name="T36">ask</text:span><text:span text:style-name="T11"> </text:span><text:span text:style-name="T36">user</text:span><text:span text:style-name="T11"> </text:span><text:span text:style-name="T36">user</text:span><text:span text:style-name="T11"> </text:span><text:span text:style-name="T36">for</text:span><text:span text:style-name="T11"> </text:span><text:span text:style-name="T36">temperature</text:span><text:span text:style-name="T11"> </text:span><text:span text:style-name="T36">in</text:span><text:span text:style-name="T11"> </text:span><text:span text:style-name="T36">Fahrenheit</text:span></text:p>
      <text:p text:style-name="P122"><text:span text:style-name="T11"><text:s text:c="4"/></text:span>printf<text:span text:style-name="T24">(</text:span><text:span text:style-name="T14">"Temperature</text:span><text:span text:style-name="T11"> </text:span><text:span text:style-name="T14">in</text:span><text:span text:style-name="T11"> </text:span><text:span text:style-name="T14">F:</text:span><text:span text:style-name="T11"> </text:span><text:span text:style-name="T14">"</text:span><text:span text:style-name="T24">);</text:span></text:p>
      <text:p text:style-name="P122"><text:span text:style-name="T11"><text:s text:c="4"/></text:span><text:span text:style-name="T25">float</text:span><text:span text:style-name="T11"> </text:span><text:span text:style-name="T29">f</text:span><text:span text:style-name="T11"> </text:span><text:span text:style-name="T24">=</text:span><text:span text:style-name="T11"> </text:span>GetFloat<text:span text:style-name="T24">();</text:span></text:p>
      <text:p text:style-name="P124"><text:s text:c="4"/></text:p>
      <text:p text:style-name="P122"><text:span text:style-name="T11"><text:s text:c="4"/></text:span><text:span text:style-name="T36">//</text:span><text:span text:style-name="T11"> </text:span><text:span text:style-name="T36">convert</text:span><text:span text:style-name="T11"> </text:span><text:span text:style-name="T36">F</text:span><text:span text:style-name="T11"> </text:span><text:span text:style-name="T36">to</text:span><text:span text:style-name="T11"> </text:span><text:span text:style-name="T36">C</text:span></text:p>
      <text:p text:style-name="P122"><text:span text:style-name="T11"><text:s text:c="4"/></text:span><text:span text:style-name="T25">float</text:span><text:span text:style-name="T11"> </text:span><text:span text:style-name="T29">c</text:span><text:span text:style-name="T11"> </text:span><text:span text:style-name="T24">=</text:span><text:span text:style-name="T11"> </text:span><text:span text:style-name="T14">5.0</text:span><text:span text:style-name="T11"> </text:span><text:span text:style-name="T24">/</text:span><text:span text:style-name="T11"> </text:span><text:span text:style-name="T14">9.0</text:span><text:span text:style-name="T11"> </text:span><text:span text:style-name="T24">*</text:span><text:span text:style-name="T11"> </text:span><text:span text:style-name="T24">(</text:span><text:span text:style-name="T29">f</text:span><text:span text:style-name="T11"> </text:span><text:span text:style-name="T24">-</text:span><text:span text:style-name="T11"> </text:span><text:span text:style-name="T14">32.0</text:span><text:span text:style-name="T24">);</text:span></text:p>
      <text:p text:style-name="P124"><text:s text:c="4"/></text:p>
      <text:p text:style-name="P122"><text:span text:style-name="T11"><text:s text:c="4"/></text:span><text:span text:style-name="T36">//</text:span><text:span text:style-name="T11"> </text:span><text:span text:style-name="T36">display</text:span><text:span text:style-name="T11"> </text:span><text:span text:style-name="T36">result</text:span><text:span text:style-name="T11"> </text:span><text:span text:style-name="T36">to</text:span><text:span text:style-name="T11"> </text:span><text:span text:style-name="T36">one</text:span><text:span text:style-name="T11"> </text:span><text:span text:style-name="T36">decimal</text:span><text:span text:style-name="T11"> </text:span><text:span text:style-name="T36">place</text:span></text:p>
      <text:p text:style-name="P122"><text:span text:style-name="T11"><text:s text:c="4"/></text:span>printf<text:span text:style-name="T24">(</text:span><text:span text:style-name="T14">"%.1f\n"</text:span><text:span text:style-name="T24">,</text:span><text:span text:style-name="T11"> </text:span><text:span text:style-name="T29">c</text:span><text:span text:style-name="T24">);</text:span></text:p>
      <text:p text:style-name="P123">}</text:p>
      <text:p text:style-name="P22"><text:soft-page-break/>Percobaan 4: tipedata.c</text:p>
      <text:p text:style-name="P96"><text:span text:style-name="T8">#include</text:span><text:span text:style-name="T11"> </text:span><text:span text:style-name="T14">&lt;stdio.h&gt;</text:span></text:p>
      <text:p text:style-name="P122"><text:span text:style-name="T25">int</text:span><text:span text:style-name="T11"> </text:span><text:span text:style-name="T29">main</text:span><text:span text:style-name="T24">()</text:span></text:p>
      <text:p text:style-name="P123">{</text:p>
      <text:p text:style-name="P122"><text:span text:style-name="T11"><text:s text:c="4"/></text:span>printf<text:span text:style-name="T24">(</text:span><text:span text:style-name="T14">"Saya</text:span><text:span text:style-name="T11"> </text:span><text:span text:style-name="T14">belajar</text:span><text:span text:style-name="T11"> </text:span><text:span text:style-name="T14">pemrograman</text:span><text:span text:style-name="T11"> </text:span><text:span text:style-name="T14">dengan</text:span><text:span text:style-name="T11"> </text:span><text:span text:style-name="T14">bahasa</text:span><text:span text:style-name="T11"> </text:span><text:span text:style-name="T14">(</text:span><text:span text:style-name="T11"> </text:span><text:span text:style-name="T14">%c</text:span><text:span text:style-name="T11"> </text:span><text:span text:style-name="T14">)</text:span><text:span text:style-name="T11"> <text:s/></text:span><text:span text:style-name="T14">&gt;&gt;</text:span><text:span text:style-name="T11"> </text:span><text:span text:style-name="T14">char</text:span><text:span text:style-name="T11"> </text:span><text:span text:style-name="T14">\n"</text:span><text:span text:style-name="T24">,</text:span><text:span text:style-name="T11"> </text:span><text:span text:style-name="T14">'C'</text:span><text:span text:style-name="T24">);</text:span><text:span text:style-name="T11"> <text:s/></text:span></text:p>
      <text:p text:style-name="P122"><text:span text:style-name="T11"><text:s text:c="4"/></text:span>printf<text:span text:style-name="T24">(</text:span><text:span text:style-name="T14">"Saya</text:span><text:span text:style-name="T11"> </text:span><text:span text:style-name="T14">baru</text:span><text:span text:style-name="T11"> </text:span><text:span text:style-name="T14">saja</text:span><text:span text:style-name="T11"> </text:span><text:span text:style-name="T14">menyelesaikan</text:span><text:span text:style-name="T11"> </text:span><text:span text:style-name="T14">Bab</text:span><text:span text:style-name="T11"> </text:span><text:span text:style-name="T14">(</text:span><text:span text:style-name="T11"> </text:span><text:span text:style-name="T14">%d</text:span><text:span text:style-name="T11"> </text:span><text:span text:style-name="T14">)</text:span><text:span text:style-name="T11"> </text:span><text:span text:style-name="T14">&gt;&gt;</text:span><text:span text:style-name="T11"> </text:span><text:span text:style-name="T14">integer</text:span><text:span text:style-name="T11"> </text:span><text:span text:style-name="T14">\n"</text:span><text:span text:style-name="T24">,</text:span><text:span text:style-name="T11"> </text:span><text:span text:style-name="T14">2</text:span><text:span text:style-name="T24">);</text:span><text:span text:style-name="T11"> <text:s text:c="7"/></text:span></text:p>
      <text:p text:style-name="P122"><text:span text:style-name="T11"><text:s text:c="4"/></text:span>printf<text:span text:style-name="T24">(</text:span><text:span text:style-name="T14">"Saya</text:span><text:span text:style-name="T11"> </text:span><text:span text:style-name="T14">sudah</text:span><text:span text:style-name="T11"> </text:span><text:span text:style-name="T14">siap</text:span><text:span text:style-name="T11"> </text:span><text:span text:style-name="T14">(</text:span><text:span text:style-name="T11"> </text:span><text:span text:style-name="T14">%.1f</text:span><text:span text:style-name="T11"> </text:span><text:span text:style-name="T14">)</text:span><text:span text:style-name="T11"> </text:span><text:span text:style-name="T14">persen</text:span><text:span text:style-name="T11"> </text:span><text:span text:style-name="T14">untuk</text:span><text:span text:style-name="T11"> </text:span><text:span text:style-name="T14">move</text:span><text:span text:style-name="T11"> </text:span><text:span text:style-name="T14">on</text:span><text:span text:style-name="T11"> </text:span><text:span text:style-name="T14">"</text:span><text:span text:style-name="T24">,</text:span><text:span text:style-name="T11"> </text:span><text:span text:style-name="T14">99.9</text:span><text:span text:style-name="T24">);</text:span><text:span text:style-name="T11"> <text:s text:c="3"/></text:span></text:p>
      <text:p text:style-name="P122"><text:span text:style-name="T11"><text:s text:c="4"/></text:span>printf<text:span text:style-name="T24">(</text:span><text:span text:style-name="T14">"ke</text:span><text:span text:style-name="T11"> </text:span><text:span text:style-name="T14">Bab</text:span><text:span text:style-name="T11"> </text:span><text:span text:style-name="T14">selanjutnya!</text:span><text:span text:style-name="T11"> </text:span><text:span text:style-name="T14">&gt;&gt;</text:span><text:span text:style-name="T11"> </text:span><text:span text:style-name="T14">float</text:span><text:span text:style-name="T11"> </text:span><text:span text:style-name="T14">\n"</text:span><text:span text:style-name="T24">);</text:span></text:p>
      <text:p text:style-name="P122"><text:span text:style-name="T11"><text:s text:c="4"/></text:span><text:span text:style-name="T25">return</text:span><text:span text:style-name="T11"> </text:span><text:span text:style-name="T14">0</text:span><text:span text:style-name="T24">;</text:span></text:p>
      <text:p text:style-name="P123">}</text:p>
      <text:p text:style-name="P42"/>
      <text:p text:style-name="P20"><text:span text:style-name="T39">Percobaan 5: </text:span>string-0.c</text:p>
      <text:p text:style-name="P94"><text:span text:style-name="T8">#include</text:span><text:span text:style-name="T11"> </text:span><text:span text:style-name="T14">&lt;cs50.h&gt;</text:span></text:p>
      <text:p text:style-name="P122"><text:span text:style-name="T8">#include</text:span><text:span text:style-name="T11"> </text:span><text:span text:style-name="T14">&lt;stdio.h&gt;</text:span></text:p>
      <text:p text:style-name="P119"><text:span text:style-name="T8">#include</text:span><text:span text:style-name="T11"> </text:span><text:span text:style-name="T14">&lt;string.h&gt;</text:span></text:p>
      <text:p text:style-name="P122"><text:span text:style-name="T25">int</text:span><text:span text:style-name="T11"> </text:span><text:span text:style-name="T29">main</text:span><text:span text:style-name="T24">(</text:span><text:span text:style-name="T25">void</text:span><text:span text:style-name="T24">)</text:span></text:p>
      <text:p text:style-name="P123">{</text:p>
      <text:p text:style-name="P122"><text:span text:style-name="T11"><text:s text:c="4"/></text:span><text:span text:style-name="T36">//</text:span><text:span text:style-name="T11"> </text:span><text:span text:style-name="T36">get</text:span><text:span text:style-name="T11"> </text:span><text:span text:style-name="T36">line</text:span><text:span text:style-name="T11"> </text:span><text:span text:style-name="T36">of</text:span><text:span text:style-name="T11"> </text:span><text:span text:style-name="T36">text</text:span></text:p>
      <text:p text:style-name="P119"><text:span text:style-name="T11"><text:s text:c="4"/></text:span>string<text:span text:style-name="T11"> </text:span><text:span text:style-name="T29">s</text:span><text:span text:style-name="T11"> </text:span><text:span text:style-name="T24">=</text:span><text:span text:style-name="T11"> </text:span>GetString<text:span text:style-name="T24">();</text:span></text:p>
      <text:p text:style-name="P122"><text:span text:style-name="T11"><text:s text:c="4"/></text:span><text:span text:style-name="T36">//</text:span><text:span text:style-name="T11"> </text:span><text:span text:style-name="T36">print</text:span><text:span text:style-name="T11"> </text:span><text:span text:style-name="T36">string,</text:span><text:span text:style-name="T11"> </text:span><text:span text:style-name="T36">one</text:span><text:span text:style-name="T11"> </text:span><text:span text:style-name="T36">character</text:span><text:span text:style-name="T11"> </text:span><text:span text:style-name="T36">per</text:span><text:span text:style-name="T11"> </text:span><text:span text:style-name="T36">line</text:span></text:p>
      <text:p text:style-name="P122"><text:span text:style-name="T11"><text:s text:c="4"/></text:span><text:span text:style-name="T25">for</text:span><text:span text:style-name="T11"> </text:span><text:span text:style-name="T24">(</text:span><text:span text:style-name="T25">int</text:span><text:span text:style-name="T11"> </text:span><text:span text:style-name="T29">i</text:span><text:span text:style-name="T11"> </text:span><text:span text:style-name="T24">=</text:span><text:span text:style-name="T11"> </text:span><text:span text:style-name="T14">0</text:span><text:span text:style-name="T24">;</text:span><text:span text:style-name="T11"> </text:span><text:span text:style-name="T29">i</text:span><text:span text:style-name="T11"> </text:span><text:span text:style-name="T24">&lt;</text:span><text:span text:style-name="T11"> </text:span>strlen<text:span text:style-name="T24">(</text:span><text:span text:style-name="T29">s</text:span><text:span text:style-name="T24">);</text:span><text:span text:style-name="T11"> </text:span><text:span text:style-name="T29">i</text:span><text:span text:style-name="T24">++)</text:span></text:p>
      <text:p text:style-name="P122"><text:span text:style-name="T11"><text:s text:c="4"/></text:span><text:span text:style-name="T24">{</text:span></text:p>
      <text:p text:style-name="P122"><text:span text:style-name="T11"><text:s text:c="8"/></text:span>printf<text:span text:style-name="T24">(</text:span><text:span text:style-name="T14">"%c\n"</text:span><text:span text:style-name="T24">,</text:span><text:span text:style-name="T11"> </text:span><text:span text:style-name="T29">s</text:span><text:span text:style-name="T24">[</text:span><text:span text:style-name="T29">i</text:span><text:span text:style-name="T24">]);</text:span></text:p>
      <text:p text:style-name="P122"><text:span text:style-name="T11"><text:s text:c="4"/></text:span><text:span text:style-name="T24">}</text:span></text:p>
      <text:p text:style-name="P120">}</text:p>
      <text:p text:style-name="P20"><text:span text:style-name="T40">Percobaan 6: </text:span>string-1.c</text:p>
      <text:p text:style-name="P44"><text:span text:style-name="T37"><text:s/></text:span><text:span text:style-name="T8">#include</text:span><text:span text:style-name="T11"> </text:span><text:span text:style-name="T14">”</text:span><text:span text:style-name="T23">c</text:span><text:span text:style-name="T14">s50.h”</text:span></text:p>
      <text:p text:style-name="P122"><text:span text:style-name="T8">#include</text:span><text:span text:style-name="T11"> </text:span><text:span text:style-name="T14">&lt;stdio.h&gt;</text:span></text:p>
      <text:p text:style-name="P119"><text:span text:style-name="T8">#include</text:span><text:span text:style-name="T11"> </text:span><text:span text:style-name="T14">&lt;string.h&gt;</text:span></text:p>
      <text:p text:style-name="P122"><text:span text:style-name="T25">int</text:span><text:span text:style-name="T11"> </text:span><text:span text:style-name="T29">main</text:span><text:span text:style-name="T24">(</text:span><text:span text:style-name="T25">void</text:span><text:span text:style-name="T24">)</text:span></text:p>
      <text:p text:style-name="P123">{</text:p>
      <text:p text:style-name="P122"><text:span text:style-name="T11"><text:s text:c="4"/></text:span><text:span text:style-name="T36">//</text:span><text:span text:style-name="T11"> </text:span><text:span text:style-name="T36">get</text:span><text:span text:style-name="T11"> </text:span><text:span text:style-name="T36">line</text:span><text:span text:style-name="T11"> </text:span><text:span text:style-name="T36">of</text:span><text:span text:style-name="T11"> </text:span><text:span text:style-name="T36">text</text:span></text:p>
      <text:p text:style-name="P119"><text:span text:style-name="T11"><text:s text:c="4"/></text:span>string<text:span text:style-name="T11"> </text:span><text:span text:style-name="T29">s</text:span><text:span text:style-name="T11"> </text:span><text:span text:style-name="T24">=</text:span><text:span text:style-name="T11"> </text:span>GetString<text:span text:style-name="T24">();</text:span></text:p>
      <text:p text:style-name="P122"><text:span text:style-name="T11"><text:s text:c="4"/></text:span><text:span text:style-name="T36">//</text:span><text:span text:style-name="T11"> </text:span><text:span text:style-name="T36">print</text:span><text:span text:style-name="T11"> </text:span><text:span text:style-name="T36">string,</text:span><text:span text:style-name="T11"> </text:span><text:span text:style-name="T36">one</text:span><text:span text:style-name="T11"> </text:span><text:span text:style-name="T36">character</text:span><text:span text:style-name="T11"> </text:span><text:span text:style-name="T36">per</text:span><text:span text:style-name="T11"> </text:span><text:span text:style-name="T36">line</text:span></text:p>
      <text:p text:style-name="P122"><text:span text:style-name="T11"><text:s text:c="4"/></text:span><text:span text:style-name="T25">if</text:span><text:span text:style-name="T11"> </text:span><text:span text:style-name="T24">(</text:span><text:span text:style-name="T29">s</text:span><text:span text:style-name="T11"> </text:span><text:span text:style-name="T24">!=</text:span><text:span text:style-name="T11"> </text:span>NULL<text:span text:style-name="T24">)</text:span></text:p>
      <text:p text:style-name="P122"><text:span text:style-name="T11"><text:s text:c="4"/></text:span><text:span text:style-name="T24">{</text:span></text:p>
      <text:p text:style-name="P122"><text:span text:style-name="T11"><text:s text:c="8"/></text:span><text:span text:style-name="T25">for</text:span><text:span text:style-name="T11"> </text:span><text:span text:style-name="T24">(</text:span><text:span text:style-name="T25">int</text:span><text:span text:style-name="T11"> </text:span><text:span text:style-name="T29">i</text:span><text:span text:style-name="T11"> </text:span><text:span text:style-name="T24">=</text:span><text:span text:style-name="T11"> </text:span><text:span text:style-name="T14">0</text:span><text:span text:style-name="T24">;</text:span><text:span text:style-name="T11"> </text:span><text:span text:style-name="T29">i</text:span><text:span text:style-name="T11"> </text:span><text:span text:style-name="T24">&lt;</text:span><text:span text:style-name="T11"> </text:span>strlen<text:span text:style-name="T24">(</text:span><text:span text:style-name="T29">s</text:span><text:span text:style-name="T24">);</text:span><text:span text:style-name="T11"> </text:span><text:span text:style-name="T29">i</text:span><text:span text:style-name="T24">++)</text:span></text:p>
      <text:p text:style-name="P122"><text:span text:style-name="T11"><text:s text:c="8"/></text:span><text:span text:style-name="T24">{</text:span></text:p>
      <text:p text:style-name="P122"><text:span text:style-name="T11"><text:s text:c="12"/></text:span>printf<text:span text:style-name="T24">(</text:span><text:span text:style-name="T14">"%c\n"</text:span><text:span text:style-name="T24">,</text:span><text:span text:style-name="T11"> </text:span><text:span text:style-name="T29">s</text:span><text:span text:style-name="T24">[</text:span><text:span text:style-name="T29">i</text:span><text:span text:style-name="T24">]);</text:span></text:p>
      <text:p text:style-name="P122"><text:span text:style-name="T11"><text:s text:c="8"/></text:span><text:span text:style-name="T24">}</text:span></text:p>
      <text:p text:style-name="P122"><text:span text:style-name="T11"><text:s text:c="4"/></text:span><text:span text:style-name="T24">}</text:span></text:p>
      <text:p text:style-name="P123">}</text:p>
      <text:p text:style-name="P20"><text:span text:style-name="T41">Percobaan 7: </text:span>string-2.c</text:p>
      <text:p text:style-name="P94"><text:span text:style-name="T8">#include</text:span><text:span text:style-name="T11"> </text:span><text:span text:style-name="T14">&lt;cs50.h&gt;</text:span></text:p>
      <text:p text:style-name="P122"><text:span text:style-name="T8">#include</text:span><text:span text:style-name="T11"> </text:span><text:span text:style-name="T14">&lt;stdio.h&gt;</text:span></text:p>
      <text:p text:style-name="P119"><text:span text:style-name="T8">#include</text:span><text:span text:style-name="T11"> </text:span><text:span text:style-name="T14">&lt;string.h&gt;</text:span></text:p>
      <text:p text:style-name="P122"><text:soft-page-break/><text:span text:style-name="T25">int</text:span><text:span text:style-name="T11"> </text:span><text:span text:style-name="T29">main</text:span><text:span text:style-name="T24">(</text:span><text:span text:style-name="T25">void</text:span><text:span text:style-name="T24">)</text:span></text:p>
      <text:p text:style-name="P123">{</text:p>
      <text:p text:style-name="P122"><text:span text:style-name="T11"><text:s text:c="4"/></text:span><text:span text:style-name="T36">//</text:span><text:span text:style-name="T11"> </text:span><text:span text:style-name="T36">get</text:span><text:span text:style-name="T11"> </text:span><text:span text:style-name="T36">line</text:span><text:span text:style-name="T11"> </text:span><text:span text:style-name="T36">of</text:span><text:span text:style-name="T11"> </text:span><text:span text:style-name="T36">text</text:span></text:p>
      <text:p text:style-name="P119"><text:span text:style-name="T11"><text:s text:c="4"/></text:span>string<text:span text:style-name="T11"> </text:span><text:span text:style-name="T29">s</text:span><text:span text:style-name="T11"> </text:span><text:span text:style-name="T24">=</text:span><text:span text:style-name="T11"> </text:span>GetString<text:span text:style-name="T24">();</text:span></text:p>
      <text:p text:style-name="P122"><text:span text:style-name="T11"><text:s text:c="4"/></text:span><text:span text:style-name="T36">//</text:span><text:span text:style-name="T11"> </text:span><text:span text:style-name="T36">print</text:span><text:span text:style-name="T11"> </text:span><text:span text:style-name="T36">string,</text:span><text:span text:style-name="T11"> </text:span><text:span text:style-name="T36">one</text:span><text:span text:style-name="T11"> </text:span><text:span text:style-name="T36">character</text:span><text:span text:style-name="T11"> </text:span><text:span text:style-name="T36">per</text:span><text:span text:style-name="T11"> </text:span><text:span text:style-name="T36">line</text:span></text:p>
      <text:p text:style-name="P122"><text:span text:style-name="T11"><text:s text:c="4"/></text:span><text:span text:style-name="T25">if</text:span><text:span text:style-name="T11"> </text:span><text:span text:style-name="T24">(</text:span><text:span text:style-name="T29">s</text:span><text:span text:style-name="T11"> </text:span><text:span text:style-name="T24">!=</text:span><text:span text:style-name="T11"> </text:span>NULL<text:span text:style-name="T24">)</text:span></text:p>
      <text:p text:style-name="P122"><text:span text:style-name="T11"><text:s text:c="4"/></text:span><text:span text:style-name="T24">{</text:span></text:p>
      <text:p text:style-name="P122"><text:span text:style-name="T11"><text:s text:c="8"/></text:span><text:span text:style-name="T25">for</text:span><text:span text:style-name="T11"> </text:span><text:span text:style-name="T24">(</text:span><text:span text:style-name="T25">int</text:span><text:span text:style-name="T11"> </text:span><text:span text:style-name="T29">i</text:span><text:span text:style-name="T11"> </text:span><text:span text:style-name="T24">=</text:span><text:span text:style-name="T11"> </text:span><text:span text:style-name="T14">0</text:span><text:span text:style-name="T24">;</text:span><text:span text:style-name="T11"> </text:span><text:span text:style-name="T29">i</text:span><text:span text:style-name="T11"> </text:span><text:span text:style-name="T24">&lt;</text:span><text:span text:style-name="T11"> </text:span>strlen<text:span text:style-name="T24">(</text:span><text:span text:style-name="T29">s</text:span><text:span text:style-name="T24">);</text:span><text:span text:style-name="T11"> </text:span><text:span text:style-name="T29">i</text:span><text:span text:style-name="T24">++)</text:span></text:p>
      <text:p text:style-name="P122"><text:span text:style-name="T11"><text:s text:c="8"/></text:span><text:span text:style-name="T24">{</text:span></text:p>
      <text:p text:style-name="P122"><text:span text:style-name="T11"><text:s text:c="12"/></text:span>printf<text:span text:style-name="T24">(</text:span><text:span text:style-name="T14">"%c\n"</text:span><text:span text:style-name="T24">,</text:span><text:span text:style-name="T11"> </text:span><text:span text:style-name="T29">s</text:span><text:span text:style-name="T24">[</text:span><text:span text:style-name="T29">i</text:span><text:span text:style-name="T24">]);</text:span></text:p>
      <text:p text:style-name="P122"><text:span text:style-name="T11"><text:s text:c="8"/></text:span><text:span text:style-name="T24">}</text:span></text:p>
      <text:p text:style-name="P122"><text:span text:style-name="T11"><text:s text:c="4"/></text:span><text:span text:style-name="T24">}</text:span></text:p>
      <text:p text:style-name="P123">}</text:p>
      <text:p text:style-name="P21"/>
      <text:p text:style-name="P21"><text:span text:style-name="T42">Percobaan 8: </text:span>ascii-0.c</text:p>
      <text:p text:style-name="P95"><text:span text:style-name="T8">#include</text:span><text:span text:style-name="T11"> </text:span><text:span text:style-name="T14">&lt;stdio.h&gt;</text:span></text:p>
      <text:p text:style-name="P122"><text:span text:style-name="T25">int</text:span><text:span text:style-name="T11"> </text:span><text:span text:style-name="T29">main</text:span><text:span text:style-name="T24">(</text:span><text:span text:style-name="T25">void</text:span><text:span text:style-name="T24">)</text:span></text:p>
      <text:p text:style-name="P123">{</text:p>
      <text:p text:style-name="P122"><text:span text:style-name="T11"><text:s text:c="4"/></text:span><text:span text:style-name="T36">//</text:span><text:span text:style-name="T11"> </text:span><text:span text:style-name="T36">display</text:span><text:span text:style-name="T11"> </text:span><text:span text:style-name="T36">mapping</text:span><text:span text:style-name="T11"> </text:span><text:span text:style-name="T36">for</text:span><text:span text:style-name="T11"> </text:span><text:span text:style-name="T36">uppercase</text:span><text:span text:style-name="T11"> </text:span><text:span text:style-name="T36">letters</text:span></text:p>
      <text:p text:style-name="P122"><text:span text:style-name="T11"><text:s text:c="4"/></text:span><text:span text:style-name="T25">for</text:span><text:span text:style-name="T11"> </text:span><text:span text:style-name="T24">(</text:span><text:span text:style-name="T25">int</text:span><text:span text:style-name="T11"> </text:span><text:span text:style-name="T29">i</text:span><text:span text:style-name="T11"> </text:span><text:span text:style-name="T24">=</text:span><text:span text:style-name="T11"> </text:span><text:span text:style-name="T14">65</text:span><text:span text:style-name="T24">;</text:span><text:span text:style-name="T11"> </text:span><text:span text:style-name="T29">i</text:span><text:span text:style-name="T11"> </text:span><text:span text:style-name="T24">&lt;</text:span><text:span text:style-name="T11"> </text:span><text:span text:style-name="T14">65</text:span><text:span text:style-name="T11"> </text:span><text:span text:style-name="T24">+</text:span><text:span text:style-name="T11"> </text:span><text:span text:style-name="T14">26</text:span><text:span text:style-name="T24">;</text:span><text:span text:style-name="T11"> </text:span><text:span text:style-name="T29">i</text:span><text:span text:style-name="T24">++)</text:span></text:p>
      <text:p text:style-name="P122"><text:span text:style-name="T11"><text:s text:c="4"/></text:span><text:span text:style-name="T24">{</text:span></text:p>
      <text:p text:style-name="P122"><text:span text:style-name="T11"><text:s text:c="8"/></text:span>printf<text:span text:style-name="T24">(</text:span><text:span text:style-name="T14">"%c:</text:span><text:span text:style-name="T11"> </text:span><text:span text:style-name="T14">%i\n"</text:span><text:span text:style-name="T24">,</text:span><text:span text:style-name="T11"> </text:span><text:span text:style-name="T24">(</text:span><text:span text:style-name="T25">char</text:span><text:span text:style-name="T24">)</text:span><text:span text:style-name="T11"> </text:span><text:span text:style-name="T29">i</text:span><text:span text:style-name="T24">,</text:span><text:span text:style-name="T11"> </text:span><text:span text:style-name="T29">i</text:span><text:span text:style-name="T24">);</text:span></text:p>
      <text:p text:style-name="P119"><text:span text:style-name="T11"><text:s text:c="4"/></text:span><text:span text:style-name="T24">}</text:span></text:p>
      <text:p text:style-name="P122"><text:span text:style-name="T11"><text:s text:c="4"/></text:span><text:span text:style-name="T36">//</text:span><text:span text:style-name="T11"> </text:span><text:span text:style-name="T36">separate</text:span><text:span text:style-name="T11"> </text:span><text:span text:style-name="T36">uppercase</text:span><text:span text:style-name="T11"> </text:span><text:span text:style-name="T36">from</text:span><text:span text:style-name="T11"> </text:span><text:span text:style-name="T36">lowercase</text:span></text:p>
      <text:p text:style-name="P119"><text:span text:style-name="T11"><text:s text:c="4"/></text:span>printf<text:span text:style-name="T24">(</text:span><text:span text:style-name="T14">"\n"</text:span><text:span text:style-name="T24">);</text:span></text:p>
      <text:p text:style-name="P122"><text:span text:style-name="T11"><text:s text:c="4"/></text:span><text:span text:style-name="T36">//</text:span><text:span text:style-name="T11"> </text:span><text:span text:style-name="T36">display</text:span><text:span text:style-name="T11"> </text:span><text:span text:style-name="T36">mapping</text:span><text:span text:style-name="T11"> </text:span><text:span text:style-name="T36">for</text:span><text:span text:style-name="T11"> </text:span><text:span text:style-name="T36">lowercase</text:span><text:span text:style-name="T11"> </text:span><text:span text:style-name="T36">letters</text:span></text:p>
      <text:p text:style-name="P122"><text:span text:style-name="T11"><text:s text:c="4"/></text:span><text:span text:style-name="T25">for</text:span><text:span text:style-name="T11"> </text:span><text:span text:style-name="T24">(</text:span><text:span text:style-name="T25">int</text:span><text:span text:style-name="T11"> </text:span><text:span text:style-name="T29">i</text:span><text:span text:style-name="T11"> </text:span><text:span text:style-name="T24">=</text:span><text:span text:style-name="T11"> </text:span><text:span text:style-name="T14">97</text:span><text:span text:style-name="T24">;</text:span><text:span text:style-name="T11"> </text:span><text:span text:style-name="T29">i</text:span><text:span text:style-name="T11"> </text:span><text:span text:style-name="T24">&lt;</text:span><text:span text:style-name="T11"> </text:span><text:span text:style-name="T14">97</text:span><text:span text:style-name="T11"> </text:span><text:span text:style-name="T24">+</text:span><text:span text:style-name="T11"> </text:span><text:span text:style-name="T14">26</text:span><text:span text:style-name="T24">;</text:span><text:span text:style-name="T11"> </text:span><text:span text:style-name="T29">i</text:span><text:span text:style-name="T24">++)</text:span></text:p>
      <text:p text:style-name="P122"><text:span text:style-name="T11"><text:s text:c="4"/></text:span><text:span text:style-name="T24">{</text:span></text:p>
      <text:p text:style-name="P122"><text:span text:style-name="T11"><text:s text:c="8"/></text:span>printf<text:span text:style-name="T24">(</text:span><text:span text:style-name="T14">"%c:</text:span><text:span text:style-name="T11"> </text:span><text:span text:style-name="T14">%i\n"</text:span><text:span text:style-name="T24">,</text:span><text:span text:style-name="T11"> </text:span><text:span text:style-name="T24">(</text:span><text:span text:style-name="T25">char</text:span><text:span text:style-name="T24">)</text:span><text:span text:style-name="T11"> </text:span><text:span text:style-name="T29">i</text:span><text:span text:style-name="T24">,</text:span><text:span text:style-name="T11"> </text:span><text:span text:style-name="T29">i</text:span><text:span text:style-name="T24">);</text:span></text:p>
      <text:p text:style-name="P122"><text:span text:style-name="T11"><text:s text:c="4"/></text:span><text:span text:style-name="T24">}</text:span></text:p>
      <text:p text:style-name="P123">}</text:p>
      <text:p text:style-name="P41"/>
      <text:p text:style-name="P21"><text:span text:style-name="T43">Percobaan 9: </text:span>ascii-1.c</text:p>
      <text:p text:style-name="P95"><text:span text:style-name="T8">#include</text:span><text:span text:style-name="T11"> </text:span><text:span text:style-name="T14">&lt;stdio.h&gt;</text:span></text:p>
      <text:p text:style-name="P122"><text:span text:style-name="T25">int</text:span><text:span text:style-name="T11"> </text:span><text:span text:style-name="T29">main</text:span><text:span text:style-name="T24">(</text:span><text:span text:style-name="T25">void</text:span><text:span text:style-name="T24">)</text:span></text:p>
      <text:p text:style-name="P123">{</text:p>
      <text:p text:style-name="P122"><text:span text:style-name="T11"><text:s text:c="4"/></text:span><text:span text:style-name="T36">//</text:span><text:span text:style-name="T11"> </text:span><text:span text:style-name="T36">display</text:span><text:span text:style-name="T11"> </text:span><text:span text:style-name="T36">mapping</text:span><text:span text:style-name="T11"> </text:span><text:span text:style-name="T36">for</text:span><text:span text:style-name="T11"> </text:span><text:span text:style-name="T36">uppercase</text:span><text:span text:style-name="T11"> </text:span><text:span text:style-name="T36">letters</text:span></text:p>
      <text:p text:style-name="P122"><text:span text:style-name="T11"><text:s text:c="4"/></text:span><text:span text:style-name="T25">for</text:span><text:span text:style-name="T11"> </text:span><text:span text:style-name="T24">(</text:span><text:span text:style-name="T25">char</text:span><text:span text:style-name="T11"> </text:span><text:span text:style-name="T29">c</text:span><text:span text:style-name="T11"> </text:span><text:span text:style-name="T24">=</text:span><text:span text:style-name="T11"> </text:span><text:span text:style-name="T14">'A'</text:span><text:span text:style-name="T24">;</text:span><text:span text:style-name="T11"> </text:span><text:span text:style-name="T29">c</text:span><text:span text:style-name="T11"> </text:span><text:span text:style-name="T24">&lt;=</text:span><text:span text:style-name="T11"> </text:span><text:span text:style-name="T14">'Z'</text:span><text:span text:style-name="T24">;</text:span><text:span text:style-name="T11"> </text:span><text:span text:style-name="T29">c</text:span><text:span text:style-name="T24">++)</text:span></text:p>
      <text:p text:style-name="P122"><text:span text:style-name="T11"><text:s text:c="4"/></text:span><text:span text:style-name="T24">{</text:span></text:p>
      <text:p text:style-name="P122"><text:span text:style-name="T11"><text:s text:c="8"/></text:span>printf<text:span text:style-name="T24">(</text:span><text:span text:style-name="T14">"%c:</text:span><text:span text:style-name="T11"> </text:span><text:span text:style-name="T14">%i\n"</text:span><text:span text:style-name="T24">,</text:span><text:span text:style-name="T11"> </text:span><text:span text:style-name="T29">c</text:span><text:span text:style-name="T24">,</text:span><text:span text:style-name="T11"> </text:span><text:span text:style-name="T24">(</text:span><text:span text:style-name="T25">int</text:span><text:span text:style-name="T24">)</text:span><text:span text:style-name="T11"> </text:span><text:span text:style-name="T29">c</text:span><text:span text:style-name="T24">);</text:span></text:p>
      <text:p text:style-name="P119"><text:span text:style-name="T11"><text:s text:c="4"/></text:span><text:span text:style-name="T24">}</text:span></text:p>
      <text:p text:style-name="P122"><text:span text:style-name="T11"><text:s text:c="4"/></text:span><text:span text:style-name="T36">//</text:span><text:span text:style-name="T11"> </text:span><text:span text:style-name="T36">separate</text:span><text:span text:style-name="T11"> </text:span><text:span text:style-name="T36">uppercase</text:span><text:span text:style-name="T11"> </text:span><text:span text:style-name="T36">from</text:span><text:span text:style-name="T11"> </text:span><text:span text:style-name="T36">lowercase</text:span></text:p>
      <text:p text:style-name="P119"><text:span text:style-name="T11"><text:s text:c="4"/></text:span>printf<text:span text:style-name="T24">(</text:span><text:span text:style-name="T14">"\n"</text:span><text:span text:style-name="T24">);</text:span></text:p>
      <text:p text:style-name="P122"><text:span text:style-name="T11"><text:s text:c="4"/></text:span><text:span text:style-name="T36">//</text:span><text:span text:style-name="T11"> </text:span><text:span text:style-name="T36">display</text:span><text:span text:style-name="T11"> </text:span><text:span text:style-name="T36">mapping</text:span><text:span text:style-name="T11"> </text:span><text:span text:style-name="T36">for</text:span><text:span text:style-name="T11"> </text:span><text:span text:style-name="T36">lowercase</text:span><text:span text:style-name="T11"> </text:span><text:span text:style-name="T36">letters</text:span></text:p>
      <text:p text:style-name="P122"><text:span text:style-name="T11"><text:s text:c="4"/></text:span><text:span text:style-name="T25">for</text:span><text:span text:style-name="T11"> </text:span><text:span text:style-name="T24">(</text:span><text:span text:style-name="T25">char</text:span><text:span text:style-name="T11"> </text:span><text:span text:style-name="T29">c</text:span><text:span text:style-name="T11"> </text:span><text:span text:style-name="T24">=</text:span><text:span text:style-name="T11"> </text:span><text:span text:style-name="T14">'a'</text:span><text:span text:style-name="T24">;</text:span><text:span text:style-name="T11"> </text:span><text:span text:style-name="T29">c</text:span><text:span text:style-name="T11"> </text:span><text:span text:style-name="T24">&lt;=</text:span><text:span text:style-name="T11"> </text:span><text:span text:style-name="T14">'z'</text:span><text:span text:style-name="T24">;</text:span><text:span text:style-name="T11"> </text:span><text:span text:style-name="T29">c</text:span><text:span text:style-name="T24">++)</text:span></text:p>
      <text:p text:style-name="P122"><text:span text:style-name="T11"><text:s text:c="4"/></text:span><text:span text:style-name="T24">{</text:span></text:p>
      <text:p text:style-name="P122"><text:span text:style-name="T11"><text:s text:c="8"/></text:span>printf<text:span text:style-name="T24">(</text:span><text:span text:style-name="T14">"%c:</text:span><text:span text:style-name="T11"> </text:span><text:span text:style-name="T14">%i\n"</text:span><text:span text:style-name="T24">,</text:span><text:span text:style-name="T11"> </text:span><text:span text:style-name="T29">c</text:span><text:span text:style-name="T24">,</text:span><text:span text:style-name="T11"> </text:span><text:span text:style-name="T24">(</text:span><text:span text:style-name="T25">int</text:span><text:span text:style-name="T24">)</text:span><text:span text:style-name="T11"> </text:span><text:span text:style-name="T29">c</text:span><text:span text:style-name="T24">);</text:span></text:p>
      <text:p text:style-name="P122"><text:span text:style-name="T11"><text:s text:c="4"/></text:span><text:span text:style-name="T24">}</text:span></text:p>
      <text:p text:style-name="P123">}</text:p>
      <text:p text:style-name="P43"><text:soft-page-break/>Tugas Praktikum:</text:p>
      <text:list xml:id="list5735492459067473521" text:style-name="L4">
        <text:list-item>
          <text:p text:style-name="P160">Buatlah program untuk konversi dari desimal ke biner dan jelaskan</text:p>
        </text:list-item>
        <text:list-item>
          <text:p text:style-name="P160">Buatlah program untuk merubah dari input huruf kecil menjadi output huruf besar beserta penjelasannya</text:p>
        </text:list-item>
        <text:list-item>
          <text:p text:style-name="P160">Buatlah program untuk merubah input huruf besar menjadi huruf kecil beserta penjelasannya.</text:p>
        </text:list-item>
        <text:list-item>
          <text:p text:style-name="P161">Apa yang anda ketahui tentang:</text:p>
          <text:list>
            <text:list-item>
              <text:p text:style-name="P161">If, else if dan else</text:p>
            </text:list-item>
            <text:list-item>
              <text:p text:style-name="P161">for</text:p>
            </text:list-item>
            <text:list-item>
              <text:p text:style-name="P161">while, do while</text:p>
            </text:list-item>
            <text:list-item>
              <text:p text:style-name="P161">swi<text:span text:style-name="T63">t</text:span>ch</text:p>
            </text:list-item>
          </text:list>
          <text:p text:style-name="P161"/>
        </text:list-item>
      </text:list>
      <text:h text:style-name="P197" text:outline-level="1"><text:bookmark-start text:name="__RefHeading__6372_1704778645"/>Modul <text:span text:style-name="T6">2: If, if-else, for, while, do-while</text:span><text:bookmark-end text:name="__RefHeading__6372_1704778645"/></text:h>
      <text:p text:style-name="P45">Tujuan:</text:p>
      <text:list xml:id="list6610021277463486111" text:style-name="L5">
        <text:list-item>
          <text:p text:style-name="P163">Mahasiswa mamahami penggunaan decision (if dan for) serta mampu mendemokan penggunaannya.</text:p>
        </text:list-item>
        <text:list-item>
          <text:p text:style-name="P164">Mahasiswa mampu menggunakan dan mendemokan penggunaan loop/perulangan</text:p>
        </text:list-item>
      </text:list>
      <text:p text:style-name="P47"/>
      <text:p text:style-name="P31">Percobaan 1: cough-<text:span text:style-name="T44">0</text:span>.c</text:p>
      <text:p text:style-name="P100"><text:span text:style-name="T8">#include</text:span><text:span text:style-name="T11"> </text:span><text:span text:style-name="T14">&lt;stdio.h&gt;</text:span></text:p>
      <text:p text:style-name="P122"><text:span text:style-name="T25">int</text:span><text:span text:style-name="T11"> </text:span><text:span text:style-name="T29">main</text:span><text:span text:style-name="T24">(</text:span><text:span text:style-name="T25">void</text:span><text:span text:style-name="T24">)</text:span></text:p>
      <text:p text:style-name="P123">{</text:p>
      <text:p text:style-name="P122"><text:span text:style-name="T11"><text:s text:c="4"/></text:span><text:span text:style-name="T36">//</text:span><text:span text:style-name="T11"> </text:span><text:span text:style-name="T36">cough</text:span><text:span text:style-name="T11"> </text:span><text:span text:style-name="T36">three</text:span><text:span text:style-name="T11"> </text:span><text:span text:style-name="T36">times</text:span></text:p>
      <text:p text:style-name="P122"><text:span text:style-name="T11"><text:s text:c="4"/></text:span>printf<text:span text:style-name="T24">(</text:span><text:span text:style-name="T14">"cough\n"</text:span><text:span text:style-name="T24">);</text:span></text:p>
      <text:p text:style-name="P122"><text:span text:style-name="T11"><text:s text:c="4"/></text:span>printf<text:span text:style-name="T24">(</text:span><text:span text:style-name="T14">"cough\n"</text:span><text:span text:style-name="T24">);</text:span></text:p>
      <text:p text:style-name="P122"><text:span text:style-name="T11"><text:s text:c="4"/></text:span>printf<text:span text:style-name="T24">(</text:span><text:span text:style-name="T14">"cough\n"</text:span><text:span text:style-name="T24">);</text:span></text:p>
      <text:p text:style-name="P123">}</text:p>
      <text:p text:style-name="P48"/>
      <text:p text:style-name="P31">Percobaan 2: cough-1.c</text:p>
      <text:p text:style-name="P100"><text:span text:style-name="T8">#include</text:span><text:span text:style-name="T11"> </text:span><text:span text:style-name="T14">&lt;stdio.h&gt;</text:span></text:p>
      <text:p text:style-name="P122"><text:span text:style-name="T25">int</text:span><text:span text:style-name="T11"> </text:span><text:span text:style-name="T29">main</text:span><text:span text:style-name="T24">(</text:span><text:span text:style-name="T25">void</text:span><text:span text:style-name="T24">)</text:span></text:p>
      <text:p text:style-name="P123">{</text:p>
      <text:p text:style-name="P122"><text:span text:style-name="T11"><text:s text:c="4"/></text:span><text:span text:style-name="T36">//</text:span><text:span text:style-name="T11"> </text:span><text:span text:style-name="T36">cough</text:span><text:span text:style-name="T11"> </text:span><text:span text:style-name="T36">three</text:span><text:span text:style-name="T11"> </text:span><text:span text:style-name="T36">times</text:span></text:p>
      <text:p text:style-name="P122"><text:span text:style-name="T11"><text:s text:c="4"/></text:span><text:span text:style-name="T25">for</text:span><text:span text:style-name="T11"> </text:span><text:span text:style-name="T24">(</text:span><text:span text:style-name="T25">int</text:span><text:span text:style-name="T11"> </text:span><text:span text:style-name="T29">i</text:span><text:span text:style-name="T11"> </text:span><text:span text:style-name="T24">=</text:span><text:span text:style-name="T11"> </text:span><text:span text:style-name="T14">0</text:span><text:span text:style-name="T24">;</text:span><text:span text:style-name="T11"> </text:span><text:span text:style-name="T29">i</text:span><text:span text:style-name="T11"> </text:span><text:span text:style-name="T24">&lt;</text:span><text:span text:style-name="T11"> </text:span><text:span text:style-name="T14">3</text:span><text:span text:style-name="T24">;</text:span><text:span text:style-name="T11"> </text:span><text:span text:style-name="T29">i</text:span><text:span text:style-name="T24">++)</text:span></text:p>
      <text:p text:style-name="P122"><text:span text:style-name="T11"><text:s text:c="4"/></text:span><text:span text:style-name="T24">{</text:span></text:p>
      <text:p text:style-name="P122"><text:span text:style-name="T11"><text:s text:c="8"/></text:span>printf<text:span text:style-name="T24">(</text:span><text:span text:style-name="T14">"cough\n"</text:span><text:span text:style-name="T24">);</text:span></text:p>
      <text:p text:style-name="P122"><text:span text:style-name="T11"><text:s text:c="4"/></text:span><text:span text:style-name="T24">}</text:span></text:p>
      <text:p text:style-name="P123">}</text:p>
      <text:p text:style-name="P48"/>
      <text:p text:style-name="P31">Percobaan 3: <text:s/><text:span text:style-name="T45">buggy-0</text:span>.c</text:p>
      <text:p text:style-name="P100"><text:span text:style-name="T8">#include</text:span><text:span text:style-name="T11"> </text:span><text:span text:style-name="T14">&lt;stdio.h&gt;</text:span></text:p>
      <text:p text:style-name="P122"><text:span text:style-name="T25">int</text:span><text:span text:style-name="T11"> </text:span><text:span text:style-name="T29">main</text:span><text:span text:style-name="T24">(</text:span><text:span text:style-name="T25">void</text:span><text:span text:style-name="T24">)</text:span></text:p>
      <text:p text:style-name="P123">{</text:p>
      <text:p text:style-name="P122"><text:span text:style-name="T11"><text:s text:c="4"/></text:span><text:span text:style-name="T25">for</text:span><text:span text:style-name="T11"> </text:span><text:span text:style-name="T24">(</text:span><text:span text:style-name="T25">int</text:span><text:span text:style-name="T11"> </text:span><text:span text:style-name="T29">i</text:span><text:span text:style-name="T11"> </text:span><text:span text:style-name="T24">=</text:span><text:span text:style-name="T11"> </text:span><text:span text:style-name="T14">0</text:span><text:span text:style-name="T24">;</text:span><text:span text:style-name="T11"> </text:span><text:span text:style-name="T29">i</text:span><text:span text:style-name="T11"> </text:span><text:span text:style-name="T24">&lt;=</text:span><text:span text:style-name="T11"> </text:span><text:span text:style-name="T14">10</text:span><text:span text:style-name="T24">;</text:span><text:span text:style-name="T11"> </text:span><text:span text:style-name="T29">i</text:span><text:span text:style-name="T24">++)</text:span></text:p>
      <text:p text:style-name="P122"><text:span text:style-name="T11"><text:s text:c="8"/></text:span>printf<text:span text:style-name="T24">(</text:span><text:span text:style-name="T14">"*"</text:span><text:span text:style-name="T24">);</text:span></text:p>
      <text:p text:style-name="P120">}</text:p>
      <text:p text:style-name="P48"/>
      <text:p text:style-name="P32">Percobaan 4: buggy-1.c</text:p>
      <text:p text:style-name="P101"><text:span text:style-name="T8">#include</text:span><text:span text:style-name="T11"> </text:span><text:span text:style-name="T14">&lt;stdio.h&gt;</text:span></text:p>
      <text:p text:style-name="P122"><text:span text:style-name="T25">int</text:span><text:span text:style-name="T11"> </text:span><text:span text:style-name="T29">main</text:span><text:span text:style-name="T24">(</text:span><text:span text:style-name="T25">void</text:span><text:span text:style-name="T24">)</text:span></text:p>
      <text:p text:style-name="P123">{</text:p>
      <text:p text:style-name="P122"><text:span text:style-name="T11"><text:s text:c="4"/></text:span><text:span text:style-name="T25">for</text:span><text:span text:style-name="T11"> </text:span><text:span text:style-name="T24">(</text:span><text:span text:style-name="T25">int</text:span><text:span text:style-name="T11"> </text:span><text:span text:style-name="T29">i</text:span><text:span text:style-name="T11"> </text:span><text:span text:style-name="T24">=</text:span><text:span text:style-name="T11"> </text:span><text:span text:style-name="T14">0</text:span><text:span text:style-name="T24">;</text:span><text:span text:style-name="T11"> </text:span><text:span text:style-name="T29">i</text:span><text:span text:style-name="T11"> </text:span><text:span text:style-name="T24">&lt;=</text:span><text:span text:style-name="T11"> </text:span><text:span text:style-name="T14">10</text:span><text:span text:style-name="T24">;</text:span><text:span text:style-name="T11"> </text:span><text:span text:style-name="T29">i</text:span><text:span text:style-name="T24">++)</text:span></text:p>
      <text:p text:style-name="P122"><text:span text:style-name="T11"><text:s text:c="8"/></text:span>printf<text:span text:style-name="T24">(</text:span><text:span text:style-name="T14">"*"</text:span><text:span text:style-name="T24">);</text:span></text:p>
      <text:p text:style-name="P122"><text:span text:style-name="T11"><text:s text:c="8"/></text:span>printf<text:span text:style-name="T24">(</text:span><text:span text:style-name="T14">"\n"</text:span><text:span text:style-name="T24">);</text:span></text:p>
      <text:p text:style-name="P123">}</text:p>
      <text:p text:style-name="P33"><text:soft-page-break/>Percobaan 5: condition-0.c</text:p>
      <text:p text:style-name="P102"><text:span text:style-name="T8">#include</text:span><text:span text:style-name="T11"> </text:span><text:span text:style-name="T14">&lt;cs50.h&gt;</text:span></text:p>
      <text:p text:style-name="P119"><text:span text:style-name="T8">#include</text:span><text:span text:style-name="T11"> </text:span><text:span text:style-name="T14">&lt;stdio.h&gt;</text:span></text:p>
      <text:p text:style-name="P122"><text:span text:style-name="T25">int</text:span><text:span text:style-name="T11"> </text:span><text:span text:style-name="T29">main</text:span><text:span text:style-name="T24">(</text:span><text:span text:style-name="T25">void</text:span><text:span text:style-name="T24">)</text:span></text:p>
      <text:p text:style-name="P123">{</text:p>
      <text:p text:style-name="P122"><text:span text:style-name="T11"><text:s text:c="4"/></text:span><text:span text:style-name="T36">//</text:span><text:span text:style-name="T11"> </text:span><text:span text:style-name="T36">ask</text:span><text:span text:style-name="T11"> </text:span><text:span text:style-name="T36">user</text:span><text:span text:style-name="T11"> </text:span><text:span text:style-name="T36">for</text:span><text:span text:style-name="T11"> </text:span><text:span text:style-name="T36">an</text:span><text:span text:style-name="T11"> </text:span><text:span text:style-name="T36">integer</text:span></text:p>
      <text:p text:style-name="P122"><text:span text:style-name="T11"><text:s text:c="4"/></text:span>printf<text:span text:style-name="T24">(</text:span><text:span text:style-name="T14">"I'd</text:span><text:span text:style-name="T11"> </text:span><text:span text:style-name="T14">like</text:span><text:span text:style-name="T11"> </text:span><text:span text:style-name="T14">an</text:span><text:span text:style-name="T11"> </text:span><text:span text:style-name="T14">integer</text:span><text:span text:style-name="T11"> </text:span><text:span text:style-name="T14">please:</text:span><text:span text:style-name="T11"> </text:span><text:span text:style-name="T14">"</text:span><text:span text:style-name="T24">);</text:span></text:p>
      <text:p text:style-name="P119"><text:span text:style-name="T11"><text:s text:c="4"/></text:span><text:span text:style-name="T25">int</text:span><text:span text:style-name="T11"> </text:span><text:span text:style-name="T29">n</text:span><text:span text:style-name="T11"> </text:span><text:span text:style-name="T24">=</text:span><text:span text:style-name="T11"> </text:span>GetInt<text:span text:style-name="T24">();</text:span></text:p>
      <text:p text:style-name="P122"><text:span text:style-name="T11"><text:s text:c="4"/></text:span><text:span text:style-name="T36">//</text:span><text:span text:style-name="T11"> </text:span><text:span text:style-name="T36">analyze</text:span><text:span text:style-name="T11"> </text:span><text:span text:style-name="T36">user's</text:span><text:span text:style-name="T11"> </text:span><text:span text:style-name="T36">input</text:span><text:span text:style-name="T11"> </text:span><text:span text:style-name="T36">(somewhat</text:span><text:span text:style-name="T11"> </text:span><text:span text:style-name="T36">inaccurately)</text:span></text:p>
      <text:p text:style-name="P122"><text:span text:style-name="T11"><text:s text:c="4"/></text:span><text:span text:style-name="T25">if</text:span><text:span text:style-name="T11"> </text:span><text:span text:style-name="T24">(</text:span><text:span text:style-name="T29">n</text:span><text:span text:style-name="T11"> </text:span><text:span text:style-name="T24">&gt;</text:span><text:span text:style-name="T11"> </text:span><text:span text:style-name="T14">0</text:span><text:span text:style-name="T24">)</text:span></text:p>
      <text:p text:style-name="P122"><text:span text:style-name="T11"><text:s text:c="4"/></text:span><text:span text:style-name="T24">{</text:span></text:p>
      <text:p text:style-name="P122"><text:span text:style-name="T11"><text:s text:c="8"/></text:span>printf<text:span text:style-name="T24">(</text:span><text:span text:style-name="T14">"You</text:span><text:span text:style-name="T11"> </text:span><text:span text:style-name="T14">picked</text:span><text:span text:style-name="T11"> </text:span><text:span text:style-name="T14">a</text:span><text:span text:style-name="T11"> </text:span><text:span text:style-name="T14">positive</text:span><text:span text:style-name="T11"> </text:span><text:span text:style-name="T14">number!\n"</text:span><text:span text:style-name="T24">);</text:span></text:p>
      <text:p text:style-name="P122"><text:span text:style-name="T11"><text:s text:c="4"/></text:span><text:span text:style-name="T24">}</text:span></text:p>
      <text:p text:style-name="P122"><text:span text:style-name="T11"><text:s text:c="4"/></text:span><text:span text:style-name="T25">else</text:span></text:p>
      <text:p text:style-name="P122"><text:span text:style-name="T11"><text:s text:c="4"/></text:span><text:span text:style-name="T24">{</text:span></text:p>
      <text:p text:style-name="P122"><text:span text:style-name="T11"><text:s text:c="8"/></text:span>printf<text:span text:style-name="T24">(</text:span><text:span text:style-name="T14">"You</text:span><text:span text:style-name="T11"> </text:span><text:span text:style-name="T14">picked</text:span><text:span text:style-name="T11"> </text:span><text:span text:style-name="T14">a</text:span><text:span text:style-name="T11"> </text:span><text:span text:style-name="T14">negative</text:span><text:span text:style-name="T11"> </text:span><text:span text:style-name="T14">number!\n"</text:span><text:span text:style-name="T24">);</text:span></text:p>
      <text:p text:style-name="P122"><text:span text:style-name="T11"><text:s text:c="4"/></text:span><text:span text:style-name="T24">}</text:span></text:p>
      <text:p text:style-name="P123">}</text:p>
      <text:p text:style-name="P49"/>
      <text:p text:style-name="P34">Percobaan 6: condition-1.c</text:p>
      <text:p text:style-name="P103"><text:span text:style-name="T8">#include</text:span><text:span text:style-name="T11"> </text:span><text:span text:style-name="T14">&lt;cs50.h&gt;</text:span></text:p>
      <text:p text:style-name="P119"><text:span text:style-name="T8">#include</text:span><text:span text:style-name="T11"> </text:span><text:span text:style-name="T14">&lt;stdio.h&gt;</text:span></text:p>
      <text:p text:style-name="P122"><text:span text:style-name="T25">int</text:span><text:span text:style-name="T11"> </text:span><text:span text:style-name="T29">main</text:span><text:span text:style-name="T24">(</text:span><text:span text:style-name="T25">void</text:span><text:span text:style-name="T24">)</text:span></text:p>
      <text:p text:style-name="P123">{</text:p>
      <text:p text:style-name="P122"><text:span text:style-name="T11"><text:s text:c="4"/></text:span><text:span text:style-name="T36">//</text:span><text:span text:style-name="T11"> </text:span><text:span text:style-name="T36">ask</text:span><text:span text:style-name="T11"> </text:span><text:span text:style-name="T36">user</text:span><text:span text:style-name="T11"> </text:span><text:span text:style-name="T36">for</text:span><text:span text:style-name="T11"> </text:span><text:span text:style-name="T36">an</text:span><text:span text:style-name="T11"> </text:span><text:span text:style-name="T36">integer</text:span></text:p>
      <text:p text:style-name="P122"><text:span text:style-name="T11"><text:s text:c="4"/></text:span>printf<text:span text:style-name="T24">(</text:span><text:span text:style-name="T14">"I'd</text:span><text:span text:style-name="T11"> </text:span><text:span text:style-name="T14">like</text:span><text:span text:style-name="T11"> </text:span><text:span text:style-name="T14">an</text:span><text:span text:style-name="T11"> </text:span><text:span text:style-name="T14">integer</text:span><text:span text:style-name="T11"> </text:span><text:span text:style-name="T14">please:</text:span><text:span text:style-name="T11"> </text:span><text:span text:style-name="T14">"</text:span><text:span text:style-name="T24">);</text:span></text:p>
      <text:p text:style-name="P119"><text:span text:style-name="T11"><text:s text:c="4"/></text:span><text:span text:style-name="T25">int</text:span><text:span text:style-name="T11"> </text:span><text:span text:style-name="T29">n</text:span><text:span text:style-name="T11"> </text:span><text:span text:style-name="T24">=</text:span><text:span text:style-name="T11"> </text:span>GetInt<text:span text:style-name="T24">();</text:span></text:p>
      <text:p text:style-name="P122"><text:span text:style-name="T11"><text:s text:c="4"/></text:span><text:span text:style-name="T36">//</text:span><text:span text:style-name="T11"> </text:span><text:span text:style-name="T36">analyze</text:span><text:span text:style-name="T11"> </text:span><text:span text:style-name="T36">user's</text:span><text:span text:style-name="T11"> </text:span><text:span text:style-name="T36">input</text:span></text:p>
      <text:p text:style-name="P122"><text:span text:style-name="T11"><text:s text:c="4"/></text:span><text:span text:style-name="T25">if</text:span><text:span text:style-name="T11"> </text:span><text:span text:style-name="T24">(</text:span><text:span text:style-name="T29">n</text:span><text:span text:style-name="T11"> </text:span><text:span text:style-name="T24">&gt;</text:span><text:span text:style-name="T11"> </text:span><text:span text:style-name="T14">0</text:span><text:span text:style-name="T24">)</text:span></text:p>
      <text:p text:style-name="P122"><text:span text:style-name="T11"><text:s text:c="4"/></text:span><text:span text:style-name="T24">{</text:span></text:p>
      <text:p text:style-name="P122"><text:span text:style-name="T11"><text:s text:c="8"/></text:span>printf<text:span text:style-name="T24">(</text:span><text:span text:style-name="T14">"You</text:span><text:span text:style-name="T11"> </text:span><text:span text:style-name="T14">picked</text:span><text:span text:style-name="T11"> </text:span><text:span text:style-name="T14">a</text:span><text:span text:style-name="T11"> </text:span><text:span text:style-name="T14">positive</text:span><text:span text:style-name="T11"> </text:span><text:span text:style-name="T14">number!\n"</text:span><text:span text:style-name="T24">);</text:span></text:p>
      <text:p text:style-name="P122"><text:span text:style-name="T11"><text:s text:c="4"/></text:span><text:span text:style-name="T24">}</text:span></text:p>
      <text:p text:style-name="P122"><text:span text:style-name="T11"><text:s text:c="4"/></text:span><text:span text:style-name="T25">else</text:span><text:span text:style-name="T11"> </text:span><text:span text:style-name="T25">if</text:span><text:span text:style-name="T11"> </text:span><text:span text:style-name="T24">(</text:span><text:span text:style-name="T29">n</text:span><text:span text:style-name="T11"> </text:span><text:span text:style-name="T24">==</text:span><text:span text:style-name="T11"> </text:span><text:span text:style-name="T14">0</text:span><text:span text:style-name="T24">)</text:span></text:p>
      <text:p text:style-name="P122"><text:span text:style-name="T11"><text:s text:c="4"/></text:span><text:span text:style-name="T24">{</text:span></text:p>
      <text:p text:style-name="P122"><text:span text:style-name="T11"><text:s text:c="8"/></text:span>printf<text:span text:style-name="T24">(</text:span><text:span text:style-name="T14">"You</text:span><text:span text:style-name="T11"> </text:span><text:span text:style-name="T14">picked</text:span><text:span text:style-name="T11"> </text:span><text:span text:style-name="T14">zero!\n"</text:span><text:span text:style-name="T24">);</text:span></text:p>
      <text:p text:style-name="P122"><text:span text:style-name="T11"><text:s text:c="4"/></text:span><text:span text:style-name="T24">}</text:span></text:p>
      <text:p text:style-name="P122"><text:span text:style-name="T11"><text:s text:c="4"/></text:span><text:span text:style-name="T25">else</text:span></text:p>
      <text:p text:style-name="P122"><text:span text:style-name="T11"><text:s text:c="4"/></text:span><text:span text:style-name="T24">{</text:span></text:p>
      <text:p text:style-name="P122"><text:span text:style-name="T11"><text:s text:c="8"/></text:span>printf<text:span text:style-name="T24">(</text:span><text:span text:style-name="T14">"You</text:span><text:span text:style-name="T11"> </text:span><text:span text:style-name="T14">picked</text:span><text:span text:style-name="T11"> </text:span><text:span text:style-name="T14">a</text:span><text:span text:style-name="T11"> </text:span><text:span text:style-name="T14">negative</text:span><text:span text:style-name="T11"> </text:span><text:span text:style-name="T14">number!\n"</text:span><text:span text:style-name="T24">);</text:span></text:p>
      <text:p text:style-name="P122"><text:span text:style-name="T11"><text:s text:c="4"/></text:span><text:span text:style-name="T24">}</text:span></text:p>
      <text:p text:style-name="P123">}</text:p>
      <text:p text:style-name="P50"/>
      <text:p text:style-name="P35">Percobaan 7: nonswitch.c</text:p>
      <text:p text:style-name="P104"><text:span text:style-name="T8">#include</text:span><text:span text:style-name="T11"> </text:span><text:span text:style-name="T14">&lt;cs50.h&gt;</text:span></text:p>
      <text:p text:style-name="P119"><text:span text:style-name="T8">#include</text:span><text:span text:style-name="T11"> </text:span><text:span text:style-name="T14">&lt;stdio.h&gt;</text:span></text:p>
      <text:p text:style-name="P122"><text:span text:style-name="T25">int</text:span><text:span text:style-name="T11"> </text:span><text:span text:style-name="T29">main</text:span><text:span text:style-name="T24">(</text:span><text:span text:style-name="T25">void</text:span><text:span text:style-name="T24">)</text:span></text:p>
      <text:p text:style-name="P123">{</text:p>
      <text:p text:style-name="P122"><text:span text:style-name="T11"><text:s text:c="4"/></text:span><text:span text:style-name="T36">//</text:span><text:span text:style-name="T11"> </text:span><text:span text:style-name="T36">ask</text:span><text:span text:style-name="T11"> </text:span><text:span text:style-name="T36">user</text:span><text:span text:style-name="T11"> </text:span><text:span text:style-name="T36">for</text:span><text:span text:style-name="T11"> </text:span><text:span text:style-name="T36">an</text:span><text:span text:style-name="T11"> </text:span><text:span text:style-name="T36">integer</text:span></text:p>
      <text:p text:style-name="P122"><text:soft-page-break/><text:span text:style-name="T11"><text:s text:c="4"/></text:span>printf<text:span text:style-name="T24">(</text:span><text:span text:style-name="T14">"Give</text:span><text:span text:style-name="T11"> </text:span><text:span text:style-name="T14">me</text:span><text:span text:style-name="T11"> </text:span><text:span text:style-name="T14">an</text:span><text:span text:style-name="T11"> </text:span><text:span text:style-name="T14">integer</text:span><text:span text:style-name="T11"> </text:span><text:span text:style-name="T14">between</text:span><text:span text:style-name="T11"> </text:span><text:span text:style-name="T14">1</text:span><text:span text:style-name="T11"> </text:span><text:span text:style-name="T14">and</text:span><text:span text:style-name="T11"> </text:span><text:span text:style-name="T14">10:</text:span><text:span text:style-name="T11"> </text:span><text:span text:style-name="T14">"</text:span><text:span text:style-name="T24">);</text:span></text:p>
      <text:p text:style-name="P119"><text:span text:style-name="T11"><text:s text:c="4"/></text:span><text:span text:style-name="T25">int</text:span><text:span text:style-name="T11"> </text:span><text:span text:style-name="T29">n</text:span><text:span text:style-name="T11"> </text:span><text:span text:style-name="T24">=</text:span><text:span text:style-name="T11"> </text:span>GetInt<text:span text:style-name="T24">();</text:span></text:p>
      <text:p text:style-name="P122"><text:span text:style-name="T11"><text:s text:c="4"/></text:span><text:span text:style-name="T36">//</text:span><text:span text:style-name="T11"> </text:span><text:span text:style-name="T36">judge</text:span><text:span text:style-name="T11"> </text:span><text:span text:style-name="T36">user's</text:span><text:span text:style-name="T11"> </text:span><text:span text:style-name="T36">input</text:span></text:p>
      <text:p text:style-name="P122"><text:span text:style-name="T11"><text:s text:c="4"/></text:span><text:span text:style-name="T25">if</text:span><text:span text:style-name="T11"> </text:span><text:span text:style-name="T24">(</text:span><text:span text:style-name="T29">n</text:span><text:span text:style-name="T11"> </text:span><text:span text:style-name="T24">&gt;=</text:span><text:span text:style-name="T11"> </text:span><text:span text:style-name="T14">1</text:span><text:span text:style-name="T11"> </text:span><text:span text:style-name="T24">&amp;&amp;</text:span><text:span text:style-name="T11"> </text:span><text:span text:style-name="T29">n</text:span><text:span text:style-name="T11"> </text:span><text:span text:style-name="T24">&lt;=</text:span><text:span text:style-name="T11"> </text:span><text:span text:style-name="T14">3</text:span><text:span text:style-name="T24">)</text:span></text:p>
      <text:p text:style-name="P122"><text:span text:style-name="T11"><text:s text:c="4"/></text:span><text:span text:style-name="T24">{</text:span></text:p>
      <text:p text:style-name="P122"><text:span text:style-name="T11"><text:s text:c="8"/></text:span>printf<text:span text:style-name="T24">(</text:span><text:span text:style-name="T14">"You</text:span><text:span text:style-name="T11"> </text:span><text:span text:style-name="T14">picked</text:span><text:span text:style-name="T11"> </text:span><text:span text:style-name="T14">a</text:span><text:span text:style-name="T11"> </text:span><text:span text:style-name="T14">small</text:span><text:span text:style-name="T11"> </text:span><text:span text:style-name="T14">number.\n"</text:span><text:span text:style-name="T24">);</text:span></text:p>
      <text:p text:style-name="P122"><text:span text:style-name="T11"><text:s text:c="4"/></text:span><text:span text:style-name="T24">}</text:span></text:p>
      <text:p text:style-name="P122"><text:span text:style-name="T11"><text:s text:c="4"/></text:span><text:span text:style-name="T25">else</text:span><text:span text:style-name="T11"> </text:span><text:span text:style-name="T25">if</text:span><text:span text:style-name="T11"> </text:span><text:span text:style-name="T24">(</text:span><text:span text:style-name="T29">n</text:span><text:span text:style-name="T11"> </text:span><text:span text:style-name="T24">&gt;=</text:span><text:span text:style-name="T11"> </text:span><text:span text:style-name="T14">4</text:span><text:span text:style-name="T11"> </text:span><text:span text:style-name="T24">&amp;&amp;</text:span><text:span text:style-name="T11"> </text:span><text:span text:style-name="T29">n</text:span><text:span text:style-name="T11"> </text:span><text:span text:style-name="T24">&lt;=</text:span><text:span text:style-name="T11"> </text:span><text:span text:style-name="T14">6</text:span><text:span text:style-name="T24">)</text:span></text:p>
      <text:p text:style-name="P122"><text:span text:style-name="T11"><text:s text:c="4"/></text:span><text:span text:style-name="T24">{</text:span></text:p>
      <text:p text:style-name="P122"><text:span text:style-name="T11"><text:s text:c="8"/></text:span>printf<text:span text:style-name="T24">(</text:span><text:span text:style-name="T14">"You</text:span><text:span text:style-name="T11"> </text:span><text:span text:style-name="T14">picked</text:span><text:span text:style-name="T11"> </text:span><text:span text:style-name="T14">a</text:span><text:span text:style-name="T11"> </text:span><text:span text:style-name="T14">medium</text:span><text:span text:style-name="T11"> </text:span><text:span text:style-name="T14">number.\n"</text:span><text:span text:style-name="T24">);</text:span></text:p>
      <text:p text:style-name="P122"><text:span text:style-name="T11"><text:s text:c="4"/></text:span><text:span text:style-name="T24">}</text:span></text:p>
      <text:p text:style-name="P122"><text:span text:style-name="T11"><text:s text:c="4"/></text:span><text:span text:style-name="T25">else</text:span><text:span text:style-name="T11"> </text:span><text:span text:style-name="T25">if</text:span><text:span text:style-name="T11"> </text:span><text:span text:style-name="T24">(</text:span><text:span text:style-name="T29">n</text:span><text:span text:style-name="T11"> </text:span><text:span text:style-name="T24">&gt;=</text:span><text:span text:style-name="T11"> </text:span><text:span text:style-name="T14">7</text:span><text:span text:style-name="T11"> </text:span><text:span text:style-name="T24">&amp;&amp;</text:span><text:span text:style-name="T11"> </text:span><text:span text:style-name="T29">n</text:span><text:span text:style-name="T11"> </text:span><text:span text:style-name="T24">&lt;=</text:span><text:span text:style-name="T11"> </text:span><text:span text:style-name="T14">10</text:span><text:span text:style-name="T24">)</text:span></text:p>
      <text:p text:style-name="P122"><text:span text:style-name="T11"><text:s text:c="4"/></text:span><text:span text:style-name="T24">{</text:span></text:p>
      <text:p text:style-name="P122"><text:span text:style-name="T11"><text:s text:c="8"/></text:span>printf<text:span text:style-name="T24">(</text:span><text:span text:style-name="T14">"You</text:span><text:span text:style-name="T11"> </text:span><text:span text:style-name="T14">picked</text:span><text:span text:style-name="T11"> </text:span><text:span text:style-name="T14">a</text:span><text:span text:style-name="T11"> </text:span><text:span text:style-name="T14">big</text:span><text:span text:style-name="T11"> </text:span><text:span text:style-name="T14">number.\n"</text:span><text:span text:style-name="T24">);</text:span></text:p>
      <text:p text:style-name="P122"><text:span text:style-name="T11"><text:s text:c="4"/></text:span><text:span text:style-name="T24">}</text:span></text:p>
      <text:p text:style-name="P122"><text:span text:style-name="T11"><text:s text:c="4"/></text:span><text:span text:style-name="T25">else</text:span><text:span text:style-name="T11"> </text:span></text:p>
      <text:p text:style-name="P122"><text:span text:style-name="T11"><text:s text:c="4"/></text:span><text:span text:style-name="T24">{</text:span></text:p>
      <text:p text:style-name="P122"><text:span text:style-name="T11"><text:s text:c="8"/></text:span>printf<text:span text:style-name="T24">(</text:span><text:span text:style-name="T14">"You</text:span><text:span text:style-name="T11"> </text:span><text:span text:style-name="T14">picked</text:span><text:span text:style-name="T11"> </text:span><text:span text:style-name="T14">an</text:span><text:span text:style-name="T11"> </text:span><text:span text:style-name="T14">invalid</text:span><text:span text:style-name="T11"> </text:span><text:span text:style-name="T14">number.\n"</text:span><text:span text:style-name="T24">);</text:span></text:p>
      <text:p text:style-name="P122"><text:span text:style-name="T11"><text:s text:c="4"/></text:span><text:span text:style-name="T24">}</text:span></text:p>
      <text:p text:style-name="P123">}</text:p>
      <text:p text:style-name="P51"/>
      <text:p text:style-name="P88"><text:span text:style-name="T51">Percobaan 8: switch</text:span><text:span text:style-name="T52">Demo</text:span><text:span text:style-name="T51">.c</text:span></text:p>
      <text:p text:style-name="P122"><text:span text:style-name="T81">#include</text:span><text:span text:style-name="T11"> </text:span><text:span text:style-name="T82">&lt;stdio.h&gt;</text:span></text:p>
      <text:p text:style-name="P124"><text:s/></text:p>
      <text:p text:style-name="P122"><text:span text:style-name="T83">int</text:span><text:span text:style-name="T11"> </text:span><text:span text:style-name="T29">main()</text:span></text:p>
      <text:p text:style-name="P127">{</text:p>
      <text:p text:style-name="P122"><text:span text:style-name="T83">int</text:span><text:span text:style-name="T11"> </text:span><text:span text:style-name="T29">n;</text:span><text:span text:style-name="T11"> </text:span></text:p>
      <text:p text:style-name="P122">printf<text:span text:style-name="T29">(</text:span><text:span text:style-name="T82">"Masukkan</text:span><text:span text:style-name="T11"> </text:span><text:span text:style-name="T82">angka</text:span><text:span text:style-name="T11"> </text:span><text:span text:style-name="T82">1-3:</text:span><text:span text:style-name="T11"> </text:span><text:span text:style-name="T82">"</text:span><text:span text:style-name="T29">);</text:span></text:p>
      <text:p text:style-name="P122">scanf<text:span text:style-name="T29">(</text:span><text:span text:style-name="T82">"%d"</text:span><text:span text:style-name="T29">,</text:span><text:span text:style-name="T11"> </text:span><text:span text:style-name="T29">&amp;n);</text:span></text:p>
      <text:p text:style-name="P124"><text:s/></text:p>
      <text:p text:style-name="P122"><text:span text:style-name="T83">switch</text:span><text:span text:style-name="T11"> </text:span><text:span text:style-name="T29">(n)</text:span></text:p>
      <text:p text:style-name="P127">{</text:p>
      <text:p text:style-name="P122"><text:span text:style-name="T11"><text:s text:c="8"/></text:span><text:span text:style-name="T83">case</text:span><text:span text:style-name="T11"> </text:span><text:span text:style-name="T81">1</text:span><text:span text:style-name="T29">:</text:span></text:p>
      <text:p text:style-name="P122"><text:span text:style-name="T11"><text:s text:c="16"/></text:span>printf<text:span text:style-name="T29">(</text:span><text:span text:style-name="T82">"Anda</text:span><text:span text:style-name="T11"> </text:span><text:span text:style-name="T82">memasukkan</text:span><text:span text:style-name="T11"> </text:span><text:span text:style-name="T82">angka</text:span><text:span text:style-name="T11"> </text:span><text:span text:style-name="T82">kecil"</text:span><text:span text:style-name="T29">);</text:span></text:p>
      <text:p text:style-name="P122"><text:span text:style-name="T11"><text:s text:c="8"/></text:span><text:span text:style-name="T83">break</text:span><text:span text:style-name="T29">;</text:span></text:p>
      <text:p text:style-name="P122"><text:span text:style-name="T11"><text:s text:c="8"/></text:span><text:span text:style-name="T83">case</text:span><text:span text:style-name="T11"> </text:span><text:span text:style-name="T81">2</text:span><text:span text:style-name="T29">:</text:span></text:p>
      <text:p text:style-name="P122"><text:span text:style-name="T11"><text:s text:c="16"/></text:span>printf<text:span text:style-name="T29">(</text:span><text:span text:style-name="T82">"Anda</text:span><text:span text:style-name="T11"> </text:span><text:span text:style-name="T82">memasukkan</text:span><text:span text:style-name="T11"> </text:span><text:span text:style-name="T82">angka</text:span><text:span text:style-name="T11"> </text:span><text:span text:style-name="T82">sedang"</text:span><text:span text:style-name="T29">);</text:span></text:p>
      <text:p text:style-name="P122"><text:span text:style-name="T11"><text:s text:c="8"/></text:span><text:span text:style-name="T83">break</text:span><text:span text:style-name="T29">;</text:span></text:p>
      <text:p text:style-name="P122"><text:span text:style-name="T11"><text:s text:c="8"/></text:span><text:span text:style-name="T83">case</text:span><text:span text:style-name="T11"> </text:span><text:span text:style-name="T81">3</text:span><text:span text:style-name="T29">:</text:span></text:p>
      <text:p text:style-name="P122"><text:span text:style-name="T11"><text:s text:c="16"/></text:span>printf<text:span text:style-name="T29">(</text:span><text:span text:style-name="T82">"Anda</text:span><text:span text:style-name="T11"> </text:span><text:span text:style-name="T82">memasukkan</text:span><text:span text:style-name="T11"> </text:span><text:span text:style-name="T82">angka</text:span><text:span text:style-name="T11"> </text:span><text:span text:style-name="T82">besar"</text:span><text:span text:style-name="T29">);</text:span></text:p>
      <text:p text:style-name="P122"><text:span text:style-name="T11"><text:s text:c="8"/></text:span><text:span text:style-name="T83">break</text:span><text:span text:style-name="T29">;</text:span></text:p>
      <text:p text:style-name="P122"><text:span text:style-name="T11"><text:s text:c="8"/></text:span><text:span text:style-name="T83">default</text:span><text:span text:style-name="T29">:</text:span></text:p>
      <text:p text:style-name="P122"><text:span text:style-name="T11"><text:s text:c="16"/></text:span>printf<text:span text:style-name="T29">(</text:span><text:span text:style-name="T82">"Anda</text:span><text:span text:style-name="T11"> </text:span><text:span text:style-name="T82">memaskukkan</text:span><text:span text:style-name="T11"> </text:span><text:span text:style-name="T82">angka</text:span><text:span text:style-name="T11"> </text:span><text:span text:style-name="T82">yang</text:span><text:span text:style-name="T11"> </text:span><text:span text:style-name="T82">salah"</text:span><text:span text:style-name="T29">);</text:span></text:p>
      <text:p text:style-name="P122"><text:span text:style-name="T11"><text:s text:c="8"/></text:span><text:span text:style-name="T83">break</text:span><text:span text:style-name="T29">;</text:span></text:p>
      <text:p text:style-name="P127">}</text:p>
      <text:p text:style-name="P122">printf<text:span text:style-name="T29">(</text:span><text:span text:style-name="T82">"\n"</text:span><text:span text:style-name="T29">);</text:span></text:p>
      <text:p text:style-name="P122"><text:span text:style-name="T83">return</text:span><text:span text:style-name="T11"> </text:span><text:span text:style-name="T81">0</text:span><text:span text:style-name="T29">;</text:span></text:p>
      <text:p text:style-name="P127">}</text:p>
      <text:p text:style-name="P118"/>
      <text:p text:style-name="P52"/>
      <text:p text:style-name="P52"/>
      <text:p text:style-name="P45"/>
      <text:p text:style-name="P45"><text:soft-page-break/>Tugas Praktikum:</text:p>
      <text:list xml:id="list4432748143022035029" text:style-name="L6">
        <text:list-item>
          <text:p text:style-name="P165">Buatlah sebuah program dengan menggunakan if, else if dan else.</text:p>
        </text:list-item>
        <text:list-item>
          <text:p text:style-name="P165">Buatlah sebuah program dengan menggunakan while, dan do while.</text:p>
        </text:list-item>
        <text:list-item>
          <text:p text:style-name="P165">Buatlah sebuah program dengan menggunakan loop for.</text:p>
        </text:list-item>
        <text:list-item>
          <text:p text:style-name="P166">Buatlah sebuah program dengan menggunakan switch</text:p>
        </text:list-item>
      </text:list>
      <text:p text:style-name="P46"/>
      <text:h text:style-name="P198" text:outline-level="1"><text:bookmark-start text:name="__RefHeading__6374_1704778645"/><text:span text:style-name="T73">Modul 3: </text:span>Logika dan Aplikasi<text:bookmark-end text:name="__RefHeading__6374_1704778645"/></text:h>
      <text:p text:style-name="P66">Tujuan:</text:p>
      <text:list xml:id="list7942594463371373440" text:style-name="L7">
        <text:list-item>
          <text:p text:style-name="P167">Mahasiswa mampu mendemokan dan menjelaskan program C sederhana berdasarkan logika pemrograman </text:p>
        </text:list-item>
        <text:list-item>
          <text:p text:style-name="P167">Mahasiswa mampu membuat program aplikasi sederhana berbasis bahasa C</text:p>
        </text:list-item>
      </text:list>
      <text:p text:style-name="P67"/>
      <text:p text:style-name="P24">Percobaan 1: bintang.c</text:p>
      <text:p text:style-name="P108"><text:span text:style-name="T8">#include</text:span><text:span text:style-name="T11"> </text:span><text:span text:style-name="T14">&lt;stdio.h&gt;</text:span></text:p>
      <text:p text:style-name="P122"><text:span text:style-name="T25">int</text:span><text:span text:style-name="T11"> </text:span><text:span text:style-name="T29">main</text:span><text:span text:style-name="T24">(</text:span><text:span text:style-name="T25">void</text:span><text:span text:style-name="T24">)</text:span></text:p>
      <text:p text:style-name="P123">{</text:p>
      <text:p text:style-name="P119"><text:span text:style-name="T25">int</text:span><text:span text:style-name="T11"> </text:span><text:span text:style-name="T29">i</text:span><text:span text:style-name="T24">,</text:span><text:span text:style-name="T29">j</text:span><text:span text:style-name="T24">,</text:span><text:span text:style-name="T29">n</text:span><text:span text:style-name="T24">,</text:span><text:span text:style-name="T11"> </text:span><text:span text:style-name="T29">jumlah</text:span><text:span text:style-name="T24">=</text:span><text:span text:style-name="T14">0</text:span><text:span text:style-name="T24">;</text:span></text:p>
      <text:p text:style-name="P122"><text:span text:style-name="T36">//meminta</text:span><text:span text:style-name="T11"> </text:span><text:span text:style-name="T36">input</text:span><text:span text:style-name="T11"> </text:span><text:span text:style-name="T36">dari</text:span><text:span text:style-name="T11"> </text:span><text:span text:style-name="T36">user</text:span></text:p>
      <text:p text:style-name="P122">printf<text:span text:style-name="T24">(</text:span><text:span text:style-name="T14">"Masukkan</text:span><text:span text:style-name="T11"> </text:span><text:span text:style-name="T14">N=</text:span><text:span text:style-name="T11"> </text:span><text:span text:style-name="T14">"</text:span><text:span text:style-name="T24">);</text:span></text:p>
      <text:p text:style-name="P119">scanf<text:span text:style-name="T24">(</text:span><text:span text:style-name="T14">"%d"</text:span><text:span text:style-name="T24">,</text:span><text:span text:style-name="T11"> </text:span><text:span text:style-name="T24">&amp;</text:span><text:span text:style-name="T29">n</text:span><text:span text:style-name="T24">);</text:span></text:p>
      <text:p text:style-name="P122"><text:span text:style-name="T36">//memulai</text:span><text:span text:style-name="T11"> </text:span><text:span text:style-name="T36">proses</text:span><text:span text:style-name="T11"> </text:span><text:span text:style-name="T36">perulangan</text:span></text:p>
      <text:p text:style-name="P122"><text:span text:style-name="T25">for</text:span><text:span text:style-name="T11"> </text:span><text:span text:style-name="T24">(</text:span><text:span text:style-name="T29">i</text:span><text:span text:style-name="T11"> </text:span><text:span text:style-name="T24">=</text:span><text:span text:style-name="T14">1</text:span><text:span text:style-name="T24">;</text:span><text:span text:style-name="T11"> </text:span><text:span text:style-name="T29">i</text:span><text:span text:style-name="T11"> </text:span><text:span text:style-name="T24">&lt;=</text:span><text:span text:style-name="T11"> </text:span><text:span text:style-name="T29">n</text:span><text:span text:style-name="T24">;</text:span><text:span text:style-name="T11"> </text:span><text:span text:style-name="T29">i</text:span><text:span text:style-name="T24">++)</text:span><text:span text:style-name="T11"> <text:s text:c="7"/></text:span><text:span text:style-name="T36">//</text:span><text:span text:style-name="T11"> </text:span><text:span text:style-name="T36">perulangan</text:span><text:span text:style-name="T11"> </text:span><text:span text:style-name="T36">ganti</text:span><text:span text:style-name="T11"> </text:span><text:span text:style-name="T36">baris</text:span></text:p>
      <text:p text:style-name="P123">{</text:p>
      <text:p text:style-name="P122"><text:span text:style-name="T11"><text:s text:c="4"/></text:span><text:span text:style-name="T25">for</text:span><text:span text:style-name="T11"> </text:span><text:span text:style-name="T24">(</text:span><text:span text:style-name="T29">j</text:span><text:span text:style-name="T24">=</text:span><text:span text:style-name="T14">1</text:span><text:span text:style-name="T24">;</text:span><text:span text:style-name="T11"> </text:span><text:span text:style-name="T29">j</text:span><text:span text:style-name="T11"> </text:span><text:span text:style-name="T24">&lt;=</text:span><text:span text:style-name="T29">i</text:span><text:span text:style-name="T24">;</text:span><text:span text:style-name="T11"> </text:span><text:span text:style-name="T29">j</text:span><text:span text:style-name="T24">++)</text:span><text:span text:style-name="T11"> <text:s text:c="5"/></text:span><text:span text:style-name="T36">//</text:span><text:span text:style-name="T11"> </text:span><text:span text:style-name="T36">perulangan</text:span><text:span text:style-name="T11"> </text:span><text:span text:style-name="T36">cetak</text:span><text:span text:style-name="T11"> </text:span><text:span text:style-name="T36">*</text:span></text:p>
      <text:p text:style-name="P122"><text:span text:style-name="T11"><text:s text:c="4"/></text:span><text:span text:style-name="T24">{</text:span></text:p>
      <text:p text:style-name="P122"><text:span text:style-name="T11"><text:s text:c="8"/></text:span>printf<text:span text:style-name="T24">(</text:span><text:span text:style-name="T14">"*"</text:span><text:span text:style-name="T24">);</text:span></text:p>
      <text:p text:style-name="P122"><text:span text:style-name="T11"><text:s text:c="8"/></text:span><text:span text:style-name="T29">jumlah</text:span><text:span text:style-name="T24">=</text:span><text:span text:style-name="T29">jumlah</text:span><text:span text:style-name="T24">+</text:span><text:span text:style-name="T14">1</text:span><text:span text:style-name="T24">;</text:span></text:p>
      <text:p text:style-name="P122"><text:span text:style-name="T11"><text:s text:c="4"/></text:span><text:span text:style-name="T24">}</text:span></text:p>
      <text:p text:style-name="P122"><text:span text:style-name="T11"><text:s text:c="4"/></text:span>printf<text:span text:style-name="T24">(</text:span><text:span text:style-name="T14">"\n"</text:span><text:span text:style-name="T24">);</text:span></text:p>
      <text:p text:style-name="P120">}</text:p>
      <text:p text:style-name="P122">printf<text:span text:style-name="T24">(</text:span><text:span text:style-name="T14">"jumlah</text:span><text:span text:style-name="T11"> </text:span><text:span text:style-name="T14">bintang=</text:span><text:span text:style-name="T11"> </text:span><text:span text:style-name="T14">%d</text:span><text:span text:style-name="T11"> </text:span><text:span text:style-name="T14">\n"</text:span><text:span text:style-name="T24">,</text:span><text:span text:style-name="T11"> </text:span><text:span text:style-name="T29">jumlah</text:span><text:span text:style-name="T24">);</text:span></text:p>
      <text:p text:style-name="P120">}</text:p>
      <text:p text:style-name="P24">Percobaan 2: <text:span text:style-name="T62">bintangSpasi.c</text:span></text:p>
      <text:p text:style-name="P108"><text:span text:style-name="T8">#include</text:span><text:span text:style-name="T11"> </text:span><text:span text:style-name="T14">&lt;stdio.h&gt;</text:span></text:p>
      <text:p text:style-name="P122"><text:span text:style-name="T25">int</text:span><text:span text:style-name="T11"> </text:span><text:span text:style-name="T29">main</text:span><text:span text:style-name="T24">()</text:span></text:p>
      <text:p text:style-name="P123">{</text:p>
      <text:p text:style-name="P122"><text:span text:style-name="T25">int</text:span><text:span text:style-name="T11"> </text:span><text:span text:style-name="T29">i</text:span><text:span text:style-name="T24">,</text:span><text:span text:style-name="T11"> </text:span><text:span text:style-name="T29">j</text:span><text:span text:style-name="T24">,</text:span><text:span text:style-name="T11"> </text:span><text:span text:style-name="T29">n</text:span><text:span text:style-name="T24">,</text:span><text:span text:style-name="T11"> </text:span><text:span text:style-name="T29">jumlah</text:span><text:span text:style-name="T24">=</text:span><text:span text:style-name="T14">0</text:span><text:span text:style-name="T24">;</text:span></text:p>
      <text:p text:style-name="P122">printf<text:span text:style-name="T24">(</text:span><text:span text:style-name="T14">"Masukkan</text:span><text:span text:style-name="T11"> </text:span><text:span text:style-name="T14">jumlah</text:span><text:span text:style-name="T11"> </text:span><text:span text:style-name="T14">baris:</text:span><text:span text:style-name="T11"> </text:span><text:span text:style-name="T14">"</text:span><text:span text:style-name="T24">);</text:span></text:p>
      <text:p text:style-name="P119">scanf<text:span text:style-name="T24">(</text:span><text:span text:style-name="T14">"%d"</text:span><text:span text:style-name="T24">,</text:span><text:span text:style-name="T11"> </text:span><text:span text:style-name="T24">&amp;</text:span><text:span text:style-name="T29">n</text:span><text:span text:style-name="T24">);</text:span></text:p>
      <text:p text:style-name="P122"><text:span text:style-name="T25">for</text:span><text:span text:style-name="T11"> </text:span><text:span text:style-name="T24">(</text:span><text:span text:style-name="T29">i</text:span><text:span text:style-name="T11"> </text:span><text:span text:style-name="T24">=</text:span><text:span text:style-name="T11"> </text:span><text:span text:style-name="T14">1</text:span><text:span text:style-name="T24">;</text:span><text:span text:style-name="T11"> </text:span><text:span text:style-name="T29">i</text:span><text:span text:style-name="T24">&lt;=</text:span><text:span text:style-name="T29">n</text:span><text:span text:style-name="T24">;</text:span><text:span text:style-name="T11"> </text:span><text:span text:style-name="T29">i</text:span><text:span text:style-name="T24">++)</text:span></text:p>
      <text:p text:style-name="P122"><text:span text:style-name="T24">{</text:span><text:span text:style-name="T11"> <text:s/></text:span></text:p>
      <text:p text:style-name="P122"><text:span text:style-name="T11"><text:s text:c="4"/></text:span><text:span text:style-name="T36">//</text:span><text:span text:style-name="T11"> </text:span><text:span text:style-name="T36">cetak</text:span><text:span text:style-name="T11"> </text:span><text:span text:style-name="T36">spasi</text:span></text:p>
      <text:p text:style-name="P122"><text:span text:style-name="T11"><text:s text:c="4"/></text:span><text:span text:style-name="T25">for</text:span><text:span text:style-name="T11"> </text:span><text:span text:style-name="T24">(</text:span><text:span text:style-name="T29">j</text:span><text:span text:style-name="T11"> </text:span><text:span text:style-name="T24">=</text:span><text:span text:style-name="T11"> </text:span><text:span text:style-name="T14">1</text:span><text:span text:style-name="T24">;</text:span><text:span text:style-name="T11"> </text:span><text:span text:style-name="T29">j</text:span><text:span text:style-name="T24">&lt;=(</text:span><text:span text:style-name="T29">n</text:span><text:span text:style-name="T24">-</text:span><text:span text:style-name="T29">i</text:span><text:span text:style-name="T24">);</text:span><text:span text:style-name="T11"> </text:span><text:span text:style-name="T29">j</text:span><text:span text:style-name="T24">++)</text:span></text:p>
      <text:p text:style-name="P122"><text:span text:style-name="T11"><text:s text:c="4"/></text:span>printf<text:span text:style-name="T24">(</text:span><text:span text:style-name="T14">"</text:span><text:span text:style-name="T11"> </text:span><text:span text:style-name="T14">"</text:span><text:span text:style-name="T24">);</text:span></text:p>
      <text:p text:style-name="P124"><text:s text:c="4"/></text:p>
      <text:p text:style-name="P122"><text:span text:style-name="T11"><text:s text:c="4"/></text:span><text:span text:style-name="T36">//</text:span><text:span text:style-name="T11"> </text:span><text:span text:style-name="T36">cetak</text:span><text:span text:style-name="T11"> </text:span><text:span text:style-name="T36">bintang</text:span></text:p>
      <text:p text:style-name="P122"><text:span text:style-name="T11"><text:s text:c="4"/></text:span><text:span text:style-name="T25">for</text:span><text:span text:style-name="T11"> </text:span><text:span text:style-name="T24">(</text:span><text:span text:style-name="T29">j</text:span><text:span text:style-name="T11"> </text:span><text:span text:style-name="T24">=</text:span><text:span text:style-name="T11"> </text:span><text:span text:style-name="T14">1</text:span><text:span text:style-name="T24">;</text:span><text:span text:style-name="T11"> </text:span><text:span text:style-name="T29">j</text:span><text:span text:style-name="T24">&lt;=</text:span><text:span text:style-name="T29">i</text:span><text:span text:style-name="T24">;</text:span><text:span text:style-name="T11"> </text:span><text:span text:style-name="T29">j</text:span><text:span text:style-name="T24">++)</text:span></text:p>
      <text:p text:style-name="P122"><text:span text:style-name="T11"><text:s text:c="4"/></text:span><text:span text:style-name="T24">{</text:span></text:p>
      <text:p text:style-name="P122"><text:span text:style-name="T11"><text:s text:c="8"/></text:span>printf<text:span text:style-name="T24">(</text:span><text:span text:style-name="T14">"*"</text:span><text:span text:style-name="T24">);</text:span></text:p>
      <text:p text:style-name="P122"><text:soft-page-break/><text:span text:style-name="T11"><text:s text:c="8"/></text:span><text:span text:style-name="T29">jumlah</text:span><text:span text:style-name="T11"> </text:span><text:span text:style-name="T24">=</text:span><text:span text:style-name="T29">jumlah</text:span><text:span text:style-name="T24">+</text:span><text:span text:style-name="T14">1</text:span><text:span text:style-name="T24">;</text:span></text:p>
      <text:p text:style-name="P122"><text:span text:style-name="T11"><text:s text:c="4"/></text:span><text:span text:style-name="T24">}</text:span></text:p>
      <text:p text:style-name="P124"><text:s text:c="4"/></text:p>
      <text:p text:style-name="P122"><text:span text:style-name="T11"><text:s text:c="4"/></text:span>printf<text:span text:style-name="T24">(</text:span><text:span text:style-name="T14">"\n"</text:span><text:span text:style-name="T24">);</text:span></text:p>
      <text:p text:style-name="P119"><text:span text:style-name="T24">}</text:span><text:span text:style-name="T11"> <text:s text:c="3"/></text:span></text:p>
      <text:p text:style-name="P122"><text:span text:style-name="T25">return</text:span><text:span text:style-name="T11"> </text:span><text:span text:style-name="T14">0</text:span><text:span text:style-name="T24">;</text:span></text:p>
      <text:p text:style-name="P123">}</text:p>
      <text:p text:style-name="P68"/>
      <text:p text:style-name="P25">Percobaan 3: akar.c</text:p>
      <text:p text:style-name="P109"><text:span text:style-name="T8">#include</text:span><text:span text:style-name="T11"> </text:span><text:span text:style-name="T14">&lt;stdio.h&gt;</text:span></text:p>
      <text:p text:style-name="P119"><text:span text:style-name="T8">#include</text:span><text:span text:style-name="T11"> </text:span><text:span text:style-name="T14">&lt;math.h&gt;</text:span></text:p>
      <text:p text:style-name="P122"><text:span text:style-name="T25">int</text:span><text:span text:style-name="T11"> </text:span><text:span text:style-name="T29">main</text:span><text:span text:style-name="T24">()</text:span></text:p>
      <text:p text:style-name="P123">{</text:p>
      <text:p text:style-name="P122"><text:span text:style-name="T11"><text:s text:c="4"/></text:span><text:span text:style-name="T25">int</text:span><text:span text:style-name="T11"> </text:span><text:span text:style-name="T29">a</text:span><text:span text:style-name="T24">,</text:span><text:span text:style-name="T29">b</text:span><text:span text:style-name="T24">,</text:span><text:span text:style-name="T29">c</text:span><text:span text:style-name="T24">,</text:span><text:span text:style-name="T29">d</text:span><text:span text:style-name="T24">,</text:span><text:span text:style-name="T29">x1</text:span><text:span text:style-name="T24">,</text:span><text:span text:style-name="T29">x2</text:span><text:span text:style-name="T24">;</text:span></text:p>
      <text:p text:style-name="P122"><text:span text:style-name="T11"><text:s text:c="4"/></text:span>printf<text:span text:style-name="T24">(</text:span><text:span text:style-name="T14">"Program</text:span><text:span text:style-name="T11"> </text:span><text:span text:style-name="T14">Persamaan</text:span><text:span text:style-name="T11"> </text:span><text:span text:style-name="T14">Kuadrat</text:span><text:span text:style-name="T11"> </text:span><text:span text:style-name="T14">Ax^2</text:span><text:span text:style-name="T11"> </text:span><text:span text:style-name="T14">+</text:span><text:span text:style-name="T11"> </text:span><text:span text:style-name="T14">Bx</text:span><text:span text:style-name="T11"> </text:span><text:span text:style-name="T14">+</text:span><text:span text:style-name="T11"> </text:span><text:span text:style-name="T14">C\n"</text:span><text:span text:style-name="T24">);</text:span></text:p>
      <text:p text:style-name="P122"><text:span text:style-name="T11"><text:s text:c="4"/></text:span>printf<text:span text:style-name="T24">(</text:span><text:span text:style-name="T14">"---\n"</text:span><text:span text:style-name="T24">);</text:span></text:p>
      <text:p text:style-name="P122"><text:span text:style-name="T11"><text:s text:c="4"/></text:span>printf<text:span text:style-name="T24">(</text:span><text:span text:style-name="T14">"Masukkan</text:span><text:span text:style-name="T11"> </text:span><text:span text:style-name="T14">A:</text:span><text:span text:style-name="T11"> </text:span><text:span text:style-name="T14">"</text:span><text:span text:style-name="T24">);</text:span></text:p>
      <text:p text:style-name="P122"><text:span text:style-name="T11"><text:s text:c="4"/></text:span>scanf<text:span text:style-name="T24">(</text:span><text:span text:style-name="T14">"%d"</text:span><text:span text:style-name="T24">,</text:span><text:span text:style-name="T11"> </text:span><text:span text:style-name="T24">&amp;</text:span><text:span text:style-name="T29">a</text:span><text:span text:style-name="T24">);</text:span></text:p>
      <text:p text:style-name="P122"><text:span text:style-name="T11"><text:s text:c="4"/></text:span>printf<text:span text:style-name="T24">(</text:span><text:span text:style-name="T14">"Masukkan</text:span><text:span text:style-name="T11"> </text:span><text:span text:style-name="T14">B:</text:span><text:span text:style-name="T11"> </text:span><text:span text:style-name="T14">"</text:span><text:span text:style-name="T24">);</text:span></text:p>
      <text:p text:style-name="P122"><text:span text:style-name="T11"><text:s text:c="4"/></text:span>scanf<text:span text:style-name="T24">(</text:span><text:span text:style-name="T14">"%d"</text:span><text:span text:style-name="T24">,</text:span><text:span text:style-name="T11"> </text:span><text:span text:style-name="T24">&amp;</text:span><text:span text:style-name="T29">b</text:span><text:span text:style-name="T24">);</text:span></text:p>
      <text:p text:style-name="P122"><text:span text:style-name="T11"><text:s text:c="4"/></text:span>printf<text:span text:style-name="T24">(</text:span><text:span text:style-name="T14">"Masukkan</text:span><text:span text:style-name="T11"> </text:span><text:span text:style-name="T14">C:</text:span><text:span text:style-name="T11"> </text:span><text:span text:style-name="T14">"</text:span><text:span text:style-name="T24">);</text:span></text:p>
      <text:p text:style-name="P122"><text:span text:style-name="T11"><text:s text:c="4"/></text:span>scanf<text:span text:style-name="T24">(</text:span><text:span text:style-name="T14">"%d"</text:span><text:span text:style-name="T24">,</text:span><text:span text:style-name="T11"> </text:span><text:span text:style-name="T24">&amp;</text:span><text:span text:style-name="T29">c</text:span><text:span text:style-name="T24">);</text:span></text:p>
      <text:p text:style-name="P124"><text:s text:c="4"/></text:p>
      <text:p text:style-name="P122"><text:span text:style-name="T11"><text:s text:c="4"/></text:span><text:span text:style-name="T29">d</text:span><text:span text:style-name="T24">=(</text:span><text:span text:style-name="T29">b</text:span><text:span text:style-name="T24">*</text:span><text:span text:style-name="T29">b</text:span><text:span text:style-name="T24">)-(</text:span><text:span text:style-name="T14">4</text:span><text:span text:style-name="T24">*</text:span><text:span text:style-name="T29">a</text:span><text:span text:style-name="T24">*</text:span><text:span text:style-name="T29">c</text:span><text:span text:style-name="T24">);</text:span></text:p>
      <text:p text:style-name="P124"><text:s text:c="4"/></text:p>
      <text:p text:style-name="P122"><text:span text:style-name="T11"><text:s text:c="4"/></text:span><text:span text:style-name="T25">if</text:span><text:span text:style-name="T11"> </text:span><text:span text:style-name="T24">(</text:span><text:span text:style-name="T11"> </text:span><text:span text:style-name="T29">a</text:span><text:span text:style-name="T11"> </text:span><text:span text:style-name="T24">==</text:span><text:span text:style-name="T11"> </text:span><text:span text:style-name="T14">0</text:span><text:span text:style-name="T11"> </text:span><text:span text:style-name="T24">)</text:span></text:p>
      <text:p text:style-name="P122"><text:span text:style-name="T11"><text:s text:c="4"/></text:span><text:span text:style-name="T24">{</text:span></text:p>
      <text:p text:style-name="P122"><text:span text:style-name="T11"><text:s text:c="8"/></text:span>printf<text:span text:style-name="T24">(</text:span><text:span text:style-name="T14">"Bukan</text:span><text:span text:style-name="T11"> </text:span><text:span text:style-name="T14">persamaan</text:span><text:span text:style-name="T11"> </text:span><text:span text:style-name="T14">kuadrat\n"</text:span><text:span text:style-name="T24">);</text:span></text:p>
      <text:p text:style-name="P122"><text:span text:style-name="T11"><text:s text:c="4"/></text:span><text:span text:style-name="T24">}</text:span></text:p>
      <text:p text:style-name="P122"><text:span text:style-name="T11"><text:s text:c="4"/></text:span><text:span text:style-name="T25">else</text:span><text:span text:style-name="T11"> </text:span></text:p>
      <text:p text:style-name="P122"><text:span text:style-name="T11"><text:s text:c="4"/></text:span><text:span text:style-name="T24">{</text:span></text:p>
      <text:p text:style-name="P122"><text:span text:style-name="T11"><text:s text:c="8"/></text:span><text:span text:style-name="T25">if</text:span><text:span text:style-name="T11"> </text:span><text:span text:style-name="T24">(</text:span><text:span text:style-name="T29">d</text:span><text:span text:style-name="T11"> </text:span><text:span text:style-name="T24">==</text:span><text:span text:style-name="T11"> </text:span><text:span text:style-name="T14">0</text:span><text:span text:style-name="T24">)</text:span></text:p>
      <text:p text:style-name="P122"><text:span text:style-name="T11"><text:s text:c="8"/></text:span><text:span text:style-name="T24">{</text:span></text:p>
      <text:p text:style-name="P122"><text:span text:style-name="T11"><text:s text:c="16"/></text:span>printf<text:span text:style-name="T24">(</text:span><text:span text:style-name="T14">"Akar</text:span><text:span text:style-name="T11"> </text:span><text:span text:style-name="T14">kembar\n"</text:span><text:span text:style-name="T24">);</text:span></text:p>
      <text:p text:style-name="P122"><text:span text:style-name="T11"><text:s text:c="16"/></text:span><text:span text:style-name="T29">x1</text:span><text:span text:style-name="T24">=-</text:span><text:span text:style-name="T29">b</text:span><text:span text:style-name="T24">/(</text:span><text:span text:style-name="T14">2</text:span><text:span text:style-name="T24">*</text:span><text:span text:style-name="T29">a</text:span><text:span text:style-name="T24">);</text:span></text:p>
      <text:p text:style-name="P122"><text:span text:style-name="T11"><text:s text:c="16"/></text:span>printf<text:span text:style-name="T24">(</text:span><text:span text:style-name="T14">"x1=x2=</text:span><text:span text:style-name="T11"> </text:span><text:span text:style-name="T14">%d"</text:span><text:span text:style-name="T24">,</text:span><text:span text:style-name="T11"> </text:span><text:span text:style-name="T29">x1</text:span><text:span text:style-name="T24">);</text:span></text:p>
      <text:p text:style-name="P122"><text:span text:style-name="T11"><text:s text:c="8"/></text:span><text:span text:style-name="T24">}</text:span></text:p>
      <text:p text:style-name="P122"><text:span text:style-name="T11"><text:s text:c="8"/></text:span><text:span text:style-name="T25">else</text:span><text:span text:style-name="T11"> </text:span><text:span text:style-name="T25">if</text:span><text:span text:style-name="T11"> </text:span><text:span text:style-name="T24">(</text:span><text:span text:style-name="T29">d</text:span><text:span text:style-name="T11"> </text:span><text:span text:style-name="T24">&gt;</text:span><text:span text:style-name="T11"> </text:span><text:span text:style-name="T14">0</text:span><text:span text:style-name="T11"> </text:span><text:span text:style-name="T24">)</text:span></text:p>
      <text:p text:style-name="P122"><text:span text:style-name="T11"><text:s text:c="16"/></text:span><text:span text:style-name="T24">{</text:span></text:p>
      <text:p text:style-name="P122"><text:span text:style-name="T11"><text:s text:c="16"/></text:span><text:span text:style-name="T29">x1</text:span><text:span text:style-name="T24">=(-</text:span><text:span text:style-name="T29">b</text:span><text:span text:style-name="T24">+</text:span>sqrt<text:span text:style-name="T24">(</text:span><text:span text:style-name="T29">d</text:span><text:span text:style-name="T24">))/(</text:span><text:span text:style-name="T14">2</text:span><text:span text:style-name="T24">*</text:span><text:span text:style-name="T29">a</text:span><text:span text:style-name="T24">);</text:span></text:p>
      <text:p text:style-name="P122"><text:span text:style-name="T11"><text:s text:c="16"/></text:span><text:span text:style-name="T29">x2</text:span><text:span text:style-name="T24">=(-</text:span><text:span text:style-name="T29">b</text:span><text:span text:style-name="T24">-</text:span>sqrt<text:span text:style-name="T24">(</text:span><text:span text:style-name="T29">d</text:span><text:span text:style-name="T24">))/(</text:span><text:span text:style-name="T14">2</text:span><text:span text:style-name="T24">*</text:span><text:span text:style-name="T29">a</text:span><text:span text:style-name="T24">);</text:span></text:p>
      <text:p text:style-name="P122"><text:span text:style-name="T11"><text:s text:c="16"/></text:span>printf<text:span text:style-name="T24">(</text:span><text:span text:style-name="T14">"x1=</text:span><text:span text:style-name="T11"> </text:span><text:span text:style-name="T14">%d\n"</text:span><text:span text:style-name="T24">,</text:span><text:span text:style-name="T11"> </text:span><text:span text:style-name="T29">x1</text:span><text:span text:style-name="T24">);</text:span></text:p>
      <text:p text:style-name="P122"><text:span text:style-name="T11"><text:s text:c="16"/></text:span>printf<text:span text:style-name="T24">(</text:span><text:span text:style-name="T14">"x2=</text:span><text:span text:style-name="T11"> </text:span><text:span text:style-name="T14">%d"</text:span><text:span text:style-name="T24">,</text:span><text:span text:style-name="T11"> </text:span><text:span text:style-name="T29">x2</text:span><text:span text:style-name="T24">);</text:span></text:p>
      <text:p text:style-name="P122"><text:span text:style-name="T11"><text:s text:c="8"/></text:span><text:span text:style-name="T24">}</text:span></text:p>
      <text:p text:style-name="P122"><text:span text:style-name="T11"><text:s text:c="8"/></text:span><text:span text:style-name="T25">else</text:span></text:p>
      <text:p text:style-name="P122"><text:span text:style-name="T11"><text:s text:c="8"/></text:span><text:span text:style-name="T24">{</text:span></text:p>
      <text:p text:style-name="P122"><text:span text:style-name="T11"><text:s text:c="16"/></text:span>printf<text:span text:style-name="T24">(</text:span><text:span text:style-name="T14">"Kedua</text:span><text:span text:style-name="T11"> </text:span><text:span text:style-name="T14">akar</text:span><text:span text:style-name="T11"> </text:span><text:span text:style-name="T14">imajiner"</text:span><text:span text:style-name="T24">);</text:span></text:p>
      <text:p text:style-name="P122"><text:span text:style-name="T11"><text:s text:c="8"/></text:span><text:span text:style-name="T24">}</text:span></text:p>
      <text:p text:style-name="P122"><text:span text:style-name="T11"><text:s text:c="4"/></text:span><text:span text:style-name="T24">}</text:span></text:p>
      <text:p text:style-name="P124"><text:s text:c="4"/></text:p>
      <text:p text:style-name="P122"><text:span text:style-name="T11"><text:s text:c="4"/></text:span>printf<text:span text:style-name="T24">(</text:span><text:span text:style-name="T14">"\n"</text:span><text:span text:style-name="T24">);</text:span></text:p>
      <text:p text:style-name="P122"><text:span text:style-name="T11"><text:s text:c="4"/></text:span><text:span text:style-name="T25">return</text:span><text:span text:style-name="T11"> </text:span><text:span text:style-name="T14">0</text:span><text:span text:style-name="T24">;</text:span></text:p>
      <text:p text:style-name="P123">}</text:p>
      <text:p text:style-name="P69"/>
      <text:p text:style-name="P191"><text:soft-page-break/>Percobaan 4: c2f.c</text:p>
      <text:p text:style-name="P110"><text:span text:style-name="T36">//</text:span><text:span text:style-name="T11"> </text:span><text:span text:style-name="T36">c2f.c</text:span><text:span text:style-name="T11"> </text:span><text:span text:style-name="T36">:</text:span><text:span text:style-name="T11"> </text:span><text:span text:style-name="T13">program </text:span><text:span text:style-name="T36">merubah</text:span><text:span text:style-name="T11"> </text:span><text:span text:style-name="T36">celcius</text:span><text:span text:style-name="T11"> </text:span><text:span text:style-name="T36">ke</text:span><text:span text:style-name="T11"> </text:span><text:span text:style-name="T36">fahrenheit</text:span></text:p>
      <text:p text:style-name="P119"><text:span text:style-name="T8">#include</text:span><text:span text:style-name="T11"> </text:span><text:span text:style-name="T14">&lt;stdio.h&gt;</text:span></text:p>
      <text:p text:style-name="P122"><text:span text:style-name="T25">int</text:span><text:span text:style-name="T11"> </text:span><text:span text:style-name="T29">main</text:span><text:span text:style-name="T24">(</text:span><text:span text:style-name="T25">void</text:span><text:span text:style-name="T24">)</text:span></text:p>
      <text:p text:style-name="P123">{</text:p>
      <text:p text:style-name="P122"><text:span text:style-name="T11"><text:s text:c="4"/></text:span><text:span text:style-name="T36">//</text:span><text:span text:style-name="T11"> </text:span><text:span text:style-name="T36">meminta</text:span><text:span text:style-name="T11"> </text:span><text:span text:style-name="T36">input</text:span><text:span text:style-name="T11"> </text:span><text:span text:style-name="T36">user</text:span><text:span text:style-name="T11"> </text:span><text:span text:style-name="T36">dalam</text:span><text:span text:style-name="T11"> </text:span><text:span text:style-name="T36">Celcius</text:span></text:p>
      <text:p text:style-name="P122"><text:span text:style-name="T11"><text:s text:c="4"/></text:span><text:span text:style-name="T25">float</text:span><text:span text:style-name="T11"> </text:span><text:span text:style-name="T29">c</text:span><text:span text:style-name="T24">;</text:span></text:p>
      <text:p text:style-name="P122"><text:span text:style-name="T11"><text:s text:c="4"/></text:span>printf<text:span text:style-name="T24">(</text:span><text:span text:style-name="T14">"Masukkan</text:span><text:span text:style-name="T11"> </text:span><text:span text:style-name="T14">temperature</text:span><text:span text:style-name="T11"> </text:span><text:span text:style-name="T14">dalam</text:span><text:span text:style-name="T11"> </text:span><text:span text:style-name="T14">Celcius:</text:span><text:span text:style-name="T11"> </text:span><text:span text:style-name="T14">"</text:span><text:span text:style-name="T24">);</text:span></text:p>
      <text:p text:style-name="P122"><text:span text:style-name="T11"><text:s text:c="4"/></text:span>scanf<text:span text:style-name="T24">(</text:span><text:span text:style-name="T14">"%f"</text:span><text:span text:style-name="T24">,</text:span><text:span text:style-name="T11"> </text:span><text:span text:style-name="T24">&amp;</text:span><text:span text:style-name="T29">c</text:span><text:span text:style-name="T24">);</text:span></text:p>
      <text:p text:style-name="P124"><text:s text:c="4"/></text:p>
      <text:p text:style-name="P122"><text:span text:style-name="T11"><text:s text:c="4"/></text:span><text:span text:style-name="T36">//</text:span><text:span text:style-name="T11"> </text:span><text:span text:style-name="T36">merubah</text:span><text:span text:style-name="T11"> </text:span><text:span text:style-name="T36">ke</text:span><text:span text:style-name="T11"> </text:span><text:span text:style-name="T36">fahrenheit</text:span></text:p>
      <text:p text:style-name="P122"><text:span text:style-name="T11"><text:s text:c="4"/></text:span><text:span text:style-name="T25">float</text:span><text:span text:style-name="T11"> </text:span><text:span text:style-name="T29">f</text:span><text:span text:style-name="T11"> </text:span><text:span text:style-name="T24">=</text:span><text:span text:style-name="T11"> </text:span><text:span text:style-name="T24">(</text:span><text:span text:style-name="T14">9</text:span><text:span text:style-name="T11"> </text:span><text:span text:style-name="T24">/</text:span><text:span text:style-name="T11"> </text:span><text:span text:style-name="T14">5.0</text:span><text:span text:style-name="T11"> </text:span><text:span text:style-name="T24">*</text:span><text:span text:style-name="T11"> </text:span><text:span text:style-name="T29">c</text:span><text:span text:style-name="T24">)</text:span><text:span text:style-name="T11"> </text:span><text:span text:style-name="T24">+</text:span><text:span text:style-name="T11"> </text:span><text:span text:style-name="T14">32</text:span><text:span text:style-name="T24">;</text:span></text:p>
      <text:p text:style-name="P124"><text:s text:c="4"/></text:p>
      <text:p text:style-name="P122"><text:span text:style-name="T11"><text:s text:c="4"/></text:span><text:span text:style-name="T36">//</text:span><text:span text:style-name="T11"> </text:span><text:span text:style-name="T36">menampilkan</text:span><text:span text:style-name="T11"> </text:span><text:span text:style-name="T36">hasil</text:span></text:p>
      <text:p text:style-name="P122"><text:span text:style-name="T11"><text:s text:c="4"/></text:span>printf<text:span text:style-name="T24">(</text:span><text:span text:style-name="T14">"%.1f</text:span><text:span text:style-name="T11"> </text:span><text:span text:style-name="T14">C</text:span><text:span text:style-name="T11"> </text:span><text:span text:style-name="T14">=</text:span><text:span text:style-name="T11"> </text:span><text:span text:style-name="T14">%.1f</text:span><text:span text:style-name="T11"> </text:span><text:span text:style-name="T14">F\n"</text:span><text:span text:style-name="T24">,</text:span><text:span text:style-name="T11"> </text:span><text:span text:style-name="T29">c</text:span><text:span text:style-name="T24">,</text:span><text:span text:style-name="T11"> </text:span><text:span text:style-name="T29">f</text:span><text:span text:style-name="T24">);</text:span></text:p>
      <text:p text:style-name="P124"><text:s text:c="4"/></text:p>
      <text:p text:style-name="P122"><text:span text:style-name="T11"><text:s text:c="4"/></text:span><text:span text:style-name="T25">return</text:span><text:span text:style-name="T11"> </text:span><text:span text:style-name="T14">0</text:span><text:span text:style-name="T24">;</text:span></text:p>
      <text:p text:style-name="P123">}</text:p>
      <text:p text:style-name="P69"/>
      <text:p text:style-name="P70">Tugas Praktikum</text:p>
      <text:list xml:id="list5122291357792075448" text:style-name="L8">
        <text:list-item>
          <text:p text:style-name="P168">Buatlah program dengan output sebagai berikut:</text:p>
        </text:list-item>
      </text:list>
      <table:table table:name="Table3" table:style-name="Table3">
        <table:table-column table:style-name="Table3.A"/>
        <table:table-column table:style-name="Table3.B"/>
        <table:table-row>
          <table:table-cell table:style-name="Table3.A1" office:value-type="string">
            <text:p text:style-name="P136">Masukkan jumlah baris: 4 </text:p>
            <text:p text:style-name="P136">**** </text:p>
            <text:p text:style-name="P136">**0* </text:p>
            <text:p text:style-name="P136">*0** </text:p>
            <text:p text:style-name="P136">**** </text:p>
            <text:p text:style-name="P136">Jumlah 0 = 2 </text:p>
            <text:p text:style-name="P136">Jumlah Bintang = 14 </text:p>
          </table:table-cell>
          <table:table-cell table:style-name="Table3.B1" office:value-type="string">
            <text:p text:style-name="P136">***** </text:p>
            <text:p text:style-name="P136">**00* </text:p>
            <text:p text:style-name="P136">*0*0* </text:p>
            <text:p text:style-name="P136">*00** </text:p>
            <text:p text:style-name="P136">***** </text:p>
            <text:p text:style-name="P136">Jumlah 0 = 6 </text:p>
            <text:p text:style-name="P136">Jumlah Bintang = 19 </text:p>
          </table:table-cell>
        </table:table-row>
        <table:table-row>
          <table:table-cell table:style-name="Table3.A2" office:value-type="string">
            <text:p text:style-name="P136">******** </text:p>
            <text:p text:style-name="P136">**00000* </text:p>
            <text:p text:style-name="P136">*0*0000* </text:p>
            <text:p text:style-name="P136">*00*000* </text:p>
            <text:p text:style-name="P136">*000*00* </text:p>
            <text:p text:style-name="P136">*0000*0* </text:p>
            <text:p text:style-name="P136">*00000** </text:p>
            <text:p text:style-name="P136">******** </text:p>
            <text:p text:style-name="P136">Jumlah 0 = 30 </text:p>
            <text:p text:style-name="P136">Jumlah Bintang = 34 </text:p>
          </table:table-cell>
          <table:table-cell table:style-name="Table3.B2" office:value-type="string">
            <text:p text:style-name="P136">********** </text:p>
            <text:p text:style-name="P136">**0000000* </text:p>
            <text:p text:style-name="P136">*0*000000* </text:p>
            <text:p text:style-name="P136">*00*00000* </text:p>
            <text:p text:style-name="P136">*000*0000* </text:p>
            <text:p text:style-name="P136">*0000*000* </text:p>
            <text:p text:style-name="P136">*00000*00* </text:p>
            <text:p text:style-name="P136">*000000*0* </text:p>
            <text:p text:style-name="P136">*0000000** </text:p>
            <text:p text:style-name="P136">********** </text:p>
            <text:p text:style-name="P136">Jumlah 0 = 56 </text:p>
            <text:p text:style-name="P136">Jumlah Bintang = 44 </text:p>
          </table:table-cell>
        </table:table-row>
      </table:table>
      <text:list xml:id="list183202757597831" text:continue-numbering="true" text:style-name="L8">
        <text:list-item>
          <text:p text:style-name="P168">Buatlah program kasir sederhana untuk toko yang menjual buah durian, mangga, pisan dan pepaya. Inputnya adalah jumlah buah yang dibeli dan uang yang disetor. Outputnya adalah harga total dan kembalian.</text:p>
        </text:list-item>
        <text:list-item>
          <text:p text:style-name="P169">Buatlah program untuk menghitung derer aritmatika dan deret geometri.</text:p>
        </text:list-item>
        <text:list-item>
          <text:p text:style-name="P171">Apa yang dimaksud dengan debug? Jelaskan dan demo-kan debug dengan codeblocks.</text:p>
        </text:list-item>
      </text:list>
      <text:h text:style-name="P193" text:outline-level="1"><text:bookmark-start text:name="__RefHeading__6376_1704778645"/><text:soft-page-break/>Modul <text:span text:style-name="T3">4: </text:span>Fungsi, Fungsi Mengembalikan Nilai/<text:span text:style-name="T74">Tidak</text:span><text:bookmark-end text:name="__RefHeading__6376_1704778645"/></text:h>
      <text:p text:style-name="Text_20_body"><text:bookmark-start text:name="__RefHeading__6216_1939934697"/>Tujuan:<text:bookmark-end text:name="__RefHeading__6216_1939934697"/></text:p>
      <text:list xml:id="list6006350436998683822" text:style-name="L9">
        <text:list-item>
          <text:p text:style-name="P172">Mahasiswa mampu mendemokan fungsi, fungsi mengembalikan nilai dan fungsi yang tidak mengembalikan nilai</text:p>
        </text:list-item>
      </text:list>
      <text:p text:style-name="P53"/>
      <text:p text:style-name="P26">Percobaan 1: <text:span text:style-name="T46">function-0.c</text:span></text:p>
      <text:p text:style-name="P105"><text:span text:style-name="T8">#include</text:span><text:span text:style-name="T11"> </text:span><text:span text:style-name="T14">&lt;cs50.h&gt;</text:span></text:p>
      <text:p text:style-name="P119"><text:span text:style-name="T8">#include</text:span><text:span text:style-name="T11"> </text:span><text:span text:style-name="T14">&lt;stdio.h&gt;</text:span></text:p>
      <text:p text:style-name="P122"><text:span text:style-name="T36">//</text:span><text:span text:style-name="T11"> </text:span><text:span text:style-name="T36">prototype</text:span></text:p>
      <text:p text:style-name="P119"><text:span text:style-name="T25">void</text:span><text:span text:style-name="T11"> </text:span><text:span text:style-name="T29">PrintName</text:span><text:span text:style-name="T24">(</text:span>string<text:span text:style-name="T11"> </text:span>name<text:span text:style-name="T24">);</text:span></text:p>
      <text:p text:style-name="P122"><text:span text:style-name="T25">int</text:span><text:span text:style-name="T11"> </text:span><text:span text:style-name="T29">main</text:span><text:span text:style-name="T24">(</text:span><text:span text:style-name="T25">void</text:span><text:span text:style-name="T24">)</text:span></text:p>
      <text:p text:style-name="P123">{</text:p>
      <text:p text:style-name="P122"><text:span text:style-name="T11"><text:s text:c="4"/></text:span>printf<text:span text:style-name="T24">(</text:span><text:span text:style-name="T14">"Your</text:span><text:span text:style-name="T11"> </text:span><text:span text:style-name="T14">name:</text:span><text:span text:style-name="T11"> </text:span><text:span text:style-name="T14">"</text:span><text:span text:style-name="T24">);</text:span></text:p>
      <text:p text:style-name="P122"><text:span text:style-name="T11"><text:s text:c="4"/></text:span>string<text:span text:style-name="T11"> </text:span><text:span text:style-name="T29">s</text:span><text:span text:style-name="T11"> </text:span><text:span text:style-name="T24">=</text:span><text:span text:style-name="T11"> </text:span>GetString<text:span text:style-name="T24">();</text:span></text:p>
      <text:p text:style-name="P122"><text:span text:style-name="T11"><text:s text:c="4"/></text:span><text:span text:style-name="T29">PrintName</text:span><text:span text:style-name="T24">(</text:span><text:span text:style-name="T29">s</text:span><text:span text:style-name="T24">);</text:span></text:p>
      <text:p text:style-name="P120">}</text:p>
      <text:p text:style-name="P125">/**</text:p>
      <text:p text:style-name="P122"><text:span text:style-name="T11"><text:s/></text:span><text:span text:style-name="T36">*</text:span><text:span text:style-name="T11"> </text:span><text:span text:style-name="T36">Says</text:span><text:span text:style-name="T11"> </text:span><text:span text:style-name="T36">hello</text:span><text:span text:style-name="T11"> </text:span><text:span text:style-name="T36">to</text:span><text:span text:style-name="T11"> </text:span><text:span text:style-name="T36">someone</text:span><text:span text:style-name="T11"> </text:span><text:span text:style-name="T36">by</text:span><text:span text:style-name="T11"> </text:span><text:span text:style-name="T36">name.</text:span></text:p>
      <text:p text:style-name="P122"><text:span text:style-name="T11"><text:s/></text:span><text:span text:style-name="T36">*/</text:span></text:p>
      <text:p text:style-name="P122"><text:span text:style-name="T25">void</text:span><text:span text:style-name="T11"> </text:span><text:span text:style-name="T29">PrintName</text:span><text:span text:style-name="T24">(</text:span>string<text:span text:style-name="T11"> </text:span><text:span text:style-name="T29">name</text:span><text:span text:style-name="T24">)</text:span></text:p>
      <text:p text:style-name="P123">{</text:p>
      <text:p text:style-name="P122"><text:span text:style-name="T11"><text:s text:c="4"/></text:span>printf<text:span text:style-name="T24">(</text:span><text:span text:style-name="T14">"hello,</text:span><text:span text:style-name="T11"> </text:span><text:span text:style-name="T14">%s\n"</text:span><text:span text:style-name="T24">,</text:span><text:span text:style-name="T11"> </text:span><text:span text:style-name="T29">name</text:span><text:span text:style-name="T24">);</text:span></text:p>
      <text:p text:style-name="P120">}</text:p>
      <text:p text:style-name="P23">Percobaan 2: function-1.c</text:p>
      <text:p text:style-name="P106"><text:span text:style-name="T8">#include</text:span><text:span text:style-name="T11"> </text:span><text:span text:style-name="T14">&lt;cs50.h&gt;</text:span></text:p>
      <text:p text:style-name="P119"><text:span text:style-name="T8">#include</text:span><text:span text:style-name="T11"> </text:span><text:span text:style-name="T14">&lt;stdio.h&gt;</text:span></text:p>
      <text:p text:style-name="P122"><text:span text:style-name="T36">//</text:span><text:span text:style-name="T11"> </text:span><text:span text:style-name="T36">prototype</text:span></text:p>
      <text:p text:style-name="P119"><text:span text:style-name="T25">int</text:span><text:span text:style-name="T11"> </text:span><text:span text:style-name="T29">GetPositiveInt</text:span><text:span text:style-name="T24">();</text:span></text:p>
      <text:p text:style-name="P122"><text:span text:style-name="T25">int</text:span><text:span text:style-name="T11"> </text:span><text:span text:style-name="T29">main</text:span><text:span text:style-name="T24">(</text:span><text:span text:style-name="T25">void</text:span><text:span text:style-name="T24">)</text:span></text:p>
      <text:p text:style-name="P123">{</text:p>
      <text:p text:style-name="P122"><text:span text:style-name="T11"><text:s text:c="4"/></text:span><text:span text:style-name="T25">int</text:span><text:span text:style-name="T11"> </text:span><text:span text:style-name="T29">n</text:span><text:span text:style-name="T11"> </text:span><text:span text:style-name="T24">=</text:span><text:span text:style-name="T11"> </text:span><text:span text:style-name="T29">GetPositiveInt</text:span><text:span text:style-name="T24">();</text:span></text:p>
      <text:p text:style-name="P122"><text:span text:style-name="T11"><text:s text:c="4"/></text:span>printf<text:span text:style-name="T24">(</text:span><text:span text:style-name="T14">"Thanks</text:span><text:span text:style-name="T11"> </text:span><text:span text:style-name="T14">for</text:span><text:span text:style-name="T11"> </text:span><text:span text:style-name="T14">the</text:span><text:span text:style-name="T11"> </text:span><text:span text:style-name="T14">%i!\n"</text:span><text:span text:style-name="T24">,</text:span><text:span text:style-name="T11"> </text:span><text:span text:style-name="T29">n</text:span><text:span text:style-name="T24">);</text:span></text:p>
      <text:p text:style-name="P120">}</text:p>
      <text:p text:style-name="P125">/**</text:p>
      <text:p text:style-name="P122"><text:span text:style-name="T11"><text:s/></text:span><text:span text:style-name="T36">*</text:span><text:span text:style-name="T11"> </text:span><text:span text:style-name="T36">Gets</text:span><text:span text:style-name="T11"> </text:span><text:span text:style-name="T36">a</text:span><text:span text:style-name="T11"> </text:span><text:span text:style-name="T36">positive</text:span><text:span text:style-name="T11"> </text:span><text:span text:style-name="T36">integer</text:span><text:span text:style-name="T11"> </text:span><text:span text:style-name="T36">from</text:span><text:span text:style-name="T11"> </text:span><text:span text:style-name="T36">a</text:span><text:span text:style-name="T11"> </text:span><text:span text:style-name="T36">user.</text:span></text:p>
      <text:p text:style-name="P122"><text:span text:style-name="T11"><text:s/></text:span><text:span text:style-name="T36">*/</text:span></text:p>
      <text:p text:style-name="P122"><text:span text:style-name="T25">int</text:span><text:span text:style-name="T11"> </text:span><text:span text:style-name="T29">GetPositiveInt</text:span><text:span text:style-name="T24">(</text:span><text:span text:style-name="T25">void</text:span><text:span text:style-name="T24">)</text:span></text:p>
      <text:p text:style-name="P123">{</text:p>
      <text:p text:style-name="P122"><text:span text:style-name="T11"><text:s text:c="4"/></text:span><text:span text:style-name="T25">int</text:span><text:span text:style-name="T11"> </text:span><text:span text:style-name="T29">n</text:span><text:span text:style-name="T24">;</text:span></text:p>
      <text:p text:style-name="P122"><text:span text:style-name="T11"><text:s text:c="4"/></text:span><text:span text:style-name="T25">do</text:span></text:p>
      <text:p text:style-name="P122"><text:span text:style-name="T11"><text:s text:c="4"/></text:span><text:span text:style-name="T24">{</text:span></text:p>
      <text:p text:style-name="P122"><text:span text:style-name="T11"><text:s text:c="8"/></text:span>printf<text:span text:style-name="T24">(</text:span><text:span text:style-name="T14">"Please</text:span><text:span text:style-name="T11"> </text:span><text:span text:style-name="T14">give</text:span><text:span text:style-name="T11"> </text:span><text:span text:style-name="T14">me</text:span><text:span text:style-name="T11"> </text:span><text:span text:style-name="T14">a</text:span><text:span text:style-name="T11"> </text:span><text:span text:style-name="T14">positive</text:span><text:span text:style-name="T11"> </text:span><text:span text:style-name="T14">int:</text:span><text:span text:style-name="T11"> </text:span><text:span text:style-name="T14">"</text:span><text:span text:style-name="T24">);</text:span></text:p>
      <text:p text:style-name="P122"><text:span text:style-name="T11"><text:s text:c="8"/></text:span><text:span text:style-name="T29">n</text:span><text:span text:style-name="T11"> </text:span><text:span text:style-name="T24">=</text:span><text:span text:style-name="T11"> </text:span>GetInt<text:span text:style-name="T24">();</text:span></text:p>
      <text:p text:style-name="P122"><text:soft-page-break/><text:span text:style-name="T11"><text:s text:c="4"/></text:span><text:span text:style-name="T24">}</text:span></text:p>
      <text:p text:style-name="P122"><text:span text:style-name="T11"><text:s text:c="4"/></text:span><text:span text:style-name="T25">while</text:span><text:span text:style-name="T11"> </text:span><text:span text:style-name="T24">(</text:span><text:span text:style-name="T29">n</text:span><text:span text:style-name="T11"> </text:span><text:span text:style-name="T24">&lt;</text:span><text:span text:style-name="T11"> </text:span><text:span text:style-name="T14">1</text:span><text:span text:style-name="T24">);</text:span></text:p>
      <text:p text:style-name="P122"><text:span text:style-name="T11"><text:s text:c="4"/></text:span><text:span text:style-name="T25">return</text:span><text:span text:style-name="T11"> </text:span><text:span text:style-name="T29">n</text:span><text:span text:style-name="T24">;</text:span></text:p>
      <text:p text:style-name="P123">}</text:p>
      <text:p text:style-name="P54"/>
      <text:p text:style-name="P23">Percobaan 3: return.c</text:p>
      <text:p text:style-name="P106"><text:span text:style-name="T8">#include</text:span><text:span text:style-name="T11"> </text:span><text:span text:style-name="T14">&lt;stdio.h&gt;</text:span></text:p>
      <text:p text:style-name="P122"/>
      <text:p text:style-name="P122"><text:span text:style-name="T36">//</text:span><text:span text:style-name="T11"> </text:span><text:span text:style-name="T36">function</text:span><text:span text:style-name="T11"> </text:span><text:span text:style-name="T36">prototype</text:span></text:p>
      <text:p text:style-name="P119"><text:span text:style-name="T25">int</text:span><text:span text:style-name="T11"> </text:span><text:span text:style-name="T29">cube</text:span><text:span text:style-name="T24">(</text:span><text:span text:style-name="T25">int</text:span><text:span text:style-name="T11"> </text:span>a<text:span text:style-name="T24">);</text:span></text:p>
      <text:p text:style-name="P122"><text:span text:style-name="T25">int</text:span><text:span text:style-name="T11"> </text:span><text:span text:style-name="T29">main</text:span><text:span text:style-name="T24">(</text:span><text:span text:style-name="T25">void</text:span><text:span text:style-name="T24">)</text:span></text:p>
      <text:p text:style-name="P123">{</text:p>
      <text:p text:style-name="P122"><text:span text:style-name="T11"><text:s text:c="4"/></text:span><text:span text:style-name="T25">int</text:span><text:span text:style-name="T11"> </text:span><text:span text:style-name="T29">x</text:span><text:span text:style-name="T11"> </text:span><text:span text:style-name="T24">=</text:span><text:span text:style-name="T11"> </text:span><text:span text:style-name="T14">2</text:span><text:span text:style-name="T24">;</text:span></text:p>
      <text:p text:style-name="P122"><text:span text:style-name="T11"><text:s text:c="4"/></text:span>printf<text:span text:style-name="T24">(</text:span><text:span text:style-name="T14">"x</text:span><text:span text:style-name="T11"> </text:span><text:span text:style-name="T14">is</text:span><text:span text:style-name="T11"> </text:span><text:span text:style-name="T14">now</text:span><text:span text:style-name="T11"> </text:span><text:span text:style-name="T14">%i\n"</text:span><text:span text:style-name="T24">,</text:span><text:span text:style-name="T11"> </text:span><text:span text:style-name="T29">x</text:span><text:span text:style-name="T24">);</text:span></text:p>
      <text:p text:style-name="P122"><text:span text:style-name="T11"><text:s text:c="4"/></text:span>printf<text:span text:style-name="T24">(</text:span><text:span text:style-name="T14">"Cubing...\n"</text:span><text:span text:style-name="T24">);</text:span></text:p>
      <text:p text:style-name="P122"><text:span text:style-name="T11"><text:s text:c="4"/></text:span><text:span text:style-name="T29">x</text:span><text:span text:style-name="T11"> </text:span><text:span text:style-name="T24">=</text:span><text:span text:style-name="T11"> </text:span><text:span text:style-name="T29">cube</text:span><text:span text:style-name="T24">(</text:span><text:span text:style-name="T29">x</text:span><text:span text:style-name="T24">);</text:span></text:p>
      <text:p text:style-name="P122"><text:span text:style-name="T11"><text:s text:c="4"/></text:span>printf<text:span text:style-name="T24">(</text:span><text:span text:style-name="T14">"Cubed!\n"</text:span><text:span text:style-name="T24">);</text:span></text:p>
      <text:p text:style-name="P122"><text:span text:style-name="T11"><text:s text:c="4"/></text:span>printf<text:span text:style-name="T24">(</text:span><text:span text:style-name="T14">"x</text:span><text:span text:style-name="T11"> </text:span><text:span text:style-name="T14">is</text:span><text:span text:style-name="T11"> </text:span><text:span text:style-name="T14">now</text:span><text:span text:style-name="T11"> </text:span><text:span text:style-name="T14">%i\n"</text:span><text:span text:style-name="T24">,</text:span><text:span text:style-name="T11"> </text:span><text:span text:style-name="T29">x</text:span><text:span text:style-name="T24">);</text:span></text:p>
      <text:p text:style-name="P120">}</text:p>
      <text:p text:style-name="P125">/**</text:p>
      <text:p text:style-name="P122"><text:span text:style-name="T11"><text:s/></text:span><text:span text:style-name="T36">*</text:span><text:span text:style-name="T11"> </text:span><text:span text:style-name="T36">Cubes</text:span><text:span text:style-name="T11"> </text:span><text:span text:style-name="T36">argument.</text:span></text:p>
      <text:p text:style-name="P122"><text:span text:style-name="T11"><text:s/></text:span><text:span text:style-name="T36">*/</text:span></text:p>
      <text:p text:style-name="P122"><text:span text:style-name="T25">int</text:span><text:span text:style-name="T11"> </text:span><text:span text:style-name="T29">cube</text:span><text:span text:style-name="T24">(</text:span><text:span text:style-name="T25">int</text:span><text:span text:style-name="T11"> </text:span><text:span text:style-name="T29">n</text:span><text:span text:style-name="T24">)</text:span></text:p>
      <text:p text:style-name="P123">{</text:p>
      <text:p text:style-name="P122"><text:span text:style-name="T11"><text:s text:c="4"/></text:span><text:span text:style-name="T25">return</text:span><text:span text:style-name="T11"> </text:span><text:span text:style-name="T29">n</text:span><text:span text:style-name="T11"> </text:span><text:span text:style-name="T24">*</text:span><text:span text:style-name="T11"> </text:span><text:span text:style-name="T29">n</text:span><text:span text:style-name="T11"> </text:span><text:span text:style-name="T24">*</text:span><text:span text:style-name="T11"> </text:span><text:span text:style-name="T29">n</text:span><text:span text:style-name="T24">;</text:span></text:p>
      <text:p text:style-name="P123">}</text:p>
      <text:p text:style-name="P54"/>
      <text:p text:style-name="P27">Percobaan 4: cough-2.c</text:p>
      <text:p text:style-name="P107"><text:span text:style-name="T8">#include</text:span><text:span text:style-name="T11"> </text:span><text:span text:style-name="T14">&lt;stdio.h&gt;</text:span></text:p>
      <text:p text:style-name="P122"><text:span text:style-name="T36">//</text:span><text:span text:style-name="T11"> </text:span><text:span text:style-name="T36">prototype</text:span></text:p>
      <text:p text:style-name="P119"><text:span text:style-name="T25">void</text:span><text:span text:style-name="T11"> </text:span><text:span text:style-name="T29">cough</text:span><text:span text:style-name="T24">(</text:span><text:span text:style-name="T25">void</text:span><text:span text:style-name="T24">);</text:span></text:p>
      <text:p text:style-name="P122"><text:span text:style-name="T25">int</text:span><text:span text:style-name="T11"> </text:span><text:span text:style-name="T29">main</text:span><text:span text:style-name="T24">(</text:span><text:span text:style-name="T25">void</text:span><text:span text:style-name="T24">)</text:span></text:p>
      <text:p text:style-name="P123">{</text:p>
      <text:p text:style-name="P122"><text:span text:style-name="T11"><text:s text:c="4"/></text:span><text:span text:style-name="T36">//</text:span><text:span text:style-name="T11"> </text:span><text:span text:style-name="T36">cough</text:span><text:span text:style-name="T11"> </text:span><text:span text:style-name="T36">three</text:span><text:span text:style-name="T11"> </text:span><text:span text:style-name="T36">times</text:span></text:p>
      <text:p text:style-name="P122"><text:span text:style-name="T11"><text:s text:c="4"/></text:span><text:span text:style-name="T25">for</text:span><text:span text:style-name="T11"> </text:span><text:span text:style-name="T24">(</text:span><text:span text:style-name="T25">int</text:span><text:span text:style-name="T11"> </text:span><text:span text:style-name="T29">i</text:span><text:span text:style-name="T11"> </text:span><text:span text:style-name="T24">=</text:span><text:span text:style-name="T11"> </text:span><text:span text:style-name="T14">0</text:span><text:span text:style-name="T24">;</text:span><text:span text:style-name="T11"> </text:span><text:span text:style-name="T29">i</text:span><text:span text:style-name="T11"> </text:span><text:span text:style-name="T24">&lt;</text:span><text:span text:style-name="T11"> </text:span><text:span text:style-name="T14">3</text:span><text:span text:style-name="T24">;</text:span><text:span text:style-name="T11"> </text:span><text:span text:style-name="T29">i</text:span><text:span text:style-name="T24">++)</text:span></text:p>
      <text:p text:style-name="P122"><text:span text:style-name="T11"><text:s text:c="4"/></text:span><text:span text:style-name="T24">{</text:span></text:p>
      <text:p text:style-name="P122"><text:span text:style-name="T11"><text:s text:c="8"/></text:span><text:span text:style-name="T29">cough</text:span><text:span text:style-name="T24">();</text:span></text:p>
      <text:p text:style-name="P122"><text:span text:style-name="T11"><text:s text:c="4"/></text:span><text:span text:style-name="T24">}</text:span></text:p>
      <text:p text:style-name="P120">}</text:p>
      <text:p text:style-name="P125">/**</text:p>
      <text:p text:style-name="P122"><text:span text:style-name="T11"><text:s/></text:span><text:span text:style-name="T36">*</text:span><text:span text:style-name="T11"> </text:span><text:span text:style-name="T36">Coughs</text:span><text:span text:style-name="T11"> </text:span><text:span text:style-name="T36">once.</text:span></text:p>
      <text:p text:style-name="P122"><text:span text:style-name="T11"><text:s/></text:span><text:span text:style-name="T36">*/</text:span></text:p>
      <text:p text:style-name="P122"><text:span text:style-name="T25">void</text:span><text:span text:style-name="T11"> </text:span><text:span text:style-name="T29">cough</text:span><text:span text:style-name="T24">(</text:span><text:span text:style-name="T25">void</text:span><text:span text:style-name="T24">)</text:span></text:p>
      <text:p text:style-name="P123">{</text:p>
      <text:p text:style-name="P122"><text:span text:style-name="T11"><text:s text:c="4"/></text:span>printf<text:span text:style-name="T24">(</text:span><text:span text:style-name="T14">"cough\n"</text:span><text:span text:style-name="T24">);</text:span></text:p>
      <text:p text:style-name="P123">}</text:p>
      <text:p text:style-name="P123"/>
      <text:p text:style-name="P123"/>
      <text:p text:style-name="P123"/>
      <text:p text:style-name="P123"/>
      <text:p text:style-name="P27"><text:soft-page-break/>Percobaan 5: cough-3.c</text:p>
      <text:p text:style-name="P107"><text:span text:style-name="T8">#include</text:span><text:span text:style-name="T11"> </text:span><text:span text:style-name="T14">&lt;stdio.h&gt;</text:span></text:p>
      <text:p text:style-name="P122"><text:span text:style-name="T36">//</text:span><text:span text:style-name="T11"> </text:span><text:span text:style-name="T36">prototype</text:span></text:p>
      <text:p text:style-name="P119"><text:span text:style-name="T25">void</text:span><text:span text:style-name="T11"> </text:span><text:span text:style-name="T29">cough</text:span><text:span text:style-name="T24">(</text:span><text:span text:style-name="T25">int</text:span><text:span text:style-name="T11"> </text:span>n<text:span text:style-name="T24">);</text:span></text:p>
      <text:p text:style-name="P122"><text:span text:style-name="T25">int</text:span><text:span text:style-name="T11"> </text:span><text:span text:style-name="T29">main</text:span><text:span text:style-name="T24">(</text:span><text:span text:style-name="T25">void</text:span><text:span text:style-name="T24">)</text:span></text:p>
      <text:p text:style-name="P123">{</text:p>
      <text:p text:style-name="P122"><text:span text:style-name="T11"><text:s text:c="4"/></text:span><text:span text:style-name="T36">//</text:span><text:span text:style-name="T11"> </text:span><text:span text:style-name="T36">cough</text:span><text:span text:style-name="T11"> </text:span><text:span text:style-name="T36">three</text:span><text:span text:style-name="T11"> </text:span><text:span text:style-name="T36">times</text:span></text:p>
      <text:p text:style-name="P122"><text:span text:style-name="T11"><text:s text:c="4"/></text:span><text:span text:style-name="T29">cough</text:span><text:span text:style-name="T24">(</text:span><text:span text:style-name="T14">3</text:span><text:span text:style-name="T24">);</text:span></text:p>
      <text:p text:style-name="P120">}</text:p>
      <text:p text:style-name="P125">/**</text:p>
      <text:p text:style-name="P122"><text:span text:style-name="T11"><text:s/></text:span><text:span text:style-name="T36">*</text:span><text:span text:style-name="T11"> </text:span><text:span text:style-name="T36">Coughs</text:span><text:span text:style-name="T11"> </text:span><text:span text:style-name="T36">n</text:span><text:span text:style-name="T11"> </text:span><text:span text:style-name="T36">times.</text:span></text:p>
      <text:p text:style-name="P122"><text:span text:style-name="T11"><text:s/></text:span><text:span text:style-name="T36">*/</text:span></text:p>
      <text:p text:style-name="P122"><text:span text:style-name="T25">void</text:span><text:span text:style-name="T11"> </text:span><text:span text:style-name="T29">cough</text:span><text:span text:style-name="T24">(</text:span><text:span text:style-name="T25">int</text:span><text:span text:style-name="T11"> </text:span><text:span text:style-name="T29">n</text:span><text:span text:style-name="T24">)</text:span></text:p>
      <text:p text:style-name="P123">{</text:p>
      <text:p text:style-name="P122"><text:span text:style-name="T11"><text:s text:c="4"/></text:span><text:span text:style-name="T25">for</text:span><text:span text:style-name="T11"> </text:span><text:span text:style-name="T24">(</text:span><text:span text:style-name="T25">int</text:span><text:span text:style-name="T11"> </text:span><text:span text:style-name="T29">i</text:span><text:span text:style-name="T11"> </text:span><text:span text:style-name="T24">=</text:span><text:span text:style-name="T11"> </text:span><text:span text:style-name="T14">0</text:span><text:span text:style-name="T24">;</text:span><text:span text:style-name="T11"> </text:span><text:span text:style-name="T29">i</text:span><text:span text:style-name="T11"> </text:span><text:span text:style-name="T24">&lt;</text:span><text:span text:style-name="T11"> </text:span><text:span text:style-name="T29">n</text:span><text:span text:style-name="T24">;</text:span><text:span text:style-name="T11"> </text:span><text:span text:style-name="T29">i</text:span><text:span text:style-name="T24">++)</text:span></text:p>
      <text:p text:style-name="P122"><text:span text:style-name="T11"><text:s text:c="4"/></text:span><text:span text:style-name="T24">{</text:span></text:p>
      <text:p text:style-name="P122"><text:span text:style-name="T11"><text:s text:c="8"/></text:span>printf<text:span text:style-name="T24">(</text:span><text:span text:style-name="T14">"cough\n"</text:span><text:span text:style-name="T24">);</text:span></text:p>
      <text:p text:style-name="P122"><text:span text:style-name="T11"><text:s text:c="4"/></text:span><text:span text:style-name="T24">}</text:span></text:p>
      <text:p text:style-name="P123">}</text:p>
      <text:p text:style-name="P55"/>
      <text:p text:style-name="P84"/>
      <text:p text:style-name="P56"/>
      <text:p text:style-name="P57">Tugas Praktikum:</text:p>
      <text:list xml:id="list5985645042506165241" text:style-name="L10">
        <text:list-item>
          <text:p text:style-name="P173">Buatlah sebuah fungsi sembarang</text:p>
        </text:list-item>
        <text:list-item>
          <text:p text:style-name="P174">Buatlah fungsi mengembalikan nilai dan fungsi yang tidak mengembalikan nilai</text:p>
        </text:list-item>
        <text:list-item>
          <text:p text:style-name="P175">Buatlah fungsi untuk menghitung faktorial dengan teknik fungsi rekursif</text:p>
        </text:list-item>
        <text:list-item>
          <text:p text:style-name="P170">Buatlah program untuk mengecek apakah sebuah bilangan termasuk bilangan prima.</text:p>
        </text:list-item>
      </text:list>
      <text:h text:style-name="P194" text:outline-level="1"><text:bookmark-start text:name="__RefHeading__6378_1704778645"/>Modul <text:span text:style-name="T4">5: Rekursif, </text:span>Pass by Value, Pass by Reference<text:bookmark-end text:name="__RefHeading__6378_1704778645"/></text:h>
      <text:p text:style-name="P71">Tujuan:</text:p>
      <text:list xml:id="list627958101526901483" text:style-name="L11">
        <text:list-item>
          <text:p text:style-name="P176">Mahasiswa mampu mendemokan fungsi rekursif</text:p>
        </text:list-item>
        <text:list-item>
          <text:p text:style-name="P177">Mahasiswa mampu membut program yang memuat passing parameter baik pass by refeference dan pass value</text:p>
        </text:list-item>
      </text:list>
      <text:p text:style-name="P72"/>
      <text:p text:style-name="P28">Percobaan 1: <text:span text:style-name="T64">rekursi.c</text:span></text:p>
      <text:p text:style-name="P111"><text:span text:style-name="T8">#include</text:span><text:span text:style-name="T11"> </text:span><text:span text:style-name="T14">&lt;stdio.h&gt;</text:span></text:p>
      <text:p text:style-name="P122"><text:span text:style-name="T25">void</text:span><text:span text:style-name="T11"> </text:span><text:span text:style-name="T29">recurse</text:span><text:span text:style-name="T11"> </text:span><text:span text:style-name="T24">(</text:span><text:span text:style-name="T11"> </text:span><text:span text:style-name="T25">int</text:span><text:span text:style-name="T11"> </text:span><text:span text:style-name="T29">count</text:span><text:span text:style-name="T11"> </text:span><text:span text:style-name="T24">)</text:span><text:span text:style-name="T11"> </text:span></text:p>
      <text:p text:style-name="P123">{</text:p>
      <text:p text:style-name="P122"><text:span text:style-name="T11"><text:s text:c="4"/></text:span>printf<text:span text:style-name="T24">(</text:span><text:span text:style-name="T11"> </text:span><text:span text:style-name="T14">"%d\n"</text:span><text:span text:style-name="T24">,</text:span><text:span text:style-name="T11"> </text:span><text:span text:style-name="T29">count</text:span><text:span text:style-name="T11"> </text:span><text:span text:style-name="T24">);</text:span></text:p>
      <text:p text:style-name="P122"><text:span text:style-name="T11"><text:s text:c="4"/></text:span><text:span text:style-name="T29">recurse</text:span><text:span text:style-name="T11"> </text:span><text:span text:style-name="T24">(</text:span><text:span text:style-name="T11"> </text:span><text:span text:style-name="T29">count</text:span><text:span text:style-name="T11"> </text:span><text:span text:style-name="T24">+</text:span><text:span text:style-name="T11"> </text:span><text:span text:style-name="T14">1</text:span><text:span text:style-name="T11"> </text:span><text:span text:style-name="T24">);</text:span></text:p>
      <text:p text:style-name="P120">}</text:p>
      <text:p text:style-name="P122"><text:span text:style-name="T25">int</text:span><text:span text:style-name="T11"> </text:span><text:span text:style-name="T29">main</text:span><text:span text:style-name="T24">()</text:span></text:p>
      <text:p text:style-name="P123">{</text:p>
      <text:p text:style-name="P122"><text:span text:style-name="T11"><text:s text:c="2"/></text:span><text:span text:style-name="T29">recurse</text:span><text:span text:style-name="T11"> </text:span><text:span text:style-name="T24">(</text:span><text:span text:style-name="T11"> </text:span><text:span text:style-name="T14">1</text:span><text:span text:style-name="T11"> </text:span><text:span text:style-name="T24">);</text:span></text:p>
      <text:p text:style-name="P122"><text:span text:style-name="T11"><text:s text:c="2"/></text:span><text:span text:style-name="T25">return</text:span><text:span text:style-name="T11"> </text:span><text:span text:style-name="T14">0</text:span><text:span text:style-name="T24">;</text:span></text:p>
      <text:p text:style-name="P123">}</text:p>
      <text:p text:style-name="P73"/>
      <text:p text:style-name="P29">Percobaan 2: <text:s/>passByReference.c</text:p>
      <text:p text:style-name="P112"><text:span text:style-name="T8">#include</text:span><text:span text:style-name="T11"> </text:span><text:span text:style-name="T14">&lt;stdio.h&gt;</text:span></text:p>
      <text:p text:style-name="P119"><text:span text:style-name="T25">void</text:span><text:span text:style-name="T11"> </text:span><text:span text:style-name="T29">doit</text:span><text:span text:style-name="T11"> </text:span><text:span text:style-name="T24">(</text:span><text:span text:style-name="T25">int</text:span><text:span text:style-name="T11"> </text:span><text:span text:style-name="T24">*</text:span>x<text:span text:style-name="T24">);</text:span></text:p>
      <text:p text:style-name="P122"><text:span text:style-name="T25">int</text:span><text:span text:style-name="T11"> </text:span><text:span text:style-name="T29">main</text:span><text:span text:style-name="T24">()</text:span></text:p>
      <text:p text:style-name="P123">{</text:p>
      <text:p text:style-name="P122"><text:span text:style-name="T25">int</text:span><text:span text:style-name="T11"> </text:span><text:span text:style-name="T29">z</text:span><text:span text:style-name="T11"> </text:span><text:span text:style-name="T24">=</text:span><text:span text:style-name="T11"> </text:span><text:span text:style-name="T14">27</text:span><text:span text:style-name="T24">;</text:span></text:p>
      <text:p text:style-name="P122"><text:span text:style-name="T29">doit</text:span><text:span text:style-name="T24">(</text:span><text:span text:style-name="T11"> </text:span><text:span text:style-name="T24">&amp;</text:span><text:span text:style-name="T29">z</text:span><text:span text:style-name="T11"> </text:span><text:span text:style-name="T24">);</text:span></text:p>
      <text:p text:style-name="P122">printf<text:span text:style-name="T24">(</text:span><text:span text:style-name="T14">"z</text:span><text:span text:style-name="T11"> </text:span><text:span text:style-name="T14">is</text:span><text:span text:style-name="T11"> </text:span><text:span text:style-name="T14">now</text:span><text:span text:style-name="T11"> </text:span><text:span text:style-name="T14">%d\n"</text:span><text:span text:style-name="T24">,</text:span><text:span text:style-name="T11"> </text:span><text:span text:style-name="T29">z</text:span><text:span text:style-name="T24">);</text:span></text:p>
      <text:p text:style-name="P122"><text:span text:style-name="T25">return</text:span><text:span text:style-name="T11"> </text:span><text:span text:style-name="T14">0</text:span><text:span text:style-name="T24">;</text:span></text:p>
      <text:p text:style-name="P119"><text:span text:style-name="T24">}</text:span><text:span text:style-name="T11"> </text:span></text:p>
      <text:p text:style-name="P122"><text:span text:style-name="T25">void</text:span><text:span text:style-name="T11"> </text:span><text:span text:style-name="T29">doit</text:span><text:span text:style-name="T24">(</text:span><text:span text:style-name="T25">int</text:span><text:span text:style-name="T11"> </text:span><text:span text:style-name="T24">*</text:span><text:span text:style-name="T29">x</text:span><text:span text:style-name="T24">)</text:span><text:span text:style-name="T11"> </text:span></text:p>
      <text:p text:style-name="P122"><text:span text:style-name="T24">{</text:span><text:span text:style-name="T11"> </text:span></text:p>
      <text:p text:style-name="P122"><text:span text:style-name="T11"><text:s text:c="5"/></text:span><text:span text:style-name="T24">*</text:span><text:span text:style-name="T29">x</text:span><text:span text:style-name="T11"> </text:span><text:span text:style-name="T24">=</text:span><text:span text:style-name="T11"> </text:span><text:span text:style-name="T14">5</text:span><text:span text:style-name="T24">;</text:span><text:span text:style-name="T11"> </text:span></text:p>
      <text:p text:style-name="P122"><text:span text:style-name="T24">}</text:span><text:span text:style-name="T11"> </text:span></text:p>
      <text:p text:style-name="P74"/>
      <text:p text:style-name="P30">Percobaan 3: passByValue.c</text:p>
      <text:p text:style-name="P113"><text:span text:style-name="T8">#include</text:span><text:span text:style-name="T11"> </text:span><text:span text:style-name="T14">&lt;stdio.h&gt;</text:span></text:p>
      <text:p text:style-name="P122"><text:span text:style-name="T25">void</text:span><text:span text:style-name="T11"> </text:span><text:span text:style-name="T29">doit</text:span><text:span text:style-name="T24">(</text:span><text:span text:style-name="T11"> </text:span><text:span text:style-name="T25">int</text:span><text:span text:style-name="T11"> </text:span><text:span text:style-name="T29">x</text:span><text:span text:style-name="T11"> </text:span><text:span text:style-name="T24">)</text:span><text:span text:style-name="T11"> </text:span></text:p>
      <text:p text:style-name="P122"><text:span text:style-name="T24">{</text:span><text:span text:style-name="T11"> </text:span></text:p>
      <text:p text:style-name="P122"><text:span text:style-name="T11"><text:s text:c="5"/></text:span><text:span text:style-name="T29">x</text:span><text:span text:style-name="T11"> </text:span><text:span text:style-name="T24">=</text:span><text:span text:style-name="T11"> </text:span><text:span text:style-name="T14">5</text:span><text:span text:style-name="T24">;</text:span><text:span text:style-name="T11"> </text:span></text:p>
      <text:p text:style-name="P122"><text:span text:style-name="T24">}</text:span><text:span text:style-name="T11"> </text:span></text:p>
      <text:p text:style-name="P124"><text:s/></text:p>
      <text:p text:style-name="P122"><text:span text:style-name="T25">int</text:span><text:span text:style-name="T11"> </text:span><text:span text:style-name="T29">main</text:span><text:span text:style-name="T24">()</text:span><text:span text:style-name="T11"> </text:span></text:p>
      <text:p text:style-name="P122"><text:span text:style-name="T24">{</text:span><text:span text:style-name="T11"> </text:span></text:p>
      <text:p text:style-name="P122"><text:soft-page-break/><text:span text:style-name="T25">int</text:span><text:span text:style-name="T11"> </text:span><text:span text:style-name="T29">z</text:span><text:span text:style-name="T11"> </text:span><text:span text:style-name="T24">=</text:span><text:span text:style-name="T11"> </text:span><text:span text:style-name="T14">27</text:span><text:span text:style-name="T24">;</text:span><text:span text:style-name="T11"> </text:span></text:p>
      <text:p text:style-name="P122"><text:span text:style-name="T29">doit</text:span><text:span text:style-name="T24">(</text:span><text:span text:style-name="T11"> </text:span><text:span text:style-name="T29">z</text:span><text:span text:style-name="T11"> </text:span><text:span text:style-name="T24">);</text:span><text:span text:style-name="T11"> </text:span></text:p>
      <text:p text:style-name="P119">printf<text:span text:style-name="T24">(</text:span><text:span text:style-name="T14">"z</text:span><text:span text:style-name="T11"> </text:span><text:span text:style-name="T14">is</text:span><text:span text:style-name="T11"> </text:span><text:span text:style-name="T14">now</text:span><text:span text:style-name="T11"> </text:span><text:span text:style-name="T14">%d\n"</text:span><text:span text:style-name="T24">,</text:span><text:span text:style-name="T11"> </text:span><text:span text:style-name="T29">z</text:span><text:span text:style-name="T24">);</text:span><text:span text:style-name="T11"> </text:span></text:p>
      <text:p text:style-name="P122"><text:span text:style-name="T25">return</text:span><text:span text:style-name="T11"> </text:span><text:span text:style-name="T14">0</text:span><text:span text:style-name="T24">;</text:span><text:span text:style-name="T11"> </text:span></text:p>
      <text:p text:style-name="P122"><text:span text:style-name="T24">}</text:span><text:span text:style-name="T11"> </text:span></text:p>
      <text:p text:style-name="P75"/>
      <text:p text:style-name="P75"/>
      <text:p text:style-name="P75">Tugas Praktikum:</text:p>
      <text:list xml:id="list4140403130401756020" text:style-name="L12">
        <text:list-item>
          <text:p text:style-name="P178">Buatlah fungsi rekursif dan fungsi non-rekursif versi anda</text:p>
        </text:list-item>
        <text:list-item>
          <text:p text:style-name="P178">Buatlah satu program yang memuat baik pass by reference maupun pass by value, semakin berbeda dengan contoh praktikum maka semakin tinggi nilainya.</text:p>
          <text:p text:style-name="P178"/>
        </text:list-item>
      </text:list>
      <text:h text:style-name="P194" text:outline-level="1"><text:bookmark-start text:name="__RefHeading__6380_1704778645"/>Modul <text:span text:style-name="T5">6: Pointer, Array</text:span><text:bookmark-end text:name="__RefHeading__6380_1704778645"/></text:h>
      <text:p text:style-name="P76">Tujuan:</text:p>
      <text:list xml:id="list2565601001974757619" text:style-name="L13">
        <text:list-item>
          <text:p text:style-name="P179">Mahasiswa mampu membuat program dengan pointer</text:p>
        </text:list-item>
        <text:list-item>
          <text:p text:style-name="P179">Mahasiswa mampu membuat program yang memuat array</text:p>
        </text:list-item>
      </text:list>
      <text:p text:style-name="P76"/>
      <text:p text:style-name="P36">Percobaan 1: pointer0.c</text:p>
      <text:p text:style-name="P114"><text:span text:style-name="T8">#include</text:span><text:span text:style-name="T11"> </text:span><text:span text:style-name="T14">&lt;stdio.h&gt;</text:span></text:p>
      <text:p text:style-name="P122"><text:span text:style-name="T25">int</text:span><text:span text:style-name="T11"> </text:span><text:span text:style-name="T29">main</text:span><text:span text:style-name="T24">()</text:span></text:p>
      <text:p text:style-name="P123">{</text:p>
      <text:p text:style-name="P122"><text:span text:style-name="T11"><text:s text:c="4"/></text:span><text:span text:style-name="T25">int</text:span><text:span text:style-name="T11"> </text:span><text:span text:style-name="T29">i</text:span><text:span text:style-name="T24">,</text:span><text:span text:style-name="T29">j</text:span><text:span text:style-name="T24">;</text:span></text:p>
      <text:p text:style-name="P122"><text:span text:style-name="T11"><text:s text:c="4"/></text:span><text:span text:style-name="T25">int</text:span><text:span text:style-name="T11"> </text:span><text:span text:style-name="T24">*</text:span><text:span text:style-name="T29">p</text:span><text:span text:style-name="T24">;</text:span><text:span text:style-name="T11"> <text:s text:c="2"/></text:span><text:span text:style-name="T36">/*</text:span><text:span text:style-name="T11"> </text:span><text:span text:style-name="T36">a</text:span><text:span text:style-name="T11"> </text:span><text:span text:style-name="T36">pointer</text:span><text:span text:style-name="T11"> </text:span><text:span text:style-name="T36">to</text:span><text:span text:style-name="T11"> </text:span><text:span text:style-name="T36">an</text:span><text:span text:style-name="T11"> </text:span><text:span text:style-name="T36">integer</text:span><text:span text:style-name="T11"> </text:span><text:span text:style-name="T36">*/</text:span></text:p>
      <text:p text:style-name="P122"><text:span text:style-name="T11"><text:s text:c="4"/></text:span><text:span text:style-name="T29">p</text:span><text:span text:style-name="T11"> </text:span><text:span text:style-name="T24">=</text:span><text:span text:style-name="T11"> </text:span><text:span text:style-name="T24">&amp;</text:span><text:span text:style-name="T29">i</text:span><text:span text:style-name="T24">;</text:span></text:p>
      <text:p text:style-name="P122"><text:span text:style-name="T11"><text:s text:c="4"/></text:span><text:span text:style-name="T24">*</text:span><text:span text:style-name="T29">p</text:span><text:span text:style-name="T24">=</text:span><text:span text:style-name="T14">5</text:span><text:span text:style-name="T24">;</text:span></text:p>
      <text:p text:style-name="P122"><text:span text:style-name="T11"><text:s text:c="4"/></text:span><text:span text:style-name="T29">j</text:span><text:span text:style-name="T24">=</text:span><text:span text:style-name="T29">i</text:span><text:span text:style-name="T24">;</text:span></text:p>
      <text:p text:style-name="P122"><text:span text:style-name="T11"><text:s text:c="4"/></text:span>printf<text:span text:style-name="T24">(</text:span><text:span text:style-name="T14">"%d</text:span><text:span text:style-name="T11"> </text:span><text:span text:style-name="T14">%d</text:span><text:span text:style-name="T11"> </text:span><text:span text:style-name="T14">%d\n"</text:span><text:span text:style-name="T24">,</text:span><text:span text:style-name="T11"> </text:span><text:span text:style-name="T29">i</text:span><text:span text:style-name="T24">,</text:span><text:span text:style-name="T11"> </text:span><text:span text:style-name="T29">j</text:span><text:span text:style-name="T24">,</text:span><text:span text:style-name="T11"> </text:span><text:span text:style-name="T24">*</text:span><text:span text:style-name="T29">p</text:span><text:span text:style-name="T24">);</text:span></text:p>
      <text:p text:style-name="P122"><text:span text:style-name="T11"><text:s text:c="4"/></text:span><text:span text:style-name="T25">return</text:span><text:span text:style-name="T11"> </text:span><text:span text:style-name="T14">0</text:span><text:span text:style-name="T24">;</text:span></text:p>
      <text:p text:style-name="P120">}</text:p>
      <text:p text:style-name="P76"/>
      <text:p text:style-name="P37">Percobaan 2: array0.c</text:p>
      <text:p text:style-name="P115"><text:span text:style-name="T8">#include</text:span><text:span text:style-name="T11"> </text:span><text:span text:style-name="T14">&lt;stdio.h&gt;</text:span></text:p>
      <text:p text:style-name="P122"><text:span text:style-name="T25">int</text:span><text:span text:style-name="T11"> </text:span><text:span text:style-name="T29">main</text:span><text:span text:style-name="T24">()</text:span></text:p>
      <text:p text:style-name="P123">{</text:p>
      <text:p text:style-name="P122"><text:span text:style-name="T11"><text:s text:c="2"/></text:span><text:span text:style-name="T25">int</text:span><text:span text:style-name="T11"> </text:span><text:span text:style-name="T29">sample</text:span><text:span text:style-name="T24">[</text:span><text:span text:style-name="T14">20</text:span><text:span text:style-name="T24">];</text:span></text:p>
      <text:p text:style-name="P119"><text:span text:style-name="T11"><text:s text:c="2"/></text:span><text:span text:style-name="T25">int</text:span><text:span text:style-name="T11"> </text:span><text:span text:style-name="T29">t</text:span><text:span text:style-name="T24">;</text:span></text:p>
      <text:p text:style-name="P122"><text:span text:style-name="T11"><text:s text:c="2"/></text:span><text:span text:style-name="T25">for</text:span><text:span text:style-name="T24">(</text:span><text:span text:style-name="T29">t</text:span><text:span text:style-name="T24">=</text:span><text:span text:style-name="T14">0</text:span><text:span text:style-name="T24">;</text:span><text:span text:style-name="T11"> </text:span><text:span text:style-name="T29">t</text:span><text:span text:style-name="T24">&lt;</text:span><text:span text:style-name="T14">20</text:span><text:span text:style-name="T24">;</text:span><text:span text:style-name="T11"> </text:span><text:span text:style-name="T29">t</text:span><text:span text:style-name="T24">++)</text:span></text:p>
      <text:p text:style-name="P119"><text:span text:style-name="T11"><text:s text:c="2"/></text:span><text:span text:style-name="T29">sample</text:span><text:span text:style-name="T24">[</text:span><text:span text:style-name="T29">t</text:span><text:span text:style-name="T24">]=</text:span><text:span text:style-name="T29">t</text:span><text:span text:style-name="T24">;</text:span></text:p>
      <text:p text:style-name="P122"><text:span text:style-name="T11"><text:s text:c="4"/></text:span><text:span text:style-name="T25">for</text:span><text:span text:style-name="T24">(</text:span><text:span text:style-name="T29">t</text:span><text:span text:style-name="T24">=</text:span><text:span text:style-name="T14">0</text:span><text:span text:style-name="T24">;</text:span><text:span text:style-name="T11"> </text:span><text:span text:style-name="T29">t</text:span><text:span text:style-name="T24">&lt;</text:span><text:span text:style-name="T14">20</text:span><text:span text:style-name="T24">;</text:span><text:span text:style-name="T11"> </text:span><text:span text:style-name="T29">t</text:span><text:span text:style-name="T24">++)</text:span></text:p>
      <text:p text:style-name="P122"><text:span text:style-name="T11"><text:s text:c="6"/></text:span>printf<text:span text:style-name="T24">(</text:span><text:span text:style-name="T14">"this</text:span><text:span text:style-name="T11"> </text:span><text:span text:style-name="T14">is</text:span><text:span text:style-name="T11"> </text:span><text:span text:style-name="T14">sample</text:span><text:span text:style-name="T11"> </text:span><text:span text:style-name="T14">[%d]</text:span><text:span text:style-name="T11"> </text:span><text:span text:style-name="T14">\n"</text:span><text:span text:style-name="T24">,</text:span><text:span text:style-name="T11"> </text:span><text:span text:style-name="T29">sample</text:span><text:span text:style-name="T24">[</text:span><text:span text:style-name="T29">t</text:span><text:span text:style-name="T24">]);</text:span></text:p>
      <text:p text:style-name="P122"><text:span text:style-name="T11"><text:s text:c="2"/></text:span><text:span text:style-name="T25">return</text:span><text:span text:style-name="T11"> </text:span><text:span text:style-name="T14">0</text:span><text:span text:style-name="T24">;</text:span></text:p>
      <text:p text:style-name="P120">}</text:p>
      <text:p text:style-name="P77"/>
      <text:p text:style-name="P37">Percobaan 3: <text:span text:style-name="T65">array3.cpp</text:span></text:p>
      <text:p text:style-name="P115"><text:span text:style-name="T8">#include</text:span><text:span text:style-name="T11"> </text:span><text:span text:style-name="T14">&lt;iostream&gt;</text:span></text:p>
      <text:p text:style-name="P119"><text:span text:style-name="T25">using</text:span><text:span text:style-name="T11"> </text:span><text:span text:style-name="T25">namespace</text:span><text:span text:style-name="T11"> </text:span>std<text:span text:style-name="T24">;</text:span></text:p>
      <text:p text:style-name="P122"><text:span text:style-name="T25">int</text:span><text:span text:style-name="T11"> </text:span><text:span text:style-name="T29">main</text:span><text:span text:style-name="T24">()</text:span></text:p>
      <text:p text:style-name="P123">{</text:p>
      <text:p text:style-name="P122"><text:span text:style-name="T11"><text:s text:c="4"/></text:span><text:span text:style-name="T25">int</text:span><text:span text:style-name="T11"> </text:span><text:span text:style-name="T29">i</text:span><text:span text:style-name="T24">,</text:span><text:span text:style-name="T11"> </text:span><text:span text:style-name="T29">min</text:span><text:span text:style-name="T24">,</text:span><text:span text:style-name="T11"> </text:span><text:span text:style-name="T29">max</text:span><text:span text:style-name="T24">,</text:span><text:span text:style-name="T11"> </text:span><text:span text:style-name="T29">jml</text:span><text:span text:style-name="T24">=</text:span><text:span text:style-name="T14">0</text:span><text:span text:style-name="T24">;</text:span></text:p>
      <text:p text:style-name="P122"><text:span text:style-name="T11"><text:s text:c="4"/></text:span><text:span text:style-name="T25">float</text:span><text:span text:style-name="T11"> </text:span><text:span text:style-name="T29">rata2</text:span><text:span text:style-name="T24">;</text:span></text:p>
      <text:p text:style-name="P119"><text:span text:style-name="T11"><text:s text:c="4"/></text:span><text:span text:style-name="T25">int</text:span><text:span text:style-name="T11"> </text:span><text:span text:style-name="T29">nums</text:span><text:span text:style-name="T24">[</text:span><text:span text:style-name="T14">10</text:span><text:span text:style-name="T24">];</text:span></text:p>
      <text:p text:style-name="P122"><text:soft-page-break/><text:span text:style-name="T11"><text:s text:c="4"/></text:span>cout<text:span text:style-name="T24">&lt;&lt;</text:span><text:span text:style-name="T14">"Masukkan</text:span><text:span text:style-name="T11"> </text:span><text:span text:style-name="T14">10</text:span><text:span text:style-name="T11"> </text:span><text:span text:style-name="T14">angka:</text:span><text:span text:style-name="T11"> </text:span><text:span text:style-name="T14">"</text:span><text:span text:style-name="T24">;</text:span></text:p>
      <text:p text:style-name="P122"><text:span text:style-name="T11"><text:s text:c="4"/></text:span><text:span text:style-name="T25">for</text:span><text:span text:style-name="T24">(</text:span><text:span text:style-name="T29">i</text:span><text:span text:style-name="T24">=</text:span><text:span text:style-name="T14">0</text:span><text:span text:style-name="T24">;</text:span><text:span text:style-name="T11"> </text:span><text:span text:style-name="T29">i</text:span><text:span text:style-name="T24">&lt;</text:span><text:span text:style-name="T14">10</text:span><text:span text:style-name="T24">;</text:span><text:span text:style-name="T11"> </text:span><text:span text:style-name="T29">i</text:span><text:span text:style-name="T24">++)</text:span></text:p>
      <text:p text:style-name="P122"><text:span text:style-name="T11"><text:s text:c="4"/></text:span><text:span text:style-name="T24">{</text:span><text:span text:style-name="T11"> </text:span></text:p>
      <text:p text:style-name="P122"><text:span text:style-name="T11"><text:s text:c="4"/></text:span>cin<text:span text:style-name="T24">&gt;&gt;</text:span><text:span text:style-name="T29">nums</text:span><text:span text:style-name="T24">[</text:span><text:span text:style-name="T29">i</text:span><text:span text:style-name="T24">];</text:span></text:p>
      <text:p text:style-name="P122"><text:span text:style-name="T11"><text:s text:c="4"/></text:span><text:span text:style-name="T29">jml</text:span><text:span text:style-name="T24">=</text:span><text:span text:style-name="T29">jml</text:span><text:span text:style-name="T24">+</text:span><text:span text:style-name="T29">nums</text:span><text:span text:style-name="T24">[</text:span><text:span text:style-name="T29">i</text:span><text:span text:style-name="T24">];</text:span></text:p>
      <text:p text:style-name="P122"><text:span text:style-name="T11"><text:s text:c="4"/></text:span><text:span text:style-name="T25">if</text:span><text:span text:style-name="T11"> </text:span><text:span text:style-name="T24">(</text:span><text:span text:style-name="T29">i</text:span><text:span text:style-name="T24">==</text:span><text:span text:style-name="T14">0</text:span><text:span text:style-name="T24">)</text:span></text:p>
      <text:p text:style-name="P122"><text:span text:style-name="T11"><text:s text:c="8"/></text:span><text:span text:style-name="T29">min</text:span><text:span text:style-name="T24">=</text:span><text:span text:style-name="T29">max</text:span><text:span text:style-name="T24">=</text:span><text:span text:style-name="T29">nums</text:span><text:span text:style-name="T24">[</text:span><text:span text:style-name="T29">i</text:span><text:span text:style-name="T24">];</text:span></text:p>
      <text:p text:style-name="P122"><text:span text:style-name="T11"><text:s text:c="4"/></text:span><text:span text:style-name="T25">else</text:span><text:span text:style-name="T11"> </text:span></text:p>
      <text:p text:style-name="P122"><text:span text:style-name="T11"><text:s text:c="4"/></text:span><text:span text:style-name="T24">{</text:span></text:p>
      <text:p text:style-name="P122"><text:span text:style-name="T11"><text:s text:c="8"/></text:span><text:span text:style-name="T25">if</text:span><text:span text:style-name="T24">(</text:span><text:span text:style-name="T29">nums</text:span><text:span text:style-name="T24">[</text:span><text:span text:style-name="T29">i</text:span><text:span text:style-name="T24">]&lt;</text:span><text:span text:style-name="T29">min</text:span><text:span text:style-name="T24">)</text:span></text:p>
      <text:p text:style-name="P122"><text:span text:style-name="T11"><text:s text:c="8"/></text:span><text:span text:style-name="T29">min</text:span><text:span text:style-name="T24">=</text:span><text:span text:style-name="T29">nums</text:span><text:span text:style-name="T24">[</text:span><text:span text:style-name="T29">i</text:span><text:span text:style-name="T24">];</text:span></text:p>
      <text:p text:style-name="P122"><text:span text:style-name="T11"><text:s text:c="8"/></text:span><text:span text:style-name="T25">if</text:span><text:span text:style-name="T24">(</text:span><text:span text:style-name="T29">nums</text:span><text:span text:style-name="T24">[</text:span><text:span text:style-name="T29">i</text:span><text:span text:style-name="T24">]&gt;</text:span><text:span text:style-name="T29">max</text:span><text:span text:style-name="T24">)</text:span></text:p>
      <text:p text:style-name="P122"><text:span text:style-name="T11"><text:s text:c="8"/></text:span><text:span text:style-name="T29">max</text:span><text:span text:style-name="T24">=</text:span><text:span text:style-name="T29">nums</text:span><text:span text:style-name="T24">[</text:span><text:span text:style-name="T29">i</text:span><text:span text:style-name="T24">];</text:span></text:p>
      <text:p text:style-name="P122"><text:span text:style-name="T11"><text:s text:c="4"/></text:span><text:span text:style-name="T24">}</text:span></text:p>
      <text:p text:style-name="P119"><text:span text:style-name="T11"><text:s text:c="4"/></text:span><text:span text:style-name="T24">}</text:span></text:p>
      <text:p text:style-name="P122"><text:span text:style-name="T11"><text:s text:c="4"/></text:span><text:span text:style-name="T29">rata2</text:span><text:span text:style-name="T11"> </text:span><text:span text:style-name="T24">=</text:span><text:span text:style-name="T11"> </text:span><text:span text:style-name="T29">jml</text:span><text:span text:style-name="T24">/</text:span><text:span text:style-name="T14">10.0</text:span><text:span text:style-name="T24">;</text:span></text:p>
      <text:p text:style-name="P122"><text:span text:style-name="T11"><text:s text:c="4"/></text:span>cout<text:span text:style-name="T24">&lt;&lt;</text:span><text:span text:style-name="T11"> </text:span><text:span text:style-name="T14">"Rata-rata</text:span><text:span text:style-name="T11"> </text:span><text:span text:style-name="T14">adalah</text:span><text:span text:style-name="T11"> </text:span><text:span text:style-name="T14">"</text:span><text:span text:style-name="T24">&lt;&lt;</text:span><text:span text:style-name="T29">rata2</text:span><text:span text:style-name="T24">&lt;&lt;</text:span>endl<text:span text:style-name="T24">;</text:span></text:p>
      <text:p text:style-name="P122"><text:span text:style-name="T11"><text:s text:c="4"/></text:span>cout<text:span text:style-name="T24">&lt;&lt;</text:span><text:span text:style-name="T14">"Min</text:span><text:span text:style-name="T11"> </text:span><text:span text:style-name="T14">:</text:span><text:span text:style-name="T11"> </text:span><text:span text:style-name="T14">"</text:span><text:span text:style-name="T24">&lt;&lt;</text:span><text:span text:style-name="T29">min</text:span><text:span text:style-name="T24">&lt;&lt;</text:span>endl<text:span text:style-name="T24">;</text:span></text:p>
      <text:p text:style-name="P122"><text:span text:style-name="T11"><text:s text:c="4"/></text:span>cout<text:span text:style-name="T24">&lt;&lt;</text:span><text:span text:style-name="T14">"Max</text:span><text:span text:style-name="T11"> </text:span><text:span text:style-name="T14">:</text:span><text:span text:style-name="T11"> </text:span><text:span text:style-name="T14">"</text:span><text:span text:style-name="T24">&lt;&lt;</text:span><text:span text:style-name="T29">max</text:span><text:span text:style-name="T24">&lt;&lt;</text:span>endl<text:span text:style-name="T24">;</text:span></text:p>
      <text:p text:style-name="P122"><text:span text:style-name="T11"><text:s text:c="4"/></text:span><text:span text:style-name="T25">return</text:span><text:span text:style-name="T11"> </text:span><text:span text:style-name="T14">0</text:span><text:span text:style-name="T24">;</text:span></text:p>
      <text:p text:style-name="P120">}</text:p>
      <text:p text:style-name="P77"/>
      <text:p text:style-name="P78">Tugas Praktikum:</text:p>
      <text:list xml:id="list1210065138265583731" text:style-name="L14">
        <text:list-item>
          <text:p text:style-name="P180">Buatlah sebuah program yang memuat pointer</text:p>
        </text:list-item>
        <text:list-item>
          <text:p text:style-name="P180">Buatlah sebuah programm yang memuat array</text:p>
        </text:list-item>
        <text:list-item>
          <text:p text:style-name="P180">Rubahlah skrip pada percobaan 3 di atas dari C++ ke bahasa C.</text:p>
        </text:list-item>
      </text:list>
      <text:h text:style-name="P199" text:outline-level="1"><text:bookmark-start text:name="__RefHeading__6382_1704778645"/><text:span text:style-name="T75">Modul 7: </text:span>Struct, Linked List<text:bookmark-end text:name="__RefHeading__6382_1704778645"/></text:h>
      <text:p text:style-name="P79">Tujuan</text:p>
      <text:list xml:id="list1679047172573157829" text:style-name="L15">
        <text:list-item>
          <text:p text:style-name="P181">Mahasiswa mampu medemokan program yang memuat struct</text:p>
        </text:list-item>
        <text:list-item>
          <text:p text:style-name="P181">Mahasiswa mampu membuat linked list</text:p>
        </text:list-item>
      </text:list>
      <text:p text:style-name="P79"/>
      <text:p text:style-name="P38">Percobaan 1: <text:span text:style-name="T66">struct.c</text:span></text:p>
      <text:p text:style-name="P116"><text:span text:style-name="T8">#include</text:span><text:span text:style-name="T11"> </text:span><text:span text:style-name="T14">&lt;stdio.h&gt;</text:span></text:p>
      <text:p text:style-name="P122"><text:span text:style-name="T25">struct</text:span><text:span text:style-name="T11"> </text:span><text:span text:style-name="T67">my</text:span></text:p>
      <text:p text:style-name="P123">{</text:p>
      <text:p text:style-name="P122"><text:span text:style-name="T25">int</text:span><text:span text:style-name="T11"> </text:span><text:span text:style-name="T68">age</text:span><text:span text:style-name="T24">;</text:span></text:p>
      <text:p text:style-name="P122"><text:span text:style-name="T25">int</text:span><text:span text:style-name="T11"> </text:span><text:span text:style-name="T68">height</text:span><text:span text:style-name="T24">;</text:span></text:p>
      <text:p text:style-name="P122"><text:span text:style-name="T25">char</text:span><text:span text:style-name="T11"> </text:span><text:span text:style-name="T68">name</text:span><text:span text:style-name="T24">[</text:span><text:span text:style-name="T14">20</text:span><text:span text:style-name="T24">];</text:span></text:p>
      <text:p text:style-name="P122"><text:span text:style-name="T25">char</text:span><text:span text:style-name="T11"> </text:span><text:span text:style-name="T68">father</text:span><text:span text:style-name="T24">[</text:span><text:span text:style-name="T14">20</text:span><text:span text:style-name="T24">];</text:span></text:p>
      <text:p text:style-name="P122"><text:span text:style-name="T25">char</text:span><text:span text:style-name="T11"> </text:span><text:span text:style-name="T68">mother</text:span><text:span text:style-name="T24">[</text:span><text:span text:style-name="T14">20</text:span><text:span text:style-name="T24">];</text:span></text:p>
      <text:p text:style-name="P120">};</text:p>
      <text:p text:style-name="P122"><text:span text:style-name="T25">int</text:span><text:span text:style-name="T11"> </text:span><text:span text:style-name="T29">main</text:span><text:span text:style-name="T24">(</text:span><text:span text:style-name="T25">void</text:span><text:span text:style-name="T24">)</text:span></text:p>
      <text:p text:style-name="P123">{</text:p>
      <text:p text:style-name="P122"><text:span text:style-name="T25">struct</text:span><text:span text:style-name="T11"> </text:span><text:span text:style-name="T67">my</text:span><text:span text:style-name="T11"> </text:span><text:span text:style-name="T29">MyFriend</text:span><text:span text:style-name="T24">;</text:span></text:p>
      <text:p text:style-name="P122">printf<text:span text:style-name="T24">(</text:span><text:span text:style-name="T14">"Enter</text:span><text:span text:style-name="T11"> </text:span><text:span text:style-name="T14">the</text:span><text:span text:style-name="T11"> </text:span><text:span text:style-name="T14">name</text:span><text:span text:style-name="T11"> </text:span><text:span text:style-name="T14">of</text:span><text:span text:style-name="T11"> </text:span><text:span text:style-name="T14">your</text:span><text:span text:style-name="T11"> </text:span><text:span text:style-name="T14">friend:</text:span><text:span text:style-name="T11"> </text:span><text:span text:style-name="T14">"</text:span><text:span text:style-name="T11"> </text:span><text:span text:style-name="T24">);</text:span></text:p>
      <text:p text:style-name="P122">scanf<text:span text:style-name="T24">(</text:span><text:span text:style-name="T14">"%s"</text:span><text:span text:style-name="T24">,</text:span><text:span text:style-name="T11"> </text:span><text:span text:style-name="T29">MyFriend</text:span><text:span text:style-name="T24">.</text:span><text:span text:style-name="T68">name</text:span><text:span text:style-name="T11"> </text:span><text:span text:style-name="T24">);</text:span></text:p>
      <text:p text:style-name="P122">printf<text:span text:style-name="T24">(</text:span><text:span text:style-name="T14">"How</text:span><text:span text:style-name="T11"> </text:span><text:span text:style-name="T14">old</text:span><text:span text:style-name="T11"> </text:span><text:span text:style-name="T14">is</text:span><text:span text:style-name="T11"> </text:span><text:span text:style-name="T14">%s?</text:span><text:span text:style-name="T11"> </text:span><text:span text:style-name="T14">"</text:span><text:span text:style-name="T24">,</text:span><text:span text:style-name="T11"> </text:span><text:span text:style-name="T29">MyFriend</text:span><text:span text:style-name="T24">.</text:span><text:span text:style-name="T68">name</text:span><text:span text:style-name="T11"> </text:span><text:span text:style-name="T24">);</text:span></text:p>
      <text:p text:style-name="P122">scanf<text:span text:style-name="T24">(</text:span><text:span text:style-name="T14">"%d"</text:span><text:span text:style-name="T24">,</text:span><text:span text:style-name="T11"> </text:span><text:span text:style-name="T24">&amp;</text:span><text:span text:style-name="T29">MyFriend</text:span><text:span text:style-name="T24">.</text:span><text:span text:style-name="T68">age</text:span><text:span text:style-name="T11"> </text:span><text:span text:style-name="T24">);</text:span></text:p>
      <text:p text:style-name="P122">printf<text:span text:style-name="T24">(</text:span><text:span text:style-name="T14">"How</text:span><text:span text:style-name="T11"> </text:span><text:span text:style-name="T14">high</text:span><text:span text:style-name="T11"> </text:span><text:span text:style-name="T14">is</text:span><text:span text:style-name="T11"> </text:span><text:span text:style-name="T14">%s</text:span><text:span text:style-name="T11"> </text:span><text:span text:style-name="T14">(</text:span><text:span text:style-name="T11"> </text:span><text:span text:style-name="T14">in</text:span><text:span text:style-name="T11"> </text:span><text:span text:style-name="T14">cm</text:span><text:span text:style-name="T11"> </text:span><text:span text:style-name="T14">)?</text:span><text:span text:style-name="T11"> </text:span><text:span text:style-name="T14">"</text:span><text:span text:style-name="T24">,</text:span><text:span text:style-name="T11"> </text:span><text:span text:style-name="T29">MyFriend</text:span><text:span text:style-name="T24">.</text:span><text:span text:style-name="T68">name</text:span><text:span text:style-name="T11"> </text:span><text:span text:style-name="T24">);</text:span></text:p>
      <text:p text:style-name="P122">scanf<text:span text:style-name="T24">(</text:span><text:span text:style-name="T14">"%d"</text:span><text:span text:style-name="T24">,</text:span><text:span text:style-name="T11"> </text:span><text:span text:style-name="T24">&amp;</text:span><text:span text:style-name="T29">MyFriend</text:span><text:span text:style-name="T24">.</text:span><text:span text:style-name="T68">height</text:span><text:span text:style-name="T11"> </text:span><text:span text:style-name="T24">);</text:span></text:p>
      <text:p text:style-name="P122">printf<text:span text:style-name="T24">(</text:span><text:span text:style-name="T14">"Who</text:span><text:span text:style-name="T11"> </text:span><text:span text:style-name="T14">is</text:span><text:span text:style-name="T11"> </text:span><text:span text:style-name="T14">%s's</text:span><text:span text:style-name="T11"> </text:span><text:span text:style-name="T14">father?</text:span><text:span text:style-name="T11"> </text:span><text:span text:style-name="T14">"</text:span><text:span text:style-name="T24">,</text:span><text:span text:style-name="T11"> </text:span><text:span text:style-name="T29">MyFriend</text:span><text:span text:style-name="T24">.</text:span><text:span text:style-name="T68">name</text:span><text:span text:style-name="T11"> </text:span><text:span text:style-name="T24">);</text:span></text:p>
      <text:p text:style-name="P122">scanf<text:span text:style-name="T24">(</text:span><text:span text:style-name="T14">"%s"</text:span><text:span text:style-name="T24">,</text:span><text:span text:style-name="T11"> </text:span><text:span text:style-name="T29">MyFriend</text:span><text:span text:style-name="T24">.</text:span><text:span text:style-name="T68">father</text:span><text:span text:style-name="T11"> </text:span><text:span text:style-name="T24">);</text:span></text:p>
      <text:p text:style-name="P122">printf<text:span text:style-name="T24">(</text:span><text:span text:style-name="T14">"Who</text:span><text:span text:style-name="T11"> </text:span><text:span text:style-name="T14">is</text:span><text:span text:style-name="T11"> </text:span><text:span text:style-name="T14">%s's</text:span><text:span text:style-name="T11"> </text:span><text:span text:style-name="T14">mother?</text:span><text:span text:style-name="T11"> </text:span><text:span text:style-name="T14">"</text:span><text:span text:style-name="T24">,</text:span><text:span text:style-name="T11"> </text:span><text:span text:style-name="T29">MyFriend</text:span><text:span text:style-name="T24">.</text:span><text:span text:style-name="T68">name</text:span><text:span text:style-name="T11"> </text:span><text:span text:style-name="T24">);</text:span></text:p>
      <text:p text:style-name="P119">scanf<text:span text:style-name="T24">(</text:span><text:span text:style-name="T14">"%s"</text:span><text:span text:style-name="T24">,</text:span><text:span text:style-name="T11"> </text:span><text:span text:style-name="T29">MyFriend</text:span><text:span text:style-name="T24">.</text:span><text:span text:style-name="T68">mother</text:span><text:span text:style-name="T11"> </text:span><text:span text:style-name="T24">);</text:span></text:p>
      <text:p text:style-name="P122">printf<text:span text:style-name="T24">(</text:span><text:span text:style-name="T14">"\n%s</text:span><text:span text:style-name="T11"> </text:span><text:span text:style-name="T14">is</text:span><text:span text:style-name="T11"> </text:span><text:span text:style-name="T14">%d</text:span><text:span text:style-name="T11"> </text:span><text:span text:style-name="T14">years</text:span><text:span text:style-name="T11"> </text:span><text:span text:style-name="T14">old,</text:span><text:span text:style-name="T11"> </text:span><text:span text:style-name="T14">%d</text:span><text:span text:style-name="T11"> </text:span><text:span text:style-name="T14">cm</text:span><text:span text:style-name="T11"> </text:span><text:span text:style-name="T14">high,"</text:span><text:span text:style-name="T24">,</text:span></text:p>
      <text:p text:style-name="P122"><text:span text:style-name="T29">MyFriend</text:span><text:span text:style-name="T24">.</text:span><text:span text:style-name="T68">name</text:span><text:span text:style-name="T24">,</text:span><text:span text:style-name="T11"> </text:span><text:span text:style-name="T29">MyFriend</text:span><text:span text:style-name="T24">.</text:span><text:span text:style-name="T68">age</text:span><text:span text:style-name="T24">,</text:span><text:span text:style-name="T11"> </text:span><text:span text:style-name="T29">MyFriend</text:span><text:span text:style-name="T24">.</text:span><text:span text:style-name="T68">height</text:span><text:span text:style-name="T24">);</text:span></text:p>
      <text:p text:style-name="P122">printf<text:span text:style-name="T24">(</text:span><text:span text:style-name="T14">"</text:span><text:span text:style-name="T11"> </text:span><text:span text:style-name="T14">and</text:span><text:span text:style-name="T11"> </text:span><text:span text:style-name="T14">has</text:span><text:span text:style-name="T11"> </text:span><text:span text:style-name="T14">%s</text:span><text:span text:style-name="T11"> </text:span><text:span text:style-name="T14">and</text:span><text:span text:style-name="T11"> </text:span><text:span text:style-name="T14">%s</text:span><text:span text:style-name="T11"> </text:span><text:span text:style-name="T14">as</text:span><text:span text:style-name="T11"> </text:span><text:span text:style-name="T14">parents.\n"</text:span><text:span text:style-name="T24">,</text:span><text:span text:style-name="T11"> </text:span><text:span text:style-name="T29">MyFriend</text:span><text:span text:style-name="T24">.</text:span><text:span text:style-name="T68">father</text:span><text:span text:style-name="T24">,</text:span></text:p>
      <text:p text:style-name="P122"><text:span text:style-name="T29">MyFriend</text:span><text:span text:style-name="T24">.</text:span><text:span text:style-name="T68">mother</text:span><text:span text:style-name="T11"> </text:span><text:span text:style-name="T24">);</text:span></text:p>
      <text:p text:style-name="P122"><text:span text:style-name="T25">return</text:span><text:span text:style-name="T11"> </text:span><text:span text:style-name="T14">0</text:span><text:span text:style-name="T24">;</text:span></text:p>
      <text:p text:style-name="P123">}</text:p>
      <text:p text:style-name="P80"/>
      <text:p text:style-name="P39">Percobaan 2: linkedlist1.c</text:p>
      <text:p text:style-name="P117"><text:span text:style-name="T8">#include</text:span><text:span text:style-name="T11"> </text:span><text:span text:style-name="T14">&lt;stdio.h&gt;</text:span></text:p>
      <text:p text:style-name="P119"><text:span text:style-name="T8">#include</text:span><text:span text:style-name="T11"> </text:span><text:span text:style-name="T14">&lt;stdlib.h&gt;</text:span></text:p>
      <text:p text:style-name="P119"><text:span text:style-name="T8">#define</text:span><text:span text:style-name="T11"> </text:span><text:span text:style-name="T8">SIZE</text:span><text:span text:style-name="T11"> </text:span><text:span text:style-name="T14">10</text:span></text:p>
      <text:p text:style-name="P122"><text:span text:style-name="T25">typedef</text:span><text:span text:style-name="T11"> </text:span><text:span text:style-name="T25">struct</text:span><text:span text:style-name="T11"> </text:span><text:span text:style-name="T67">node</text:span></text:p>
      <text:p text:style-name="P123">{</text:p>
      <text:p text:style-name="P122"><text:span text:style-name="T11"><text:s text:c="4"/></text:span><text:span text:style-name="T36">//</text:span><text:span text:style-name="T11"> </text:span><text:span text:style-name="T36">the</text:span><text:span text:style-name="T11"> </text:span><text:span text:style-name="T36">value</text:span><text:span text:style-name="T11"> </text:span><text:span text:style-name="T36">to</text:span><text:span text:style-name="T11"> </text:span><text:span text:style-name="T36">store</text:span><text:span text:style-name="T11"> </text:span><text:span text:style-name="T36">in</text:span><text:span text:style-name="T11"> </text:span><text:span text:style-name="T36">this</text:span><text:span text:style-name="T11"> </text:span><text:span text:style-name="T36">node</text:span></text:p>
      <text:p text:style-name="P119"><text:span text:style-name="T11"><text:s text:c="4"/></text:span><text:span text:style-name="T25">int</text:span><text:span text:style-name="T11"> </text:span><text:span text:style-name="T68">n</text:span><text:span text:style-name="T24">;</text:span></text:p>
      <text:p text:style-name="P122"><text:soft-page-break/><text:span text:style-name="T11"><text:s text:c="4"/></text:span><text:span text:style-name="T36">//</text:span><text:span text:style-name="T11"> </text:span><text:span text:style-name="T36">the</text:span><text:span text:style-name="T11"> </text:span><text:span text:style-name="T36">link</text:span><text:span text:style-name="T11"> </text:span><text:span text:style-name="T36">to</text:span><text:span text:style-name="T11"> </text:span><text:span text:style-name="T36">the</text:span><text:span text:style-name="T11"> </text:span><text:span text:style-name="T36">next</text:span><text:span text:style-name="T11"> </text:span><text:span text:style-name="T36">node</text:span><text:span text:style-name="T11"> </text:span><text:span text:style-name="T36">in</text:span><text:span text:style-name="T11"> </text:span><text:span text:style-name="T36">the</text:span><text:span text:style-name="T11"> </text:span><text:span text:style-name="T36">list</text:span></text:p>
      <text:p text:style-name="P122"><text:span text:style-name="T11"><text:s text:c="4"/></text:span><text:span text:style-name="T25">struct</text:span><text:span text:style-name="T11"> </text:span><text:span text:style-name="T67">node</text:span><text:span text:style-name="T24">*</text:span><text:span text:style-name="T11"> </text:span><text:span text:style-name="T68">next</text:span><text:span text:style-name="T24">;</text:span></text:p>
      <text:p text:style-name="P123">}</text:p>
      <text:p text:style-name="P119"><text:span text:style-name="T67">node</text:span><text:span text:style-name="T24">;</text:span></text:p>
      <text:p text:style-name="P119"><text:span text:style-name="T67">node</text:span><text:span text:style-name="T24">*</text:span><text:span text:style-name="T11"> </text:span>head<text:span text:style-name="T11"> </text:span><text:span text:style-name="T24">=</text:span><text:span text:style-name="T11"> </text:span>NULL<text:span text:style-name="T24">;</text:span></text:p>
      <text:p text:style-name="P122"><text:span text:style-name="T25">void</text:span><text:span text:style-name="T11"> </text:span><text:span text:style-name="T29">prepend</text:span><text:span text:style-name="T24">(</text:span><text:span text:style-name="T25">int</text:span><text:span text:style-name="T11"> </text:span><text:span text:style-name="T29">i</text:span><text:span text:style-name="T24">)</text:span></text:p>
      <text:p text:style-name="P123">{</text:p>
      <text:p text:style-name="P122"><text:span text:style-name="T11"><text:s text:c="4"/></text:span><text:span text:style-name="T36">//</text:span><text:span text:style-name="T11"> </text:span><text:span text:style-name="T36">build</text:span><text:span text:style-name="T11"> </text:span><text:span text:style-name="T36">new</text:span><text:span text:style-name="T11"> </text:span><text:span text:style-name="T36">node</text:span></text:p>
      <text:p text:style-name="P119"><text:span text:style-name="T11"><text:s text:c="4"/></text:span><text:span text:style-name="T67">node</text:span><text:span text:style-name="T24">*</text:span><text:span text:style-name="T11"> </text:span><text:span text:style-name="T25">new</text:span><text:span text:style-name="T11"> </text:span><text:span text:style-name="T24">=</text:span><text:span text:style-name="T11"> </text:span>malloc<text:span text:style-name="T24">(</text:span><text:span text:style-name="T25">sizeof</text:span><text:span text:style-name="T24">(</text:span><text:span text:style-name="T67">node</text:span><text:span text:style-name="T24">));</text:span></text:p>
      <text:p text:style-name="P122"><text:span text:style-name="T11"><text:s text:c="4"/></text:span><text:span text:style-name="T25">if</text:span><text:span text:style-name="T11"> </text:span><text:span text:style-name="T24">(</text:span><text:span text:style-name="T25">new</text:span><text:span text:style-name="T11"> </text:span><text:span text:style-name="T24">==</text:span><text:span text:style-name="T11"> </text:span>NULL<text:span text:style-name="T24">)</text:span></text:p>
      <text:p text:style-name="P122"><text:span text:style-name="T11"><text:s text:c="4"/></text:span><text:span text:style-name="T24">{</text:span></text:p>
      <text:p text:style-name="P122"><text:span text:style-name="T11"><text:s text:c="8"/></text:span>exit<text:span text:style-name="T24">(</text:span><text:span text:style-name="T14">1</text:span><text:span text:style-name="T24">);</text:span></text:p>
      <text:p text:style-name="P122"><text:span text:style-name="T11"><text:s text:c="4"/></text:span><text:span text:style-name="T24">}</text:span></text:p>
      <text:p text:style-name="P122"><text:span text:style-name="T11"><text:s text:c="4"/></text:span><text:span text:style-name="T36">//</text:span><text:span text:style-name="T11"> </text:span><text:span text:style-name="T36">initialize</text:span><text:span text:style-name="T11"> </text:span><text:span text:style-name="T36">new</text:span><text:span text:style-name="T11"> </text:span><text:span text:style-name="T36">node</text:span></text:p>
      <text:p text:style-name="P119"><text:span text:style-name="T11"><text:s text:c="4"/></text:span><text:span text:style-name="T25">new</text:span><text:span text:style-name="T24">-&gt;</text:span>n<text:span text:style-name="T11"> </text:span><text:span text:style-name="T24">=</text:span><text:span text:style-name="T11"> </text:span><text:span text:style-name="T29">i</text:span><text:span text:style-name="T24">;</text:span></text:p>
      <text:p text:style-name="P122"><text:span text:style-name="T11"><text:s text:c="4"/></text:span><text:span text:style-name="T36">//</text:span><text:span text:style-name="T11"> </text:span><text:span text:style-name="T36">add</text:span><text:span text:style-name="T11"> </text:span><text:span text:style-name="T36">new</text:span><text:span text:style-name="T11"> </text:span><text:span text:style-name="T36">node</text:span><text:span text:style-name="T11"> </text:span><text:span text:style-name="T36">to</text:span><text:span text:style-name="T11"> </text:span><text:span text:style-name="T36">head</text:span><text:span text:style-name="T11"> </text:span><text:span text:style-name="T36">of</text:span><text:span text:style-name="T11"> </text:span><text:span text:style-name="T36">list</text:span></text:p>
      <text:p text:style-name="P122"><text:span text:style-name="T11"><text:s text:c="4"/></text:span><text:span text:style-name="T25">new</text:span><text:span text:style-name="T24">-&gt;</text:span>next<text:span text:style-name="T11"> </text:span><text:span text:style-name="T24">=</text:span><text:span text:style-name="T11"> </text:span>head<text:span text:style-name="T24">;</text:span></text:p>
      <text:p text:style-name="P122"><text:span text:style-name="T11"><text:s text:c="4"/></text:span>head<text:span text:style-name="T11"> </text:span><text:span text:style-name="T24">=</text:span><text:span text:style-name="T11"> </text:span><text:span text:style-name="T25">new</text:span><text:span text:style-name="T24">;</text:span></text:p>
      <text:p text:style-name="P120">}</text:p>
      <text:p text:style-name="P122"><text:span text:style-name="T25">int</text:span><text:span text:style-name="T11"> </text:span><text:span text:style-name="T29">main</text:span><text:span text:style-name="T24">(</text:span><text:span text:style-name="T25">int</text:span><text:span text:style-name="T11"> </text:span><text:span text:style-name="T29">argc</text:span><text:span text:style-name="T24">,</text:span><text:span text:style-name="T11"> </text:span><text:span text:style-name="T25">char</text:span><text:span text:style-name="T24">*</text:span><text:span text:style-name="T11"> </text:span><text:span text:style-name="T29">argv</text:span><text:span text:style-name="T24">[])</text:span></text:p>
      <text:p text:style-name="P123">{</text:p>
      <text:p text:style-name="P122"><text:span text:style-name="T11"><text:s text:c="4"/></text:span><text:span text:style-name="T36">//</text:span><text:span text:style-name="T11"> </text:span><text:span text:style-name="T36">creating</text:span><text:span text:style-name="T11"> </text:span><text:span text:style-name="T36">list</text:span></text:p>
      <text:p text:style-name="P122"><text:span text:style-name="T11"><text:s text:c="4"/></text:span>printf<text:span text:style-name="T24">(</text:span><text:span text:style-name="T14">"Prepending</text:span><text:span text:style-name="T11"> </text:span><text:span text:style-name="T14">ints</text:span><text:span text:style-name="T11"> </text:span><text:span text:style-name="T14">0-%i</text:span><text:span text:style-name="T11"> </text:span><text:span text:style-name="T14">onto</text:span><text:span text:style-name="T11"> </text:span><text:span text:style-name="T14">the</text:span><text:span text:style-name="T11"> </text:span><text:span text:style-name="T14">list...</text:span><text:span text:style-name="T11"> </text:span><text:span text:style-name="T14">"</text:span><text:span text:style-name="T24">,</text:span><text:span text:style-name="T11"> </text:span><text:span text:style-name="T8">SIZE</text:span><text:span text:style-name="T11"> </text:span><text:span text:style-name="T24">-</text:span><text:span text:style-name="T11"> </text:span><text:span text:style-name="T14">1</text:span><text:span text:style-name="T24">);</text:span></text:p>
      <text:p text:style-name="P122"><text:span text:style-name="T11"><text:s text:c="4"/></text:span><text:span text:style-name="T25">for</text:span><text:span text:style-name="T11"> </text:span><text:span text:style-name="T24">(</text:span><text:span text:style-name="T25">int</text:span><text:span text:style-name="T11"> </text:span><text:span text:style-name="T29">i</text:span><text:span text:style-name="T11"> </text:span><text:span text:style-name="T24">=</text:span><text:span text:style-name="T11"> </text:span><text:span text:style-name="T14">0</text:span><text:span text:style-name="T24">;</text:span><text:span text:style-name="T11"> </text:span><text:span text:style-name="T29">i</text:span><text:span text:style-name="T11"> </text:span><text:span text:style-name="T24">&lt;</text:span><text:span text:style-name="T11"> </text:span><text:span text:style-name="T8">SIZE</text:span><text:span text:style-name="T24">;</text:span><text:span text:style-name="T11"> </text:span><text:span text:style-name="T29">i</text:span><text:span text:style-name="T24">++)</text:span></text:p>
      <text:p text:style-name="P122"><text:span text:style-name="T11"><text:s text:c="4"/></text:span><text:span text:style-name="T24">{</text:span></text:p>
      <text:p text:style-name="P122"><text:span text:style-name="T11"><text:s text:c="8"/></text:span><text:span text:style-name="T29">prepend</text:span><text:span text:style-name="T24">(</text:span><text:span text:style-name="T29">i</text:span><text:span text:style-name="T24">);</text:span></text:p>
      <text:p text:style-name="P122"><text:span text:style-name="T11"><text:s text:c="4"/></text:span><text:span text:style-name="T24">}</text:span></text:p>
      <text:p text:style-name="P119"><text:span text:style-name="T11"><text:s text:c="4"/></text:span>printf<text:span text:style-name="T24">(</text:span><text:span text:style-name="T14">"done!\n"</text:span><text:span text:style-name="T24">);</text:span></text:p>
      <text:p text:style-name="P122"><text:span text:style-name="T11"><text:s text:c="4"/></text:span><text:span text:style-name="T36">//</text:span><text:span text:style-name="T11"> </text:span><text:span text:style-name="T36">printing</text:span><text:span text:style-name="T11"> </text:span><text:span text:style-name="T36">out</text:span><text:span text:style-name="T11"> </text:span><text:span text:style-name="T36">list</text:span></text:p>
      <text:p text:style-name="P122"><text:span text:style-name="T11"><text:s text:c="4"/></text:span>printf<text:span text:style-name="T24">(</text:span><text:span text:style-name="T14">"Your</text:span><text:span text:style-name="T11"> </text:span><text:span text:style-name="T14">list</text:span><text:span text:style-name="T11"> </text:span><text:span text:style-name="T14">contains</text:span><text:span text:style-name="T11"> </text:span><text:span text:style-name="T14">"</text:span><text:span text:style-name="T24">);</text:span></text:p>
      <text:p text:style-name="P122"><text:span text:style-name="T11"><text:s text:c="4"/></text:span><text:span text:style-name="T25">for</text:span><text:span text:style-name="T11"> </text:span><text:span text:style-name="T24">(</text:span><text:span text:style-name="T67">node</text:span><text:span text:style-name="T24">*</text:span><text:span text:style-name="T11"> <text:s/></text:span><text:span text:style-name="T29">ptr</text:span><text:span text:style-name="T11"> </text:span><text:span text:style-name="T24">=</text:span><text:span text:style-name="T11"> </text:span>head<text:span text:style-name="T24">;</text:span><text:span text:style-name="T11"> </text:span><text:span text:style-name="T29">ptr</text:span><text:span text:style-name="T11"> </text:span><text:span text:style-name="T24">!=</text:span><text:span text:style-name="T11"> </text:span>NULL<text:span text:style-name="T24">;</text:span><text:span text:style-name="T11"> </text:span><text:span text:style-name="T29">ptr</text:span><text:span text:style-name="T11"> </text:span><text:span text:style-name="T24">=</text:span><text:span text:style-name="T11"> </text:span><text:span text:style-name="T29">ptr</text:span><text:span text:style-name="T24">-&gt;</text:span><text:span text:style-name="T68">next</text:span><text:span text:style-name="T24">)</text:span></text:p>
      <text:p text:style-name="P122"><text:span text:style-name="T11"><text:s text:c="4"/></text:span><text:span text:style-name="T24">{</text:span></text:p>
      <text:p text:style-name="P122"><text:span text:style-name="T11"><text:s text:c="8"/></text:span>printf<text:span text:style-name="T24">(</text:span><text:span text:style-name="T14">"%i</text:span><text:span text:style-name="T11"> </text:span><text:span text:style-name="T14">"</text:span><text:span text:style-name="T24">,</text:span><text:span text:style-name="T11"> </text:span><text:span text:style-name="T29">ptr</text:span><text:span text:style-name="T24">-&gt;</text:span><text:span text:style-name="T68">n</text:span><text:span text:style-name="T24">);</text:span></text:p>
      <text:p text:style-name="P122"><text:span text:style-name="T11"><text:s text:c="4"/></text:span><text:span text:style-name="T24">}</text:span></text:p>
      <text:p text:style-name="P119"><text:span text:style-name="T11"><text:s text:c="4"/></text:span>printf<text:span text:style-name="T24">(</text:span><text:span text:style-name="T14">"\n"</text:span><text:span text:style-name="T24">);</text:span></text:p>
      <text:p text:style-name="P122"><text:span text:style-name="T11"><text:s text:c="4"/></text:span><text:span text:style-name="T25">return</text:span><text:span text:style-name="T11"> </text:span><text:span text:style-name="T14">0</text:span><text:span text:style-name="T24">;</text:span></text:p>
      <text:p text:style-name="P123">}</text:p>
      <text:p text:style-name="P81"/>
      <text:p text:style-name="P81">Tugas Praktikum:</text:p>
      <text:list xml:id="list4409350248422120465" text:style-name="L16">
        <text:list-item>
          <text:p text:style-name="P182">Buatlah program C yang memuat struct</text:p>
        </text:list-item>
        <text:list-item>
          <text:p text:style-name="P182">Buatlah program C yang memuat linked</text:p>
        </text:list-item>
        <text:list-item>
          <text:p text:style-name="P182">Apa yang anda ketahui tentang Object Oriented Programming? Jelaskan dan beri contoh jika anda bisa (dengan C++)</text:p>
        </text:list-item>
      </text:list>
      <text:h text:style-name="P194" text:outline-level="1"><text:bookmark-start text:name="__RefHeading__6384_1704778645"/>Modul 8: <text:span text:style-name="T76">Final Project</text:span><text:bookmark-end text:name="__RefHeading__6384_1704778645"/></text:h>
      <text:p text:style-name="P184"/>
      <text:p text:style-name="P184">Tujuan:</text:p>
      <text:list xml:id="list8573153662145420477" text:style-name="L17">
        <text:list-item>
          <text:p text:style-name="P183"><text:bookmark text:name="yui_3_17_2_2_1454953529478_607"/>Mahasiswa mampu mempresentasikan hasil karya pemrograman baik secara mandiri ataupun dalam kerja tim.</text:p>
        </text:list-item>
      </text:list>
      <text:p text:style-name="P59"/>
      <text:p text:style-name="P59">Tugas Praktikum <text:span text:style-name="T90">Final Project</text:span>:</text:p>
      <text:list xml:id="list1561306880948562875" text:style-name="L18">
        <text:list-item>
          <text:p text:style-name="P185">Buatlah sebuah karya pemrograman yang terkait dengan bidang ke-teknik-fisikaan atau Metrologi dan Instrumentasi <text:span text:style-name="T70">secara berkelompok/tim</text:span>.</text:p>
        </text:list-item>
        <text:list-item>
          <text:p text:style-name="P186">Program yang dibuat sebaiknya terintegrasi dimana setiap praktikan membuat satu program atau subprogram/fungsi yang kemudian <text:span text:style-name="T69">digabung menjadi satu.</text:span></text:p>
        </text:list-item>
        <text:list-item>
          <text:p text:style-name="P187">Program bisa dikoneksikan ke hardware atau tidak dikoneksikan ke hardware (PC only).</text:p>
        </text:list-item>
        <text:list-item>
          <text:p text:style-name="P188">Program dibuat utamanya dalam bahasa C, C++ dan/atau Matlab.</text:p>
        </text:list-item>
        <text:list-item>
          <text:p text:style-name="P189">Final project disajikan dalam bentuk laporan final project <text:span text:style-name="T91">per kelompok</text:span> dan demo program.</text:p>
        </text:list-item>
      </text:list>
      <text:p text:style-name="P82"/>
      <text:p text:style-name="P83">Laporan akhir:</text:p>
      <text:list xml:id="list4860835635360161872" text:style-name="L19">
        <text:list-item>
          <text:p text:style-name="P190">Setiap praktikan membuat laporan singkat tentang praktikum pemrogramannya <text:span text:style-name="T89">secara individu</text:span>. Laporan akhir bisa berupa summary dari log book maupun tugas praktikum (TP) dan tugas khusus yang diketik komputer secara singkat dan rapi. <text:span text:style-name="T88">Format bisa berupa per bab (per Modul) atau bebas.</text:span></text:p>
        </text:list-item>
      </text:list>
      <text:p text:style-name="P59"/>
      <text:h text:style-name="P194" text:outline-level="1"><text:bookmark-start text:name="__RefHeading__6386_1704778645"/><text:span text:style-name="T85">A. </text:span>List source code <text:bookmark-end text:name="__RefHeading__6386_1704778645"/></text:h>
      <table:table table:name="Table1" table:style-name="Table1">
        <table:table-column table:style-name="Table1.A"/>
        <table:table-column table:style-name="Table1.B"/>
        <table:table-column table:style-name="Table1.C"/>
        <table:table-column table:style-name="Table1.A"/>
        <table:table-column table:style-name="Table1.E"/>
        <table:table-row>
          <table:table-cell table:style-name="Table1.A1" office:value-type="string">
            <text:p text:style-name="P130">Modul 0</text:p>
          </table:table-cell>
          <table:table-cell table:style-name="Table1.A1" office:value-type="string">
            <text:p text:style-name="P130">Hello0.c</text:p>
          </table:table-cell>
          <table:table-cell table:style-name="Table1.A1" office:value-type="string">
            <text:p text:style-name="P130">Hello1.c</text:p>
          </table:table-cell>
          <table:table-cell table:style-name="Table1.A1" office:value-type="string">
            <text:p text:style-name="P130">Hello2.c</text:p>
          </table:table-cell>
          <table:table-cell table:style-name="Table1.E1" office:value-type="string">
            <text:p text:style-name="P138">Hello<text:span text:style-name="T77">3.c</text:span></text:p>
          </table:table-cell>
        </table:table-row>
        <table:table-row>
          <table:table-cell table:style-name="Table1.A2" office:value-type="string">
            <text:p text:style-name="P130"/>
          </table:table-cell>
          <table:table-cell table:style-name="Table1.A2" office:value-type="string">
            <text:p text:style-name="P139">Hello.cpp</text:p>
          </table:table-cell>
          <table:table-cell table:style-name="Table1.A2" office:value-type="string">
            <text:p text:style-name="P130"/>
          </table:table-cell>
          <table:table-cell table:style-name="Table1.A2" office:value-type="string">
            <text:p text:style-name="P130"/>
          </table:table-cell>
          <table:table-cell table:style-name="Table1.E2" office:value-type="string">
            <text:p text:style-name="P138"/>
          </table:table-cell>
        </table:table-row>
        <table:table-row>
          <table:table-cell table:style-name="Table1.A2" office:value-type="string">
            <text:p text:style-name="P130">Modul 1</text:p>
          </table:table-cell>
          <table:table-cell table:style-name="Table1.A2" office:value-type="string">
            <text:p text:style-name="P131">Adder.c</text:p>
          </table:table-cell>
          <table:table-cell table:style-name="Table1.A2" office:value-type="string">
            <text:p text:style-name="P131">Ascii-0.c</text:p>
          </table:table-cell>
          <table:table-cell table:style-name="Table1.A2" office:value-type="string">
            <text:p text:style-name="P131">Ascii-1.c</text:p>
          </table:table-cell>
          <table:table-cell table:style-name="Table1.E2" office:value-type="string">
            <text:p text:style-name="P131">F2c.c</text:p>
          </table:table-cell>
        </table:table-row>
        <table:table-row>
          <table:table-cell table:style-name="Table1.A2" office:value-type="string">
            <text:p text:style-name="P130"/>
          </table:table-cell>
          <table:table-cell table:style-name="Table1.A2" office:value-type="string">
            <text:p text:style-name="P131">Imprecision.c</text:p>
          </table:table-cell>
          <table:table-cell table:style-name="Table1.A2" office:value-type="string">
            <text:p text:style-name="P131">String-0.c</text:p>
          </table:table-cell>
          <table:table-cell table:style-name="Table1.A2" office:value-type="string">
            <text:p text:style-name="P131">String-1.c</text:p>
          </table:table-cell>
          <table:table-cell table:style-name="Table1.E2" office:value-type="string">
            <text:p text:style-name="P131">String-2.c</text:p>
          </table:table-cell>
        </table:table-row>
        <table:table-row>
          <table:table-cell table:style-name="Table1.A2" office:value-type="string">
            <text:p text:style-name="P130"/>
          </table:table-cell>
          <table:table-cell table:style-name="Table1.A2" office:value-type="string">
            <text:p text:style-name="P131">Tipedata.c</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P131">Modul 2</text:p>
          </table:table-cell>
          <table:table-cell table:style-name="Table1.A2" office:value-type="string">
            <text:p text:style-name="P132">Buggy-0.c</text:p>
          </table:table-cell>
          <table:table-cell table:style-name="Table1.A2" office:value-type="string">
            <text:p text:style-name="P132">Buggy-1.c</text:p>
          </table:table-cell>
          <table:table-cell table:style-name="Table1.A2" office:value-type="string">
            <text:p text:style-name="P132">Conditions-0.c</text:p>
          </table:table-cell>
          <table:table-cell table:style-name="Table1.E2" office:value-type="string">
            <text:p text:style-name="P132">Conditions-1.c</text:p>
          </table:table-cell>
        </table:table-row>
        <table:table-row>
          <table:table-cell table:style-name="Table1.A2" office:value-type="string">
            <text:p text:style-name="P130"/>
          </table:table-cell>
          <table:table-cell table:style-name="Table1.A2" office:value-type="string">
            <text:p text:style-name="P132">Cough-0.c</text:p>
          </table:table-cell>
          <table:table-cell table:style-name="Table1.A2" office:value-type="string">
            <text:p text:style-name="P132">Cough-1.c</text:p>
          </table:table-cell>
          <table:table-cell table:style-name="Table1.A2" office:value-type="string">
            <text:p text:style-name="P132">Nonswitch.c</text:p>
          </table:table-cell>
          <table:table-cell table:style-name="Table1.E2" office:value-type="string">
            <text:p text:style-name="P132"><text:span text:style-name="T84">s</text:span>witch<text:span text:style-name="T84">Demo</text:span>.c</text:p>
          </table:table-cell>
        </table:table-row>
        <table:table-row>
          <table:table-cell table:style-name="Table1.A2" office:value-type="string">
            <text:p text:style-name="P133">Modul 3</text:p>
          </table:table-cell>
          <table:table-cell table:style-name="Table1.A2" office:value-type="string">
            <text:p text:style-name="P140">Bintang.c</text:p>
          </table:table-cell>
          <table:table-cell table:style-name="Table1.A2" office:value-type="string">
            <text:p text:style-name="P141">BintangSpasi.c</text:p>
          </table:table-cell>
          <table:table-cell table:style-name="Table1.A2" office:value-type="string">
            <text:p text:style-name="P141">Akar.c</text:p>
          </table:table-cell>
          <table:table-cell table:style-name="Table1.E2" office:value-type="string">
            <text:p text:style-name="P142"><text:span text:style-name="T78">c</text:span>2f.c</text:p>
          </table:table-cell>
        </table:table-row>
        <table:table-row>
          <table:table-cell table:style-name="Table1.A2" office:value-type="string">
            <text:p text:style-name="P133">Modul 4</text:p>
          </table:table-cell>
          <table:table-cell table:style-name="Table1.A2" office:value-type="string">
            <text:p text:style-name="P143">Function-0.c</text:p>
          </table:table-cell>
          <table:table-cell table:style-name="Table1.A2" office:value-type="string">
            <text:p text:style-name="P143">Function-1.c</text:p>
          </table:table-cell>
          <table:table-cell table:style-name="Table1.A2" office:value-type="string">
            <text:p text:style-name="P144">Return.c</text:p>
          </table:table-cell>
          <table:table-cell table:style-name="Table1.E2" office:value-type="string">
            <text:p text:style-name="P145">Cough-2.c</text:p>
          </table:table-cell>
        </table:table-row>
        <table:table-row>
          <table:table-cell table:style-name="Table1.A2" office:value-type="string">
            <text:p text:style-name="P130"/>
          </table:table-cell>
          <table:table-cell table:style-name="Table1.A2" office:value-type="string">
            <text:p text:style-name="P145"><text:span text:style-name="T79">c</text:span>ough-3.c</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row>
          <table:table-cell table:style-name="Table1.A2" office:value-type="string">
            <text:p text:style-name="P137">Modul 5</text:p>
          </table:table-cell>
          <table:table-cell table:style-name="Table1.A2" office:value-type="string">
            <text:p text:style-name="P137">Rekursi.c</text:p>
          </table:table-cell>
          <table:table-cell table:style-name="Table1.A2" office:value-type="string">
            <text:p text:style-name="P137">PassByReference.c</text:p>
          </table:table-cell>
          <table:table-cell table:style-name="Table1.A2" office:value-type="string">
            <text:p text:style-name="P137">PassByValue.c</text:p>
          </table:table-cell>
          <table:table-cell table:style-name="Table1.E2" office:value-type="string">
            <text:p text:style-name="Table_20_Contents"/>
          </table:table-cell>
        </table:table-row>
        <table:table-row>
          <table:table-cell table:style-name="Table1.A2" office:value-type="string">
            <text:p text:style-name="P146">Modul 6</text:p>
          </table:table-cell>
          <table:table-cell table:style-name="Table1.A2" office:value-type="string">
            <text:p text:style-name="P147">Pointer0.c</text:p>
          </table:table-cell>
          <table:table-cell table:style-name="Table1.A2" office:value-type="string">
            <text:p text:style-name="P147">Array0.c</text:p>
          </table:table-cell>
          <table:table-cell table:style-name="Table1.A2" office:value-type="string">
            <text:p text:style-name="P147">Array3.cpp</text:p>
          </table:table-cell>
          <table:table-cell table:style-name="Table1.E2" office:value-type="string">
            <text:p text:style-name="Table_20_Contents"/>
          </table:table-cell>
        </table:table-row>
        <table:table-row>
          <table:table-cell table:style-name="Table1.A2" office:value-type="string">
            <text:p text:style-name="P146">Modul 7</text:p>
          </table:table-cell>
          <table:table-cell table:style-name="Table1.A2" office:value-type="string">
            <text:p text:style-name="P148">Struc<text:span text:style-name="T87">t</text:span>.c</text:p>
          </table:table-cell>
          <table:table-cell table:style-name="Table1.A2" office:value-type="string">
            <text:p text:style-name="P148">Linkedlist1.c</text:p>
          </table:table-cell>
          <table:table-cell table:style-name="Table1.A2" office:value-type="string">
            <text:p text:style-name="Table_20_Contents"/>
          </table:table-cell>
          <table:table-cell table:style-name="Table1.E2" office:value-type="string">
            <text:p text:style-name="Table_20_Contents"/>
          </table:table-cell>
        </table:table-row>
      </table:table>
      <text:p text:style-name="P58"/>
      <text:h text:style-name="P194" text:outline-level="1"><text:bookmark-start text:name="__RefHeading__6388_1704778645"/><text:span text:style-name="T85">B. </text:span><text:a xlink:type="simple" xlink:href="https://cs50.harvard.edu/resources/cppreference.com/index.html">C Reference</text:a> &gt; C Operator Precedence <text:bookmark-end text:name="__RefHeading__6388_1704778645"/></text:h>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51">No</text:p>
          </table:table-cell>
          <table:table-cell table:style-name="Table2.B1" office:value-type="string">
            <text:p text:style-name="Table_20_Heading">Operator</text:p>
          </table:table-cell>
          <table:table-cell table:style-name="Table2.B1" office:value-type="string">
            <text:p text:style-name="Table_20_Heading">Description</text:p>
          </table:table-cell>
          <table:table-cell table:style-name="Table2.B1" office:value-type="string">
            <text:p text:style-name="Table_20_Heading">Example</text:p>
          </table:table-cell>
          <table:table-cell table:style-name="Table2.E1" office:value-type="string">
            <text:p text:style-name="P151">Order</text:p>
          </table:table-cell>
        </table:table-row>
        <table:table-row>
          <table:table-cell table:style-name="Table2.A2" office:value-type="string">
            <text:p text:style-name="Table_20_Contents">1</text:p>
          </table:table-cell>
          <table:table-cell table:style-name="Table2.B2" office:value-type="string">
            <text:p text:style-name="Table_20_Contents">::</text:p>
          </table:table-cell>
          <table:table-cell table:style-name="Table2.B2" office:value-type="string">
            <text:p text:style-name="Table_20_Contents">Scoping operator</text:p>
          </table:table-cell>
          <table:table-cell table:style-name="Table2.B2" office:value-type="string">
            <text:p text:style-name="Table_20_Contents">Class::age = 2;</text:p>
          </table:table-cell>
          <table:table-cell table:style-name="Table2.E2" office:value-type="string">
            <text:p text:style-name="Table_20_Contents">none</text:p>
          </table:table-cell>
        </table:table-row>
        <table:table-row>
          <table:table-cell table:style-name="Table2.A2" office:value-type="string">
            <text:p text:style-name="Table_20_Contents">2</text:p>
          </table:table-cell>
          <table:table-cell table:style-name="Table2.B2" office:value-type="string">
            <text:p text:style-name="Table_20_Contents">()<text:line-break/>[]<text:line-break/>-&gt;<text:line-break/>.<text:line-break/>++<text:line-break/>--</text:p>
          </table:table-cell>
          <table:table-cell table:style-name="Table2.B2" office:value-type="string">
            <text:p text:style-name="Table_20_Contents">Grouping operator<text:line-break/>Array access<text:line-break/>Member access from a pointer<text:line-break/>Member access from an object<text:line-break/>Post-increment<text:line-break/>Post-decrement</text:p>
          </table:table-cell>
          <table:table-cell table:style-name="Table2.B2" office:value-type="string">
            <text:p text:style-name="Table_20_Contents">(a + b) / 4;<text:line-break/>array[4] = 2;<text:line-break/>ptr-&gt;age = 34;<text:line-break/>obj.age = 34;<text:line-break/>for( i = 0; i &lt; 10; i++ ) ...<text:line-break/>for( i = 10; i &gt; 0; i-- ) ...</text:p>
          </table:table-cell>
          <table:table-cell table:style-name="Table2.E2" office:value-type="string">
            <text:p text:style-name="Table_20_Contents">left to right</text:p>
          </table:table-cell>
        </table:table-row>
        <table:table-row>
          <table:table-cell table:style-name="Table2.A2" office:value-type="string">
            <text:p text:style-name="Table_20_Contents">3</text:p>
          </table:table-cell>
          <table:table-cell table:style-name="Table2.B2" office:value-type="string">
            <text:p text:style-name="Table_20_Contents">!<text:line-break/>~<text:line-break/>++<text:line-break/>--<text:line-break/>-<text:line-break/>+<text:line-break/>*<text:line-break/>&amp;<text:line-break/>(type)<text:line-break/><text:a xlink:type="simple" xlink:href="https://cs50.harvard.edu/resources/cppreference.com/keywords/sizeof.html">sizeof</text:a></text:p>
          </table:table-cell>
          <table:table-cell table:style-name="Table2.B2" office:value-type="string">
            <text:p text:style-name="Table_20_Contents">Logical negation<text:line-break/>Bitwise complement<text:line-break/>Pre-increment<text:line-break/>Pre-decrement<text:line-break/>Unary minus<text:line-break/>Unary plus<text:line-break/>Dereference<text:line-break/>Address of<text:line-break/>Cast to a given type<text:line-break/>Return size in bytes</text:p>
          </table:table-cell>
          <table:table-cell table:style-name="Table2.B2" office:value-type="string">
            <text:p text:style-name="Table_20_Contents">if( !done ) ...<text:line-break/>flags = ~flags;<text:line-break/>for( i = 0; i &lt; 10; ++i ) ...<text:line-break/>for( i = 10; i &gt; 0; --i ) ...<text:line-break/>int i = -1;<text:line-break/>int i = +1;<text:line-break/>data = *ptr;<text:line-break/>address = &amp;obj;<text:line-break/>int i = (int) floatNum;<text:line-break/>int size = sizeof(floatNum);</text:p>
          </table:table-cell>
          <table:table-cell table:style-name="Table2.E2" office:value-type="string">
            <text:p text:style-name="Table_20_Contents">right to left</text:p>
          </table:table-cell>
        </table:table-row>
        <table:table-row>
          <table:table-cell table:style-name="Table2.A2" office:value-type="string">
            <text:p text:style-name="Table_20_Contents">4</text:p>
          </table:table-cell>
          <table:table-cell table:style-name="Table2.B2" office:value-type="string">
            <text:p text:style-name="Table_20_Contents">-&gt;*<text:line-break/>.*</text:p>
          </table:table-cell>
          <table:table-cell table:style-name="Table2.B2" office:value-type="string">
            <text:p text:style-name="Table_20_Contents">Member pointer selector<text:line-break/>Member object selector</text:p>
          </table:table-cell>
          <table:table-cell table:style-name="Table2.B2" office:value-type="string">
            <text:p text:style-name="Table_20_Contents">ptr-&gt;*var = 24;<text:line-break/>obj.*var = 24;</text:p>
          </table:table-cell>
          <table:table-cell table:style-name="Table2.E2" office:value-type="string">
            <text:p text:style-name="Table_20_Contents">left to right</text:p>
          </table:table-cell>
        </table:table-row>
        <table:table-row>
          <table:table-cell table:style-name="Table2.A2" office:value-type="string">
            <text:p text:style-name="Table_20_Contents">5</text:p>
          </table:table-cell>
          <table:table-cell table:style-name="Table2.B2" office:value-type="string">
            <text:p text:style-name="Table_20_Contents">*<text:line-break/>/<text:line-break/>%</text:p>
          </table:table-cell>
          <table:table-cell table:style-name="Table2.B2" office:value-type="string">
            <text:p text:style-name="Table_20_Contents">Multiplication<text:line-break/>Division<text:line-break/>Modulus</text:p>
          </table:table-cell>
          <table:table-cell table:style-name="Table2.B2" office:value-type="string">
            <text:p text:style-name="Table_20_Contents">int i = 2 * 4;<text:line-break/>float f = 10 / 3;<text:line-break/>int rem = 4 % 3;</text:p>
          </table:table-cell>
          <table:table-cell table:style-name="Table2.E2" office:value-type="string">
            <text:p text:style-name="Table_20_Contents">left to right</text:p>
          </table:table-cell>
        </table:table-row>
        <table:table-row>
          <table:table-cell table:style-name="Table2.A2" office:value-type="string">
            <text:p text:style-name="Table_20_Contents">6</text:p>
          </table:table-cell>
          <table:table-cell table:style-name="Table2.B2" office:value-type="string">
            <text:p text:style-name="Table_20_Contents">+<text:line-break/>-</text:p>
          </table:table-cell>
          <table:table-cell table:style-name="Table2.B2" office:value-type="string">
            <text:p text:style-name="Table_20_Contents">Addition<text:line-break/>Subtraction</text:p>
          </table:table-cell>
          <table:table-cell table:style-name="Table2.B2" office:value-type="string">
            <text:p text:style-name="Table_20_Contents">int i = 2 + 3;<text:line-break/>int i = 5 - 1;</text:p>
          </table:table-cell>
          <table:table-cell table:style-name="Table2.E2" office:value-type="string">
            <text:p text:style-name="Table_20_Contents">left to right</text:p>
          </table:table-cell>
        </table:table-row>
        <table:table-row>
          <table:table-cell table:style-name="Table2.A2" office:value-type="string">
            <text:p text:style-name="Table_20_Contents">7</text:p>
          </table:table-cell>
          <table:table-cell table:style-name="Table2.B2" office:value-type="string">
            <text:p text:style-name="Table_20_Contents">&lt;&lt;<text:line-break/>&gt;&gt;</text:p>
          </table:table-cell>
          <table:table-cell table:style-name="Table2.B2" office:value-type="string">
            <text:p text:style-name="Table_20_Contents">Bitwise shift left<text:line-break/>Bitwise shift right</text:p>
          </table:table-cell>
          <table:table-cell table:style-name="Table2.B2" office:value-type="string">
            <text:p text:style-name="Table_20_Contents">int flags = 33 &lt;&lt; 1;<text:line-break/>int flags = 33 &gt;&gt; 1;</text:p>
          </table:table-cell>
          <table:table-cell table:style-name="Table2.E2" office:value-type="string">
            <text:p text:style-name="Table_20_Contents">left to right</text:p>
          </table:table-cell>
        </table:table-row>
        <table:table-row>
          <table:table-cell table:style-name="Table2.A2" office:value-type="string">
            <text:p text:style-name="Table_20_Contents">8</text:p>
          </table:table-cell>
          <table:table-cell table:style-name="Table2.B2" office:value-type="string">
            <text:p text:style-name="Table_20_Contents">&lt;<text:line-break/>&lt;=<text:line-break/>&gt;<text:line-break/>&gt;=</text:p>
          </table:table-cell>
          <table:table-cell table:style-name="Table2.B2" office:value-type="string">
            <text:p text:style-name="Table_20_Contents">Comparison less-than<text:line-break/>Comparison less-than-or-equal-to<text:line-break/>Comparison greater-than<text:line-break/>Comparison geater-than-or-equal-to</text:p>
          </table:table-cell>
          <table:table-cell table:style-name="Table2.B2" office:value-type="string">
            <text:p text:style-name="Table_20_Contents">if( i &lt; 42 ) ...<text:line-break/>if( i &lt;= 42 ) ...<text:line-break/>if( i &gt; 42 ) ...<text:line-break/>if( i &gt;= 42 ) ...</text:p>
          </table:table-cell>
          <table:table-cell table:style-name="Table2.E2" office:value-type="string">
            <text:p text:style-name="Table_20_Contents">left to right</text:p>
          </table:table-cell>
        </table:table-row>
        <table:table-row>
          <table:table-cell table:style-name="Table2.A2" office:value-type="string">
            <text:p text:style-name="Table_20_Contents">9</text:p>
          </table:table-cell>
          <table:table-cell table:style-name="Table2.B2" office:value-type="string">
            <text:p text:style-name="Table_20_Contents">==<text:line-break/>!=</text:p>
          </table:table-cell>
          <table:table-cell table:style-name="Table2.B2" office:value-type="string">
            <text:p text:style-name="Table_20_Contents">Comparison equal-to<text:line-break/>Comparison not-equal-to</text:p>
          </table:table-cell>
          <table:table-cell table:style-name="Table2.B2" office:value-type="string">
            <text:p text:style-name="Table_20_Contents">if( i == 42 ) ...<text:line-break/>if( i != 42 ) ...</text:p>
          </table:table-cell>
          <table:table-cell table:style-name="Table2.E2" office:value-type="string">
            <text:p text:style-name="Table_20_Contents">left to right</text:p>
          </table:table-cell>
        </table:table-row>
        <table:table-row>
          <table:table-cell table:style-name="Table2.A2" office:value-type="string">
            <text:p text:style-name="Table_20_Contents">10</text:p>
          </table:table-cell>
          <table:table-cell table:style-name="Table2.B2" office:value-type="string">
            <text:p text:style-name="Table_20_Contents">&amp;</text:p>
          </table:table-cell>
          <table:table-cell table:style-name="Table2.B2" office:value-type="string">
            <text:p text:style-name="Table_20_Contents">Bitwise AND</text:p>
          </table:table-cell>
          <table:table-cell table:style-name="Table2.B2" office:value-type="string">
            <text:p text:style-name="Table_20_Contents">flags = flags &amp; 42;</text:p>
          </table:table-cell>
          <table:table-cell table:style-name="Table2.E2" office:value-type="string">
            <text:p text:style-name="Table_20_Contents">left to right</text:p>
          </table:table-cell>
        </table:table-row>
        <table:table-row>
          <table:table-cell table:style-name="Table2.A2" office:value-type="string">
            <text:p text:style-name="Table_20_Contents">11</text:p>
          </table:table-cell>
          <table:table-cell table:style-name="Table2.B2" office:value-type="string">
            <text:p text:style-name="Table_20_Contents">^</text:p>
          </table:table-cell>
          <table:table-cell table:style-name="Table2.B2" office:value-type="string">
            <text:p text:style-name="Table_20_Contents">Bitwise exclusive OR</text:p>
          </table:table-cell>
          <table:table-cell table:style-name="Table2.B2" office:value-type="string">
            <text:p text:style-name="Table_20_Contents">flags = flags ^ 42;</text:p>
          </table:table-cell>
          <table:table-cell table:style-name="Table2.E2" office:value-type="string">
            <text:p text:style-name="Table_20_Contents">left to right</text:p>
          </table:table-cell>
        </table:table-row>
        <table:table-row>
          <table:table-cell table:style-name="Table2.A2" office:value-type="string">
            <text:p text:style-name="Table_20_Contents">12</text:p>
          </table:table-cell>
          <table:table-cell table:style-name="Table2.B2" office:value-type="string">
            <text:p text:style-name="Table_20_Contents">|</text:p>
          </table:table-cell>
          <table:table-cell table:style-name="Table2.B2" office:value-type="string">
            <text:p text:style-name="Table_20_Contents">Bitwise inclusive (normal) OR</text:p>
          </table:table-cell>
          <table:table-cell table:style-name="Table2.B2" office:value-type="string">
            <text:p text:style-name="Table_20_Contents">flags = flags | 42;</text:p>
          </table:table-cell>
          <table:table-cell table:style-name="Table2.E2" office:value-type="string">
            <text:p text:style-name="Table_20_Contents">left to right</text:p>
          </table:table-cell>
        </table:table-row>
        <table:table-row>
          <table:table-cell table:style-name="Table2.A2" office:value-type="string">
            <text:p text:style-name="Table_20_Contents">13</text:p>
          </table:table-cell>
          <table:table-cell table:style-name="Table2.B2" office:value-type="string">
            <text:p text:style-name="Table_20_Contents">&amp;&amp;</text:p>
          </table:table-cell>
          <table:table-cell table:style-name="Table2.B2" office:value-type="string">
            <text:p text:style-name="Table_20_Contents">Logical AND</text:p>
          </table:table-cell>
          <table:table-cell table:style-name="Table2.B2" office:value-type="string">
            <text:p text:style-name="Table_20_Contents">if( conditionA &amp;&amp; conditionB ) ...</text:p>
          </table:table-cell>
          <table:table-cell table:style-name="Table2.E2" office:value-type="string">
            <text:p text:style-name="Table_20_Contents">left to right</text:p>
          </table:table-cell>
        </table:table-row>
        <table:table-row>
          <table:table-cell table:style-name="Table2.A2" office:value-type="string">
            <text:p text:style-name="Table_20_Contents">14</text:p>
          </table:table-cell>
          <table:table-cell table:style-name="Table2.B2" office:value-type="string">
            <text:p text:style-name="Table_20_Contents">||</text:p>
          </table:table-cell>
          <table:table-cell table:style-name="Table2.B2" office:value-type="string">
            <text:p text:style-name="Table_20_Contents">Logical OR</text:p>
          </table:table-cell>
          <table:table-cell table:style-name="Table2.B2" office:value-type="string">
            <text:p text:style-name="Table_20_Contents">if( conditionA || conditionB ) ...</text:p>
          </table:table-cell>
          <table:table-cell table:style-name="Table2.E2" office:value-type="string">
            <text:p text:style-name="Table_20_Contents">left to right</text:p>
          </table:table-cell>
        </table:table-row>
        <text:soft-page-break/>
        <table:table-row>
          <table:table-cell table:style-name="Table2.A2" office:value-type="string">
            <text:p text:style-name="Table_20_Contents">15</text:p>
          </table:table-cell>
          <table:table-cell table:style-name="Table2.B2" office:value-type="string">
            <text:p text:style-name="Table_20_Contents">? :</text:p>
          </table:table-cell>
          <table:table-cell table:style-name="Table2.B2" office:value-type="string">
            <text:p text:style-name="Table_20_Contents">Ternary conditional (if-then-else)</text:p>
          </table:table-cell>
          <table:table-cell table:style-name="Table2.B2" office:value-type="string">
            <text:p text:style-name="Table_20_Contents">int i = (a &gt; b) ? a : b;</text:p>
          </table:table-cell>
          <table:table-cell table:style-name="Table2.E2" office:value-type="string">
            <text:p text:style-name="Table_20_Contents">right to left</text:p>
          </table:table-cell>
        </table:table-row>
        <table:table-row>
          <table:table-cell table:style-name="Table2.A2" office:value-type="string">
            <text:p text:style-name="Table_20_Contents">16</text:p>
          </table:table-cell>
          <table:table-cell table:style-name="Table2.B2" office:value-type="string">
            <text:p text:style-name="P134">=<text:line-break/>+=<text:line-break/>-=<text:line-break/>*=<text:line-break/>/=<text:line-break/>%=<text:line-break/>&amp;=<text:line-break/>^=<text:line-break/>|=<text:line-break/></text:p>
            <text:p text:style-name="P134">&lt;&lt;=<text:line-break/>&gt;&gt;=</text:p>
          </table:table-cell>
          <table:table-cell table:style-name="Table2.B2" office:value-type="string">
            <text:p text:style-name="Table_20_Contents">Assignment operator<text:line-break/>Increment and assign<text:line-break/>Decrement and assign<text:line-break/>Multiply and assign<text:line-break/>Divide and assign<text:line-break/>Modulo and assign<text:line-break/>Bitwise AND and assign<text:line-break/>Bitwise exclusive OR and assign<text:line-break/>Bitwise inclusive (normal) OR and assign<text:line-break/>Bitwise shift left and assign<text:line-break/>Bitwise shift right and assign</text:p>
          </table:table-cell>
          <table:table-cell table:style-name="Table2.B2" office:value-type="string">
            <text:p text:style-name="P135">int a = b;<text:line-break/>a += 3;<text:line-break/>b -= 4;<text:line-break/>a *= 5;<text:line-break/>a /= 2;<text:line-break/>a %= 3;<text:line-break/>flags &amp;= new_flags;<text:line-break/>flags ^= new_flags;<text:line-break/>flags |= new_flags;<text:line-break/></text:p>
            <text:p text:style-name="P135">flags &lt;&lt;= 2;<text:line-break/>flags &gt;&gt;= 2;</text:p>
          </table:table-cell>
          <table:table-cell table:style-name="Table2.E2" office:value-type="string">
            <text:p text:style-name="Table_20_Contents">right to left</text:p>
          </table:table-cell>
        </table:table-row>
        <table:table-row>
          <table:table-cell table:style-name="Table2.A2" office:value-type="string">
            <text:p text:style-name="Table_20_Contents">17</text:p>
          </table:table-cell>
          <table:table-cell table:style-name="Table2.B2" office:value-type="string">
            <text:p text:style-name="Table_20_Contents">,</text:p>
          </table:table-cell>
          <table:table-cell table:style-name="Table2.B2" office:value-type="string">
            <text:p text:style-name="Table_20_Contents">Sequential evaluation operator</text:p>
          </table:table-cell>
          <table:table-cell table:style-name="Table2.B2" office:value-type="string">
            <text:p text:style-name="Table_20_Contents">for( i = 0, j = 0; i &lt; 10; i++, j++ ) ...</text:p>
          </table:table-cell>
          <table:table-cell table:style-name="Table2.E2" office:value-type="string">
            <text:p text:style-name="Table_20_Contents">left to right</text:p>
          </table:table-cell>
        </table:table-row>
      </table:table>
      <text:p text:style-name="P58"/>
      <text:h text:style-name="Heading_20_1" text:outline-level="1"><text:bookmark-start text:name="__RefHeading__15060_1508905440"/>C. Format <text:span text:style-name="T86">Karakter dan Rangkaian Keluar (printf)</text:span><text:bookmark-end text:name="__RefHeading__15060_1508905440"/></text:h>
      <text:p text:style-name="P85"/>
      <table:table table:name="Table4" table:style-name="Table4">
        <table:table-column table:style-name="Table4.A" table:number-columns-repeated="2"/>
        <table:table-row>
          <table:table-cell table:style-name="Table4.A1" office:value-type="string">
            <text:p text:style-name="P128"><text:span text:style-name="T31">%c</text:span><text:span text:style-name="T33"> untuk char</text:span></text:p>
          </table:table-cell>
          <table:table-cell table:style-name="Table4.A1" office:value-type="string">
            <text:p text:style-name="P128"><text:span text:style-name="T31">\n</text:span><text:span text:style-name="T33"> untuk ganti baris</text:span></text:p>
          </table:table-cell>
        </table:table-row>
        <table:table-row>
          <table:table-cell table:style-name="Table4.A1" office:value-type="string">
            <text:p text:style-name="P128"><text:span text:style-name="T31">%d </text:span><text:span text:style-name="T33">untuk int (double)</text:span></text:p>
          </table:table-cell>
          <table:table-cell table:style-name="Table4.A1" office:value-type="string">
            <text:p text:style-name="P128"><text:span text:style-name="T31">\</text:span><text:span text:style-name="T32">'</text:span><text:span text:style-name="T31"> </text:span><text:span text:style-name="T33">untuk single quote</text:span></text:p>
          </table:table-cell>
        </table:table-row>
        <table:table-row>
          <table:table-cell table:style-name="Table4.A1" office:value-type="string">
            <text:p text:style-name="P128"><text:span text:style-name="T31">%f</text:span><text:span text:style-name="T33"> untuk float</text:span></text:p>
          </table:table-cell>
          <table:table-cell table:style-name="Table4.A1" office:value-type="string">
            <text:p text:style-name="P129">\” untuk double quote</text:p>
          </table:table-cell>
        </table:table-row>
        <table:table-row>
          <table:table-cell table:style-name="Table4.A1" office:value-type="string">
            <text:p text:style-name="P128"><text:span text:style-name="T31">%lld</text:span><text:span text:style-name="T33"> untuk long long</text:span></text:p>
          </table:table-cell>
          <table:table-cell table:style-name="Table4.A1" office:value-type="string">
            <text:p text:style-name="P128"><text:span text:style-name="T31">\\</text:span><text:span text:style-name="T33"> untuk backslash</text:span></text:p>
          </table:table-cell>
        </table:table-row>
        <table:table-row>
          <table:table-cell table:style-name="Table4.A1" office:value-type="string">
            <text:p text:style-name="P128"><text:span text:style-name="T31">%s </text:span><text:span text:style-name="T33">untuk string</text:span></text:p>
          </table:table-cell>
          <table:table-cell table:style-name="Table4.A1" office:value-type="string">
            <text:p text:style-name="P128"><text:span text:style-name="T31">\0</text:span><text:span text:style-name="T33"> untuk terminator nol (kosong)</text:span></text:p>
          </table:table-cell>
        </table:table-row>
        <table:table-row>
          <table:table-cell table:style-name="Table4.A6" office:value-type="string">
            <text:p text:style-name="P153">%<text:span text:style-name="T92">i untuk integer</text:span></text:p>
          </table:table-cell>
          <table:table-cell table:style-name="Table4.A6" office:value-type="string">
            <text:p text:style-name="P154">\r untuk pindah kursor</text:p>
          </table:table-cell>
        </table:table-row>
        <table:table-row>
          <table:table-cell table:style-name="Table4.A6" office:value-type="string">
            <text:p text:style-name="P153"/>
          </table:table-cell>
          <table:table-cell table:style-name="Table4.A6" office:value-type="string">
            <text:p text:style-name="P154">\t untuk tab</text:p>
          </table:table-cell>
        </table:table-row>
      </table:table>
      <text:p text:style-name="P152"/>
      <text:h text:style-name="P200" text:outline-level="1"><text:bookmark-start text:name="__RefHeading__10423_1285145106"/>D. Format Lembar Kendali Log book<text:bookmark-end text:name="__RefHeading__10423_1285145106"/></text:h>
      <text:p text:style-name="P87">(di tulis tangan pada halaman pertama log book, buku tulis)</text:p>
      <text:p text:style-name="P87"/>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3" office:value-type="string">
            <text:p text:style-name="P150">Praktikum Pemrograman Komputer</text:p>
          </table:table-cell>
          <table:covered-table-cell/>
          <table:covered-table-cell/>
          <table:table-cell table:style-name="Table5.D1" table:number-rows-spanned="3" office:value-type="string">
            <text:p text:style-name="P150">Foto</text:p>
          </table:table-cell>
        </table:table-row>
        <table:table-row>
          <table:table-cell table:style-name="Table5.A9" office:value-type="string">
            <text:p text:style-name="P149">Nama</text:p>
          </table:table-cell>
          <table:table-cell table:style-name="Table5.B2" table:number-columns-spanned="2" office:value-type="string">
            <text:p text:style-name="Table_20_Contents"/>
          </table:table-cell>
          <table:covered-table-cell/>
          <table:covered-table-cell/>
        </table:table-row>
        <table:table-row>
          <table:table-cell table:style-name="Table5.A9" office:value-type="string">
            <text:p text:style-name="P149">NRP</text:p>
          </table:table-cell>
          <table:table-cell table:style-name="Table5.B3" table:number-columns-spanned="2" office:value-type="string">
            <text:p text:style-name="Table_20_Contents"/>
          </table:table-cell>
          <table:covered-table-cell/>
          <table:covered-table-cell/>
        </table:table-row>
        <table:table-row>
          <table:table-cell table:style-name="Table5.A9" office:value-type="string">
            <text:p text:style-name="P150">Modul ke-</text:p>
          </table:table-cell>
          <table:table-cell table:style-name="Table5.B9" office:value-type="string">
            <text:p text:style-name="P150">Hari / Tanggal</text:p>
          </table:table-cell>
          <table:table-cell table:style-name="Table5.C4" office:value-type="string">
            <text:p text:style-name="P150">Tanda tangan</text:p>
          </table:table-cell>
          <table:table-cell table:style-name="Table5.D4" office:value-type="string">
            <text:p text:style-name="P150">Keterangan</text:p>
          </table:table-cell>
        </table:table-row>
        <table:table-row>
          <table:table-cell table:style-name="Table5.A9" office:value-type="string">
            <text:p text:style-name="Table_20_Contents"/>
          </table:table-cell>
          <table:table-cell table:style-name="Table5.B9" office:value-type="string">
            <text:p text:style-name="Table_20_Contents"/>
          </table:table-cell>
          <table:table-cell table:style-name="Table5.C9" office:value-type="string">
            <text:p text:style-name="Table_20_Contents"/>
          </table:table-cell>
          <table:table-cell table:style-name="Table5.D9" office:value-type="string">
            <text:p text:style-name="Table_20_Contents"/>
          </table:table-cell>
        </table:table-row>
        <table:table-row>
          <table:table-cell table:style-name="Table5.A9" office:value-type="string">
            <text:p text:style-name="Table_20_Contents"/>
          </table:table-cell>
          <table:table-cell table:style-name="Table5.B9" office:value-type="string">
            <text:p text:style-name="Table_20_Contents"/>
          </table:table-cell>
          <table:table-cell table:style-name="Table5.C9" office:value-type="string">
            <text:p text:style-name="Table_20_Contents"/>
          </table:table-cell>
          <table:table-cell table:style-name="Table5.D9" office:value-type="string">
            <text:p text:style-name="Table_20_Contents"/>
          </table:table-cell>
        </table:table-row>
        <table:table-row>
          <table:table-cell table:style-name="Table5.A9" office:value-type="string">
            <text:p text:style-name="Table_20_Contents"/>
          </table:table-cell>
          <table:table-cell table:style-name="Table5.B9" office:value-type="string">
            <text:p text:style-name="Table_20_Contents"/>
          </table:table-cell>
          <table:table-cell table:style-name="Table5.C9" office:value-type="string">
            <text:p text:style-name="Table_20_Contents"/>
          </table:table-cell>
          <table:table-cell table:style-name="Table5.D9" office:value-type="string">
            <text:p text:style-name="Table_20_Contents"/>
          </table:table-cell>
        </table:table-row>
        <table:table-row>
          <table:table-cell table:style-name="Table5.A9" office:value-type="string">
            <text:p text:style-name="Table_20_Contents"/>
          </table:table-cell>
          <table:table-cell table:style-name="Table5.B9" office:value-type="string">
            <text:p text:style-name="Table_20_Contents"/>
          </table:table-cell>
          <table:table-cell table:style-name="Table5.C9" office:value-type="string">
            <text:p text:style-name="Table_20_Contents"/>
          </table:table-cell>
          <table:table-cell table:style-name="Table5.D9" office:value-type="string">
            <text:p text:style-name="Table_20_Contents"/>
          </table:table-cell>
        </table:table-row>
        <table:table-row>
          <table:table-cell table:style-name="Table5.A9" office:value-type="string">
            <text:p text:style-name="Table_20_Contents"/>
          </table:table-cell>
          <table:table-cell table:style-name="Table5.B9" office:value-type="string">
            <text:p text:style-name="Table_20_Contents"/>
          </table:table-cell>
          <table:table-cell table:style-name="Table5.C9" office:value-type="string">
            <text:p text:style-name="Table_20_Contents"/>
          </table:table-cell>
          <table:table-cell table:style-name="Table5.D9" office:value-type="string">
            <text:p text:style-name="Table_20_Contents"/>
          </table:table-cell>
        </table:table-row>
      </table:table>
      <text:p text:style-name="P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1" svg:font-family="'Courier New'"/>
    <style:font-face style:name="Ubuntu" svg:font-family="Ubuntu"/>
    <style:font-face style:name="Ubuntu Light" svg:font-family="'Ubuntu Light'"/>
    <style:font-face style:name="DejaVu Sans1" svg:font-family="'DejaVu 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Ubuntu Light1" svg:font-family="'Ubuntu Light'" style:font-adornments="Light"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Ubuntu Light" fo:font-size="12pt" fo:language="en" fo:country="US" style:letter-kerning="true" style:font-name-asian="Droid Sans Fallback" style:font-size-asian="10.5pt" style:language-asian="zh" style:country-asian="CN"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Ubuntu Light" fo:font-size="12pt" fo:language="en" fo:country="US" style:letter-kerning="true" style:font-name-asian="Droid Sans Fallback" style:font-size-asian="10.5pt" style:language-asian="zh" style:country-asian="CN"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Ubuntu" fo:font-family="Ubuntu"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Ubuntu Light" fo:font-family="'Ubuntu Light'"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Ubuntu Light" fo:font-family="'Ubuntu Light'"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Ubuntu Light" fo:font-family="'Ubuntu Light'" style:font-size-asian="12pt" style:font-name-complex="DejaVu Sans1" style:font-family-complex="'DejaVu 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3T13:03:31.377312495</meta:creation-date>
    <dc:date>2016-03-03T18:32:00.459273646</dc:date>
    <meta:editing-duration>PT7H21M28S</meta:editing-duration>
    <meta:editing-cycles>306</meta:editing-cycles>
    <meta:generator>LibreOffice/4.2.8.2$Linux_X86_64 LibreOffice_project/420m0$Build-2</meta:generator>
    <dc:creator>bagustris </dc:creator>
    <meta:document-statistic meta:table-count="5" meta:image-count="0" meta:object-count="0" meta:page-count="30" meta:paragraph-count="995" meta:word-count="3585" meta:character-count="22672" meta:non-whitespace-character-count="18252"/>
  </office:meta>
</office:document-meta>
</file>